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E00000010A4F38A8CC1626D2FB.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4" style:family="table">
      <style:table-properties style:width="5.9076in" table:align="margins"/>
    </style:style>
    <style:style style:name="Tabla4.A" style:family="table-column">
      <style:table-column-properties style:column-width="2.9535in" style:rel-column-width="32767*"/>
    </style:style>
    <style:style style:name="Tabla4.B" style:family="table-column">
      <style:table-column-properties style:column-width="2.9542in" style:rel-column-width="32768*"/>
    </style:style>
    <style:style style:name="Tabla4.A1" style:family="table-cell">
      <style:table-cell-properties style:vertical-align="middle" fo:background-color="#66ffff" fo:padding="0.0382in" fo:border-left="1.75pt solid #000000" fo:border-right="none" fo:border-top="1.75pt solid #000000" fo:border-bottom="1.75pt solid #000000">
        <style:background-image/>
      </style:table-cell-properties>
    </style:style>
    <style:style style:name="Tabla4.B1" style:family="table-cell">
      <style:table-cell-properties style:vertical-align="middle" fo:background-color="#99ffff" fo:padding="0.0382in" fo:border="1.75pt solid #000000">
        <style:background-image/>
      </style:table-cell-properties>
    </style:style>
    <style:style style:name="Tabla4.A2" style:family="table-cell">
      <style:table-cell-properties style:vertical-align="middle" fo:background-color="#ffffff" fo:padding="0.0382in" fo:border-left="1.75pt solid #000000" fo:border-right="none" fo:border-top="none" fo:border-bottom="1.75pt solid #000000">
        <style:background-image/>
      </style:table-cell-properties>
    </style:style>
    <style:style style:name="Tabla4.B2" style:family="table-cell">
      <style:table-cell-properties style:vertical-align="middle" fo:background-color="#ffffff" fo:padding="0.0382in" fo:border-left="1.75pt solid #000000" fo:border-right="1.75pt solid #000000" fo:border-top="none" fo:border-bottom="1.75pt solid #000000">
        <style:background-image/>
      </style:table-cell-properties>
    </style:style>
    <style:style style:name="Tabla4.A7" style:family="table-cell">
      <style:table-cell-properties style:vertical-align="middle" fo:background-color="#99ffff" fo:padding="0.0382in" fo:border-left="1.75pt solid #000000" fo:border-right="none" fo:border-top="none" fo:border-bottom="1.75pt solid #000000">
        <style:background-image/>
      </style:table-cell-properties>
    </style:style>
    <style:style style:name="Tabla4.B7" style:family="table-cell">
      <style:table-cell-properties style:vertical-align="middle" fo:background-color="#99ffff" fo:padding="0.0382in" fo:border-left="1.75pt solid #000000" fo:border-right="1.75pt solid #000000" fo:border-top="none" fo:border-bottom="1.75pt solid #000000">
        <style:background-image/>
      </style:table-cell-properties>
    </style:style>
    <style:style style:name="Tabla5" style:family="table">
      <style:table-properties style:width="5.9076in" table:align="margins"/>
    </style:style>
    <style:style style:name="Tabla5.A" style:family="table-column">
      <style:table-column-properties style:column-width="2.9535in" style:rel-column-width="32767*"/>
    </style:style>
    <style:style style:name="Tabla5.B" style:family="table-column">
      <style:table-column-properties style:column-width="2.9542in" style:rel-column-width="32768*"/>
    </style:style>
    <style:style style:name="Tabla5.A1" style:family="table-cell">
      <style:table-cell-properties style:vertical-align="middle" fo:background-color="#ffffff" fo:padding="0.0382in" fo:border-left="1.75pt solid #000000" fo:border-right="none" fo:border-top="1.75pt solid #000000" fo:border-bottom="1.75pt solid #000000">
        <style:background-image/>
      </style:table-cell-properties>
    </style:style>
    <style:style style:name="Tabla5.B1" style:family="table-cell">
      <style:table-cell-properties style:vertical-align="middle" fo:background-color="#ffffff" fo:padding="0.0382in" fo:border="1.75pt solid #000000">
        <style:background-image/>
      </style:table-cell-properties>
    </style:style>
    <style:style style:name="Tabla5.A2" style:family="table-cell">
      <style:table-cell-properties style:vertical-align="middle" fo:background-color="#ffffff" fo:padding="0.0382in" fo:border-left="1.75pt solid #000000" fo:border-right="none" fo:border-top="none" fo:border-bottom="1.75pt solid #000000">
        <style:background-image/>
      </style:table-cell-properties>
    </style:style>
    <style:style style:name="Tabla5.B2" style:family="table-cell">
      <style:table-cell-properties style:vertical-align="middle" fo:background-color="#ffffff" fo:padding="0.0382in" fo:border-left="1.75pt solid #000000" fo:border-right="1.75pt solid #000000" fo:border-top="none" fo:border-bottom="1.75pt solid #000000">
        <style:background-image/>
      </style:table-cell-properties>
    </style:style>
    <style:style style:name="Tabla5.5" style:family="table-row">
      <style:table-row-properties style:min-row-height="0.3486in"/>
    </style:style>
    <style:style style:name="Tabla6" style:family="table">
      <style:table-properties style:width="5.9056in" fo:margin-left="-0.0007in" fo:margin-top="0in" fo:margin-bottom="0in" table:align="left" style:writing-mode="lr-tb"/>
    </style:style>
    <style:style style:name="Tabla6.A" style:family="table-column">
      <style:table-column-properties style:column-width="2.9521in"/>
    </style:style>
    <style:style style:name="Tabla6.B" style:family="table-column">
      <style:table-column-properties style:column-width="2.9535in"/>
    </style:style>
    <style:style style:name="Tabla6.1" style:family="table-row">
      <style:table-row-properties fo:keep-together="auto"/>
    </style:style>
    <style:style style:name="Tabla6.A1" style:family="table-cell">
      <style:table-cell-properties fo:background-color="#ffffff" fo:padding-left="0.0375in" fo:padding-right="0.0382in" fo:padding-top="0.0382in" fo:padding-bottom="0.0382in" fo:border="0.25pt solid #000001">
        <style:background-image/>
      </style:table-cell-properties>
    </style:style>
    <style:style style:name="P1" style:family="paragraph" style:parent-style-name="Standard">
      <style:paragraph-properties fo:line-height="150%" fo:text-align="start" style:justify-single-word="false"/>
      <style:text-properties style:font-name="Arial1" fo:font-size="14pt" fo:font-weight="bold" officeooo:rsid="0010203a" officeooo:paragraph-rsid="0002bf73" style:font-size-asian="14pt" style:font-weight-asian="bold" style:font-size-complex="14pt" style:font-weight-complex="bold"/>
    </style:style>
    <style:style style:name="P2" style:family="paragraph" style:parent-style-name="Standard">
      <style:paragraph-properties fo:line-height="150%" fo:text-align="start" style:justify-single-word="false"/>
      <style:text-properties style:font-name="Arial1" fo:font-size="14pt" fo:font-weight="bold" officeooo:rsid="005e51e0" officeooo:paragraph-rsid="0002bf73" style:font-size-asian="14pt" style:font-weight-asian="bold" style:font-size-complex="14pt" style:font-weight-complex="bold"/>
    </style:style>
    <style:style style:name="P3" style:family="paragraph" style:parent-style-name="Standard">
      <style:paragraph-properties fo:line-height="150%" fo:text-align="justify" style:justify-single-word="false"/>
      <style:text-properties style:font-name="Arial1" fo:font-size="12pt" officeooo:rsid="001ccf54" officeooo:paragraph-rsid="0002cb7c" style:font-size-asian="12pt" style:font-size-complex="12pt"/>
    </style:style>
    <style:style style:name="P4" style:family="paragraph" style:parent-style-name="Standard">
      <style:paragraph-properties fo:line-height="150%"/>
      <style:text-properties style:font-name="Arial1" fo:font-size="12pt" officeooo:rsid="001ccf54" officeooo:paragraph-rsid="0002cb7c" style:font-size-asian="12pt" style:font-size-complex="12pt"/>
    </style:style>
    <style:style style:name="P5" style:family="paragraph" style:parent-style-name="Standard">
      <style:paragraph-properties fo:line-height="150%" fo:text-align="justify" style:justify-single-word="false"/>
      <style:text-properties style:font-name="Arial1" fo:font-size="12pt" officeooo:paragraph-rsid="0002cb7c" style:font-size-asian="12pt" style:font-size-complex="12pt"/>
    </style:style>
    <style:style style:name="P6" style:family="paragraph" style:parent-style-name="Standard">
      <style:paragraph-properties fo:line-height="150%"/>
      <style:text-properties style:font-name="Arial1" fo:font-size="12pt" officeooo:paragraph-rsid="0002cb7c" style:font-size-asian="12pt" style:font-size-complex="12pt"/>
    </style:style>
    <style:style style:name="P7" style:family="paragraph" style:parent-style-name="Standard">
      <style:paragraph-properties fo:line-height="150%"/>
      <style:text-properties style:font-name="Arial" fo:background-color="transparent" style:font-size-asian="10.5pt" loext:shadow="none"/>
    </style:style>
    <style:style style:name="P8" style:family="paragraph" style:parent-style-name="Standard">
      <style:paragraph-properties fo:line-height="150%" fo:text-align="start" style:justify-single-word="false"/>
      <style:text-properties fo:font-variant="normal" fo:text-transform="none" style:font-name="Arial1" fo:font-size="14pt" fo:letter-spacing="normal" fo:font-style="normal" fo:font-weight="bold" officeooo:rsid="005e51e0" officeooo:paragraph-rsid="0002bf73" style:font-size-asian="14pt" style:font-weight-asian="bold" style:font-size-complex="14pt" style:font-weight-complex="bold" loext:padding="0in" loext:border="none"/>
    </style:style>
    <style:style style:name="P9" style:family="paragraph" style:parent-style-name="Standard">
      <style:paragraph-properties fo:line-height="150%" fo:text-align="start" style:justify-single-word="false"/>
      <style:text-properties fo:font-variant="normal" fo:text-transform="none" style:font-name="Arial1" fo:font-size="14pt" fo:letter-spacing="normal" fo:font-style="normal" fo:font-weight="normal" officeooo:rsid="0010203a" officeooo:paragraph-rsid="0002bf73" style:font-size-asian="14pt" style:font-weight-asian="normal" style:font-size-complex="14pt" style:font-weight-complex="normal" loext:padding="0in" loext:border="none"/>
    </style:style>
    <style:style style:name="P10" style:family="paragraph" style:parent-style-name="Footer">
      <style:paragraph-properties fo:text-align="end" style:justify-single-word="false"/>
      <style:text-properties officeooo:rsid="00000f0c" officeooo:paragraph-rsid="00000f0c"/>
    </style:style>
    <style:style style:name="P11" style:family="paragraph" style:parent-style-name="Footer">
      <style:paragraph-properties fo:text-align="end" style:justify-single-word="false"/>
      <style:text-properties style:font-name="Arial1" officeooo:rsid="0000e59a" officeooo:paragraph-rsid="0000e59a"/>
    </style:style>
    <style:style style:name="P12" style:family="paragraph" style:parent-style-name="Standard">
      <style:paragraph-properties fo:line-height="150%" fo:text-align="start" style:justify-single-word="false" style:shadow="none">
        <style:tab-stops/>
      </style:paragraph-properties>
      <style:text-properties fo:font-variant="normal" fo:text-transform="none" fo:color="#000000" style:font-name="Arial1" fo:font-size="14pt" fo:letter-spacing="normal" fo:font-style="normal" fo:font-weight="bold" officeooo:rsid="0011bcd1" officeooo:paragraph-rsid="0002bf73" fo:background-color="transparent" style:font-size-asian="14pt" style:font-weight-asian="bold" style:font-size-complex="14pt" style:font-weight-complex="bold" loext:padding="0in" loext:border="none" loext:shadow="none"/>
    </style:style>
    <style:style style:name="P13" style:family="paragraph" style:parent-style-name="Standard">
      <style:paragraph-properties fo:line-height="150%" fo:text-align="start" style:justify-single-word="false" style:shadow="none">
        <style:tab-stops/>
      </style:paragraph-properties>
      <style:text-properties style:font-name="Arial1" fo:font-size="12pt" fo:font-weight="normal" officeooo:rsid="00247d42" officeooo:paragraph-rsid="0002cb7c" style:font-size-asian="10.5pt" style:font-weight-asian="normal" style:font-size-complex="12pt" style:font-weight-complex="normal"/>
    </style:style>
    <style:style style:name="P14"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247d42" officeooo:paragraph-rsid="0002cb7c" style:font-size-asian="10.5pt" style:font-weight-asian="normal" style:font-size-complex="12pt" style:font-weight-complex="normal"/>
    </style:style>
    <style:style style:name="P15"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641b7a" officeooo:paragraph-rsid="0002cb7c" style:font-size-asian="10.5pt" style:font-weight-asian="normal" style:font-size-complex="12pt" style:font-weight-complex="normal"/>
    </style:style>
    <style:style style:name="P16"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273136" officeooo:paragraph-rsid="0002cb7c" style:font-size-asian="10.5pt" style:font-weight-asian="normal" style:font-size-complex="12pt" style:font-weight-complex="normal"/>
    </style:style>
    <style:style style:name="P17" style:family="paragraph" style:parent-style-name="Standard">
      <style:paragraph-properties fo:line-height="150%" fo:text-align="center" style:justify-single-word="false" style:shadow="none">
        <style:tab-stops/>
      </style:paragraph-properties>
      <style:text-properties style:font-name="Arial1" fo:font-size="12pt" fo:font-weight="normal" officeooo:rsid="0028bd7c" officeooo:paragraph-rsid="0002cb7c"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shadow="none">
        <style:tab-stops/>
      </style:paragraph-properties>
      <style:text-properties style:font-name="Arial1" fo:font-size="12pt" fo:font-weight="normal" officeooo:rsid="004e0bf5" officeooo:paragraph-rsid="0002cb7c"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4e0bf5" officeooo:paragraph-rsid="0002cb7c"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shadow="none">
        <style:tab-stops/>
      </style:paragraph-properties>
      <style:text-properties style:font-name="Arial1" fo:font-size="12pt" fo:font-style="italic" fo:font-weight="normal" officeooo:rsid="004e0bf5" officeooo:paragraph-rsid="0002cb7c" style:font-size-asian="12pt" style:font-style-asian="italic" style:font-weight-asian="normal" style:font-size-complex="12pt" style:font-style-complex="italic" style:font-weight-complex="normal"/>
    </style:style>
    <style:style style:name="P21" style:family="paragraph" style:parent-style-name="Standard">
      <style:paragraph-properties fo:line-height="150%" fo:text-align="center" style:justify-single-word="false" style:shadow="none">
        <style:tab-stops/>
      </style:paragraph-properties>
      <style:text-properties style:font-name="Arial1" fo:font-size="12pt" fo:font-weight="bold" officeooo:rsid="0028bd7c" officeooo:paragraph-rsid="0002cb7c" style:font-size-asian="10.5pt" style:font-weight-asian="bold" style:font-size-complex="12pt" style:font-weight-complex="bold"/>
    </style:style>
    <style:style style:name="P22" style:family="paragraph" style:parent-style-name="Standard">
      <style:paragraph-properties fo:line-height="150%" fo:text-align="center" style:justify-single-word="false" style:shadow="none">
        <style:tab-stops/>
      </style:paragraph-properties>
      <style:text-properties style:font-name="Arial1" fo:font-size="14pt" fo:font-weight="bold" officeooo:rsid="00273136" officeooo:paragraph-rsid="0002cb7c" style:font-size-asian="14pt" style:font-weight-asian="bold" style:font-size-complex="14pt" style:font-weight-complex="bold"/>
    </style:style>
    <style:style style:name="P23" style:family="paragraph" style:parent-style-name="Standard">
      <style:paragraph-properties fo:line-height="150%" fo:text-align="center" style:justify-single-word="false" style:shadow="none">
        <style:tab-stops/>
      </style:paragraph-properties>
      <style:text-properties fo:color="#000000" style:font-name="Arial1" fo:font-size="16pt" fo:font-weight="bold" officeooo:rsid="0019ec27" officeooo:paragraph-rsid="0002cb7c" style:font-size-asian="14pt" style:font-weight-asian="bold" style:font-size-complex="16pt" style:font-weight-complex="bold"/>
    </style:style>
    <style:style style:name="P24"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173e4a" officeooo:paragraph-rsid="0002bf73" fo:background-color="transparent" style:font-size-asian="12pt" style:font-weight-asian="normal" style:font-size-complex="12pt" style:font-weight-complex="normal"/>
    </style:style>
    <style:style style:name="P25"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173e4a" officeooo:paragraph-rsid="0002bf73" fo:background-color="transparent" style:font-size-asian="12pt" style:font-weight-asian="normal" style:font-size-complex="12pt" style:font-weight-complex="normal"/>
    </style:style>
    <style:style style:name="P26"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379662" officeooo:paragraph-rsid="0002bf73" fo:background-color="transparent" style:font-size-asian="12pt" style:font-weight-asian="normal" style:font-size-complex="12pt" style:font-weight-complex="normal"/>
    </style:style>
    <style:style style:name="P27"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2f328" officeooo:paragraph-rsid="0002bf73" fo:background-color="transparent"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6dafe" officeooo:paragraph-rsid="0002bf73" fo:background-color="transparent" style:font-size-asian="12pt" style:font-weight-asian="normal" style:font-size-complex="12pt" style:font-weight-complex="normal"/>
    </style:style>
    <style:style style:name="P29"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b466f" officeooo:paragraph-rsid="0002bf73" fo:background-color="transparent" style:font-size-asian="12pt" style:font-weight-asian="normal" style:font-size-complex="12pt" style:font-weight-complex="normal"/>
    </style:style>
    <style:style style:name="P30"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2bf73" fo:background-color="transparent" style:font-size-asian="12pt" style:font-weight-asian="normal" style:font-size-complex="12pt" style:font-weight-complex="normal"/>
    </style:style>
    <style:style style:name="P31"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2bf73" fo:background-color="transparent" style:font-size-asian="12pt" style:font-weight-asian="normal" style:font-size-complex="12pt" style:font-weight-complex="normal" loext:shadow="none"/>
    </style:style>
    <style:style style:name="P32"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641b7a" officeooo:paragraph-rsid="0002cb7c" style:font-size-asian="10.5pt" style:font-weight-asian="normal" style:font-size-complex="12pt" style:font-weight-complex="normal"/>
    </style:style>
    <style:style style:name="P33"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641b7a" officeooo:paragraph-rsid="0002cb7c" style:font-size-asian="12.25pt" style:font-weight-asian="bold" style:font-size-complex="14pt" style:font-weight-complex="bold"/>
    </style:style>
    <style:style style:name="P34" style:family="paragraph" style:parent-style-name="Standard">
      <style:paragraph-properties fo:line-height="150%" fo:text-align="justify" style:justify-single-word="false" style:shadow="none">
        <style:tab-stops/>
      </style:paragraph-properties>
      <style:text-properties officeooo:paragraph-rsid="0002cb7c"/>
    </style:style>
    <style:style style:name="P35" style:family="paragraph" style:parent-style-name="Standard">
      <style:paragraph-properties fo:line-height="150%" fo:text-align="justify" style:justify-single-word="false" style:shadow="none">
        <style:tab-stops/>
      </style:paragraph-properties>
      <style:text-properties officeooo:rsid="004e0bf5" officeooo:paragraph-rsid="0002cb7c"/>
    </style:style>
    <style:style style:name="P36" style:family="paragraph" style:parent-style-name="Standard">
      <style:paragraph-properties fo:line-height="150%" fo:text-align="center" style:justify-single-word="false" fo:break-before="page"/>
      <style:text-properties style:font-name="Arial1" fo:font-size="16pt" style:text-underline-style="solid" style:text-underline-width="auto" style:text-underline-color="font-color" fo:font-weight="bold" officeooo:rsid="0010203a" officeooo:paragraph-rsid="0002bf73" style:font-size-asian="16pt" style:font-weight-asian="bold" style:font-size-complex="16pt" style:font-weight-complex="bold"/>
    </style:style>
    <style:style style:name="P37" style:family="paragraph" style:parent-style-name="Standard">
      <style:paragraph-properties fo:margin-top="0in" fo:margin-bottom="0.111in" loext:contextual-spacing="false" fo:line-height="150%" fo:text-align="start" style:justify-single-word="false" style:shadow="none">
        <style:tab-stops/>
      </style:paragraph-properties>
      <style:text-properties style:font-name="Arial1" fo:font-size="12pt" fo:font-weight="normal" officeooo:rsid="004e0bf5" officeooo:paragraph-rsid="0002cb7c" style:font-size-asian="12pt" style:font-weight-asian="normal" style:font-size-complex="12pt" style:font-weight-complex="normal"/>
    </style:style>
    <style:style style:name="P38" style:family="paragraph" style:parent-style-name="normal">
      <style:paragraph-properties fo:margin-top="0in" fo:margin-bottom="0.111in" loext:contextual-spacing="false" fo:line-height="150%" fo:text-align="center" style:justify-single-word="false"/>
      <style:text-properties style:font-name="Arial1" fo:font-size="12pt" officeooo:paragraph-rsid="0002cb7c" style:font-size-asian="12pt" style:font-size-complex="12pt"/>
    </style:style>
    <style:style style:name="P39" style:family="paragraph" style:parent-style-name="normal">
      <style:paragraph-properties fo:margin-top="0in" fo:margin-bottom="0.111in" loext:contextual-spacing="false" fo:line-height="150%" fo:text-align="justify" style:justify-single-word="false"/>
      <style:text-properties style:font-name="Arial1" fo:font-size="12pt" officeooo:paragraph-rsid="0002cb7c" style:font-size-asian="12pt" style:font-size-complex="12pt"/>
    </style:style>
    <style:style style:name="P40" style:family="paragraph" style:parent-style-name="normal">
      <style:paragraph-properties fo:margin-top="0in" fo:margin-bottom="0.111in" loext:contextual-spacing="false" fo:line-height="150%"/>
      <style:text-properties style:font-name="Arial1" fo:font-size="12pt" officeooo:paragraph-rsid="0002cb7c" style:font-size-asian="12pt" style:font-size-complex="12pt"/>
    </style:style>
    <style:style style:name="P41" style:family="paragraph" style:parent-style-name="normal">
      <style:paragraph-properties fo:margin-top="0in" fo:margin-bottom="0.111in" loext:contextual-spacing="false" fo:line-height="150%"/>
      <style:text-properties fo:color="#0000ff" style:font-name="Arial1" fo:font-size="12pt" officeooo:paragraph-rsid="0002cb7c" style:font-size-asian="12pt" style:font-size-complex="12pt"/>
    </style:style>
    <style:style style:name="P42" style:family="paragraph" style:parent-style-name="Standard">
      <style:paragraph-properties fo:line-height="150%" fo:text-align="center" style:justify-single-word="false" style:shadow="none">
        <style:tab-stops/>
      </style:paragraph-properties>
      <style:text-properties fo:color="#000000" style:font-name="Arial1" fo:font-size="16pt" fo:font-weight="bold" officeooo:rsid="0019ec27" officeooo:paragraph-rsid="0002bf73" fo:background-color="transparent" style:font-size-asian="16pt" style:font-weight-asian="bold" style:font-size-complex="16pt" style:font-weight-complex="bold"/>
    </style:style>
    <style:style style:name="P43" style:family="paragraph" style:parent-style-name="Standard">
      <style:paragraph-properties fo:line-height="150%" fo:text-align="center" style:justify-single-word="false" style:shadow="none">
        <style:tab-stops/>
      </style:paragraph-properties>
      <style:text-properties fo:color="#000000" style:font-name="Arial1" fo:font-size="16pt" fo:font-weight="bold" officeooo:rsid="001bc854" officeooo:paragraph-rsid="00103d32" fo:background-color="transparent" style:font-size-asian="16pt" style:font-weight-asian="bold" style:font-size-complex="16pt" style:font-weight-complex="bold" loext:shadow="none"/>
    </style:style>
    <style:style style:name="P44"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1ccf54" officeooo:paragraph-rsid="0002cb7c" fo:background-color="transparent" style:font-size-asian="12pt" style:font-weight-asian="normal" style:font-size-complex="12pt" style:font-weight-complex="normal" loext:shadow="none"/>
    </style:style>
    <style:style style:name="P45" style:family="paragraph" style:parent-style-name="Standard">
      <style:paragraph-properties fo:line-height="150%" fo:text-align="center" style:justify-single-word="false" style:shadow="none">
        <style:tab-stops/>
      </style:paragraph-properties>
      <style:text-properties style:font-name="Arial1" fo:font-size="12pt" fo:font-style="normal" style:text-underline-style="solid" style:text-underline-width="auto" style:text-underline-color="font-color" fo:font-weight="normal" officeooo:rsid="005e51e0" officeooo:paragraph-rsid="0002cb7c" style:font-size-asian="10.5pt" style:font-style-asian="normal" style:font-weight-asian="normal" style:font-size-complex="12pt" style:font-style-complex="normal" style:font-weight-complex="normal"/>
    </style:style>
    <style:style style:name="P46"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2ab504" officeooo:paragraph-rsid="00103d32" style:font-size-asian="10.5pt" style:font-weight-asian="normal" style:font-size-complex="12pt" style:font-weight-complex="normal"/>
    </style:style>
    <style:style style:name="P47"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33e04d" officeooo:paragraph-rsid="00103d32" style:font-size-asian="10.5pt" style:font-weight-asian="normal" style:font-size-complex="12pt" style:font-weight-complex="normal"/>
    </style:style>
    <style:style style:name="P48"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35c283" officeooo:paragraph-rsid="00103d32" style:font-size-asian="10.5pt" style:font-weight-asian="normal" style:font-size-complex="12pt" style:font-weight-complex="normal"/>
    </style:style>
    <style:style style:name="P49" style:family="paragraph" style:parent-style-name="Standard">
      <style:paragraph-properties fo:line-height="150%" fo:text-align="justify" style:justify-single-word="false" style:shadow="none">
        <style:tab-stops/>
      </style:paragraph-properties>
      <style:text-properties style:font-name="Arial1" fo:font-size="12pt" fo:font-weight="normal" officeooo:rsid="005cae48" officeooo:paragraph-rsid="00103d32" style:font-size-asian="10.5pt" style:font-weight-asian="normal" style:font-size-complex="12pt" style:font-weight-complex="normal"/>
    </style:style>
    <style:style style:name="P50" style:family="paragraph" style:parent-style-name="Standard">
      <style:paragraph-properties fo:line-height="150%" fo:text-align="start" style:justify-single-word="false" style:shadow="none">
        <style:tab-stops/>
      </style:paragraph-properties>
      <style:text-properties style:font-name="Arial1" fo:font-size="12pt" fo:font-weight="normal" officeooo:rsid="005cc2a6" officeooo:paragraph-rsid="00103d32" style:font-size-asian="10.5pt" style:font-weight-asian="normal" style:font-size-complex="12pt" style:font-weight-complex="normal"/>
    </style:style>
    <style:style style:name="P51" style:family="paragraph" style:parent-style-name="Standard">
      <style:paragraph-properties fo:line-height="150%" fo:text-align="center" style:justify-single-word="false" style:shadow="none">
        <style:tab-stops/>
      </style:paragraph-properties>
      <style:text-properties style:font-name="Arial1" fo:font-size="16pt" fo:font-weight="bold" officeooo:rsid="002ab504" officeooo:paragraph-rsid="00103d32" style:font-size-asian="14pt" style:font-weight-asian="bold" style:font-size-complex="16pt" style:font-weight-complex="bold"/>
    </style:style>
    <style:style style:name="P52" style:family="paragraph" style:parent-style-name="Standard">
      <style:paragraph-properties fo:line-height="150%" fo:text-align="center" style:justify-single-word="false" style:shadow="none">
        <style:tab-stops/>
      </style:paragraph-properties>
      <style:text-properties style:font-name="Arial1" fo:font-size="16pt" fo:font-weight="bold" officeooo:rsid="002d1492" officeooo:paragraph-rsid="00103d32" style:font-size-asian="16pt" style:font-weight-asian="bold" style:font-size-complex="16pt" style:font-weight-complex="bold"/>
    </style:style>
    <style:style style:name="P53" style:family="paragraph" style:parent-style-name="Standard">
      <style:paragraph-properties fo:line-height="150%" fo:text-align="justify" style:justify-single-word="false" style:shadow="none">
        <style:tab-stops/>
      </style:paragraph-properties>
      <style:text-properties style:font-name="Arial1" fo:font-size="16pt" fo:font-weight="bold" officeooo:rsid="001bc854" officeooo:paragraph-rsid="00103d32" style:font-size-asian="16pt" style:font-weight-asian="bold" style:font-size-complex="16pt" style:font-weight-complex="bold"/>
    </style:style>
    <style:style style:name="P54" style:family="paragraph" style:parent-style-name="Standard">
      <style:paragraph-properties fo:line-height="150%" fo:text-align="center" style:justify-single-word="false" style:shadow="none">
        <style:tab-stops/>
      </style:paragraph-properties>
      <style:text-properties style:font-name="Arial1" fo:font-size="16pt" fo:font-weight="bold" officeooo:rsid="005cc2a6" officeooo:paragraph-rsid="00103d32" style:font-size-asian="16pt" style:font-weight-asian="bold" style:font-size-complex="16pt" style:font-weight-complex="bold"/>
    </style:style>
    <style:style style:name="P55" style:family="paragraph" style:parent-style-name="Standard">
      <style:paragraph-properties fo:line-height="150%" fo:text-align="start" style:justify-single-word="false" style:shadow="none">
        <style:tab-stops/>
      </style:paragraph-properties>
      <style:text-properties fo:font-variant="normal" fo:text-transform="none" fo:color="#000000" style:font-name="Arial1" fo:font-size="12pt" fo:letter-spacing="normal" fo:font-style="normal" fo:font-weight="normal" officeooo:rsid="002ac6c2" officeooo:paragraph-rsid="00103d32" style:font-size-asian="12pt" style:font-weight-asian="normal" style:font-size-complex="12pt" style:font-weight-complex="normal"/>
    </style:style>
    <style:style style:name="P56" style:family="paragraph" style:parent-style-name="Standard">
      <style:paragraph-properties fo:line-height="150%" fo:text-align="justify" style:justify-single-word="false" style:shadow="none">
        <style:tab-stops/>
      </style:paragraph-properties>
      <style:text-properties fo:font-variant="normal" fo:text-transform="none" fo:color="#000000" style:font-name="Arial1" fo:font-size="12pt" fo:letter-spacing="normal" fo:font-style="normal" fo:font-weight="normal" officeooo:rsid="002c67fb" officeooo:paragraph-rsid="00103d32" style:font-size-asian="12pt" style:font-weight-asian="normal" style:font-size-complex="12pt" style:font-weight-complex="normal"/>
    </style:style>
    <style:style style:name="P57" style:family="paragraph" style:parent-style-name="Standard">
      <style:paragraph-properties fo:line-height="150%" fo:text-align="start" style:justify-single-word="false" style:shadow="none">
        <style:tab-stops/>
      </style:paragraph-properties>
      <style:text-properties fo:font-variant="normal" fo:text-transform="none" fo:color="#000000" style:font-name="Arial1" fo:font-size="12pt" fo:letter-spacing="normal" fo:font-style="normal" fo:font-weight="normal" officeooo:rsid="002d1492" officeooo:paragraph-rsid="00103d32" style:font-size-asian="12pt" style:font-weight-asian="normal" style:font-size-complex="12pt" style:font-weight-complex="normal"/>
    </style:style>
    <style:style style:name="P58" style:family="paragraph" style:parent-style-name="Standard">
      <style:paragraph-properties fo:line-height="150%" fo:text-align="justify" style:justify-single-word="false" style:shadow="none">
        <style:tab-stops/>
      </style:paragraph-properties>
      <style:text-properties fo:font-variant="normal" fo:text-transform="none" fo:color="#000000" style:font-name="Arial1" fo:font-size="12pt" fo:letter-spacing="normal" fo:font-style="normal" fo:font-weight="normal" officeooo:rsid="002d1492" officeooo:paragraph-rsid="00103d32" style:font-size-asian="12pt" style:font-weight-asian="normal" style:font-size-complex="12pt" style:font-weight-complex="normal"/>
    </style:style>
    <style:style style:name="P59" style:family="paragraph" style:parent-style-name="Standard">
      <style:paragraph-properties fo:line-height="150%" fo:text-align="justify" style:justify-single-word="false" style:shadow="none">
        <style:tab-stops/>
      </style:paragraph-properties>
      <style:text-properties fo:font-variant="normal" fo:text-transform="none" fo:color="#000000" style:font-name="Arial1" fo:font-size="12pt" fo:letter-spacing="normal" fo:font-style="normal" style:text-underline-style="solid" style:text-underline-width="auto" style:text-underline-color="font-color" fo:font-weight="bold" officeooo:rsid="002bc148" officeooo:paragraph-rsid="00103d32" style:font-size-asian="12pt" style:font-weight-asian="bold" style:font-size-complex="12pt" style:font-weight-complex="bold"/>
    </style:style>
    <style:style style:name="P60" style:family="paragraph" style:parent-style-name="Standard">
      <style:paragraph-properties fo:line-height="150%" fo:text-align="justify" style:justify-single-word="false" style:shadow="none">
        <style:tab-stops/>
      </style:paragraph-properties>
      <style:text-properties fo:font-variant="normal" fo:text-transform="none" fo:color="#000000" style:font-name="Arial1" fo:letter-spacing="normal" fo:font-style="normal" fo:font-weight="normal" officeooo:rsid="00391868" officeooo:paragraph-rsid="00103d32" loext:padding="0in" loext:border="none"/>
    </style:style>
    <style:style style:name="P61" style:family="paragraph" style:parent-style-name="Standard">
      <style:paragraph-properties fo:line-height="150%" fo:text-align="justify" style:justify-single-word="false" style:shadow="none">
        <style:tab-stops/>
      </style:paragraph-properties>
      <style:text-properties fo:font-variant="normal" fo:text-transform="none" style:font-name="Arial1" fo:letter-spacing="normal" fo:font-style="normal" fo:font-weight="normal" officeooo:paragraph-rsid="00103d32" loext:padding="0in" loext:border="none"/>
    </style:style>
    <style:style style:name="P62" style:family="paragraph" style:parent-style-name="Standard">
      <style:paragraph-properties fo:line-height="150%" fo:text-align="justify" style:justify-single-word="false" style:shadow="none">
        <style:tab-stops/>
      </style:paragraph-properties>
      <style:text-properties fo:font-weight="normal" officeooo:paragraph-rsid="00103d32"/>
    </style:style>
    <style:style style:name="P63" style:family="paragraph" style:parent-style-name="Standard">
      <style:paragraph-properties fo:line-height="150%" fo:text-align="justify" style:justify-single-word="false" style:shadow="none">
        <style:tab-stops/>
      </style:paragraph-properties>
      <style:text-properties fo:font-weight="normal" officeooo:rsid="002ac6c2" officeooo:paragraph-rsid="00103d32"/>
    </style:style>
    <style:style style:name="P64" style:family="paragraph" style:parent-style-name="Standard" style:list-style-name="L4">
      <style:paragraph-properties fo:line-height="150%" fo:text-align="justify" style:justify-single-word="false" style:shadow="none">
        <style:tab-stops/>
      </style:paragraph-properties>
      <style:text-properties fo:font-weight="normal" officeooo:rsid="002c67fb" officeooo:paragraph-rsid="00103d32"/>
    </style:style>
    <style:style style:name="P65" style:family="paragraph" style:parent-style-name="Standard" style:list-style-name="L1">
      <style:paragraph-properties fo:line-height="150%" fo:text-align="justify" style:justify-single-word="false" style:shadow="none">
        <style:tab-stops/>
      </style:paragraph-properties>
      <style:text-properties officeooo:paragraph-rsid="00103d32"/>
    </style:style>
    <style:style style:name="P66" style:family="paragraph" style:parent-style-name="Standard">
      <style:paragraph-properties fo:line-height="150%" fo:text-align="justify" style:justify-single-word="false" style:shadow="none">
        <style:tab-stops/>
      </style:paragraph-properties>
      <style:text-properties officeooo:paragraph-rsid="00103d32"/>
    </style:style>
    <style:style style:name="P67" style:family="paragraph" style:parent-style-name="Standard">
      <style:paragraph-properties fo:line-height="150%" fo:text-align="justify" style:justify-single-word="false"/>
      <style:text-properties style:font-name="Arial1" fo:font-size="12pt" officeooo:paragraph-rsid="0002cb7c" style:font-size-asian="12pt" style:font-size-complex="12pt"/>
    </style:style>
    <style:style style:name="P68" style:family="paragraph" style:parent-style-name="Standard">
      <style:paragraph-properties fo:line-height="150%" fo:text-align="justify" style:justify-single-word="false"/>
      <style:text-properties style:font-name="Arial1" fo:font-size="12pt" officeooo:rsid="001ccf54" officeooo:paragraph-rsid="0002cb7c" style:font-size-asian="12pt" style:font-size-complex="12pt"/>
    </style:style>
    <style:style style:name="P69" style:family="paragraph" style:parent-style-name="Standard" style:list-style-name="L5">
      <style:paragraph-properties fo:line-height="100%" fo:text-align="start" style:justify-single-word="false"/>
      <style:text-properties style:font-name="Arial1" officeooo:rsid="001473dc" officeooo:paragraph-rsid="00103d32"/>
    </style:style>
    <style:style style:name="P70" style:family="paragraph" style:parent-style-name="Standard" style:list-style-name="L5">
      <style:paragraph-properties fo:line-height="100%" fo:text-align="start" style:justify-single-word="false"/>
      <style:text-properties style:font-name="Arial1" officeooo:rsid="002dd6ed" officeooo:paragraph-rsid="00103d32"/>
    </style:style>
    <style:style style:name="P71" style:family="paragraph" style:parent-style-name="Standard" style:list-style-name="L8">
      <style:paragraph-properties fo:line-height="150%" fo:text-align="justify" style:justify-single-word="false"/>
      <style:text-properties style:font-name="Arial1" officeooo:rsid="001bd020" officeooo:paragraph-rsid="00103d32"/>
    </style:style>
    <style:style style:name="P72" style:family="paragraph" style:parent-style-name="Standard" style:list-style-name="WWNum1">
      <style:paragraph-properties fo:margin-top="0in" fo:margin-bottom="0.139in" loext:contextual-spacing="false" fo:line-height="100%" fo:text-align="justify" style:justify-single-word="false"/>
      <style:text-properties fo:color="#000066" style:font-name="Arial1" fo:font-size="12pt" fo:language="es" fo:country="ES" officeooo:rsid="005cc2a6" officeooo:paragraph-rsid="0002cb7c" style:font-size-asian="12pt" style:font-size-complex="12pt"/>
    </style:style>
    <style:style style:name="P73" style:family="paragraph" style:parent-style-name="Standard" style:list-style-name="WWNum1">
      <style:paragraph-properties fo:margin-top="0in" fo:margin-bottom="0.139in" loext:contextual-spacing="false" fo:line-height="100%" fo:text-align="justify" style:justify-single-word="false"/>
      <style:text-properties fo:color="#000066" style:font-name="Arial1" fo:font-size="12pt" fo:language="es" fo:country="ES" officeooo:paragraph-rsid="0002cb7c" style:font-size-asian="12pt" style:font-size-complex="12pt"/>
    </style:style>
    <style:style style:name="P74" style:family="paragraph" style:parent-style-name="Standard" style:list-style-name="WWNum1">
      <style:paragraph-properties fo:margin-top="0in" fo:margin-bottom="0.139in" loext:contextual-spacing="false" fo:line-height="100%" fo:text-align="justify" style:justify-single-word="false"/>
      <style:text-properties style:font-name="Arial1" fo:font-size="12pt" fo:font-weight="bold" officeooo:paragraph-rsid="0002cb7c" style:font-size-asian="12pt" style:font-weight-asian="bold" style:font-size-complex="12pt" style:font-weight-complex="bold"/>
    </style:style>
    <style:style style:name="P75" style:family="paragraph" style:parent-style-name="Standard" style:list-style-name="WWNum1">
      <style:paragraph-properties fo:margin-top="0in" fo:margin-bottom="0.139in" loext:contextual-spacing="false" fo:line-height="100%" fo:text-align="justify" style:justify-single-word="false"/>
      <style:text-properties fo:color="#0066ff" style:font-name="Arial1" fo:font-size="12pt" fo:language="es" fo:country="ES" officeooo:paragraph-rsid="0002cb7c" style:font-size-asian="12pt" style:font-size-complex="12pt"/>
    </style:style>
    <style:style style:name="P76" style:family="paragraph" style:parent-style-name="Standard" style:list-style-name="WWNum1">
      <style:paragraph-properties fo:margin-top="0in" fo:margin-bottom="0.139in" loext:contextual-spacing="false" fo:line-height="150%"/>
      <style:text-properties fo:color="#000000" style:font-name="Arial1" fo:font-size="12pt" fo:language="es" fo:country="ES" officeooo:rsid="001f3c56" officeooo:paragraph-rsid="00103d32" style:font-size-asian="12pt" style:font-size-complex="12pt"/>
    </style:style>
    <style:style style:name="P77" style:family="paragraph" style:parent-style-name="Standard" style:list-style-name="WWNum1">
      <style:paragraph-properties fo:margin-top="0in" fo:margin-bottom="0.139in" loext:contextual-spacing="false" fo:line-height="150%" fo:text-align="start" style:justify-single-word="false" style:shadow="none">
        <style:tab-stops/>
      </style:paragraph-properties>
      <style:text-properties fo:color="#000000" style:font-name="Arial1" fo:font-size="12pt" fo:language="es" fo:country="ES" fo:font-weight="normal" officeooo:rsid="001f3c56" officeooo:paragraph-rsid="00103d32" fo:background-color="transparent" style:font-size-asian="12pt" style:font-weight-asian="normal" style:font-size-complex="12pt" style:font-weight-complex="normal" loext:shadow="none"/>
    </style:style>
    <style:style style:name="P78" style:family="paragraph" style:parent-style-name="Standard" style:master-page-name="Standard">
      <style:paragraph-properties fo:line-height="150%" fo:text-align="justify" style:justify-single-word="false" style:page-number="auto"/>
      <style:text-properties style:font-name="Arial1" fo:font-size="12pt" officeooo:paragraph-rsid="0002cb7c" style:font-size-asian="12pt" style:font-size-complex="12pt"/>
    </style:style>
    <style:style style:name="P79"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style:font-name="Arial1" fo:font-size="12pt" fo:letter-spacing="normal" fo:font-weight="normal" officeooo:rsid="00507865" officeooo:paragraph-rsid="00103d32" style:font-size-asian="10.5pt" style:font-weight-asian="normal" style:font-size-complex="12pt" style:font-weight-complex="normal" loext:padding="0in" loext:border="none"/>
    </style:style>
    <style:style style:name="P80"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style:font-name="Arial1" fo:font-size="12pt" fo:letter-spacing="normal" fo:font-weight="normal" officeooo:rsid="0059f7fc" officeooo:paragraph-rsid="00103d32" style:font-size-asian="10.5pt" style:font-weight-asian="normal" style:font-size-complex="12pt" style:font-weight-complex="normal" loext:padding="0in" loext:border="none"/>
    </style:style>
    <style:style style:name="P81"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style:font-name="Arial1" fo:font-size="12pt" fo:letter-spacing="normal" fo:font-weight="normal" officeooo:rsid="0051dca2" officeooo:paragraph-rsid="00103d32" style:font-size-asian="10.5pt" style:font-weight-asian="normal" style:font-size-complex="12pt" style:font-weight-complex="normal" loext:padding="0in" loext:border="none"/>
    </style:style>
    <style:style style:name="P82"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style:font-name="Arial1" fo:font-size="12pt" fo:letter-spacing="normal" fo:font-weight="normal" officeooo:rsid="0055f378" officeooo:paragraph-rsid="00103d32" style:font-size-asian="10.5pt" style:font-weight-asian="normal" style:font-size-complex="12pt" style:font-weight-complex="normal" loext:padding="0in" loext:border="none"/>
    </style:style>
    <style:style style:name="P83"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style:font-name="Arial1" fo:font-size="12pt" fo:letter-spacing="normal" style:text-underline-style="solid" style:text-underline-width="auto" style:text-underline-color="font-color" fo:font-weight="normal" officeooo:rsid="0051dca2" officeooo:paragraph-rsid="00103d32" style:font-size-asian="10.5pt" style:font-weight-asian="normal" style:font-size-complex="12pt" style:font-weight-complex="normal" loext:padding="0in" loext:border="none"/>
    </style:style>
    <style:style style:name="P84"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style:font-name="Arial1" fo:font-size="12pt" fo:letter-spacing="normal" style:text-underline-style="none" fo:font-weight="normal" officeooo:rsid="0051dca2" officeooo:paragraph-rsid="00103d32" style:font-size-asian="10.5pt" style:font-weight-asian="normal" style:font-size-complex="12pt" style:font-weight-complex="normal" loext:padding="0in" loext:border="none"/>
    </style:style>
    <style:style style:name="P85" style:family="paragraph" style:parent-style-name="Standard">
      <style:paragraph-properties fo:margin-left="0in" fo:margin-right="0in" fo:margin-top="0in" fo:margin-bottom="0in" loext:contextual-spacing="false" fo:line-height="150%" fo:text-align="center" style:justify-single-word="false" fo:widows="1" fo:text-indent="0in" style:auto-text-indent="false"/>
      <style:text-properties fo:font-variant="normal" fo:text-transform="none" style:font-name="Arial1" fo:letter-spacing="normal" fo:font-weight="bold" officeooo:rsid="002e99cf" officeooo:paragraph-rsid="00103d32" loext:padding="0in" loext:border="none"/>
    </style:style>
    <style:style style:name="P86"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style:font-name="Arial1" fo:font-size="16pt" fo:letter-spacing="normal" fo:font-weight="bold" officeooo:rsid="00507865" officeooo:paragraph-rsid="00103d32" style:font-size-asian="14pt" style:font-weight-asian="bold" style:font-size-complex="16pt" style:font-weight-complex="bold" loext:padding="0in" loext:border="none"/>
    </style:style>
    <style:style style:name="P87" style:family="paragraph" style:parent-style-name="Standard">
      <style:paragraph-properties fo:margin-left="0in" fo:margin-right="0in" fo:margin-top="0in" fo:margin-bottom="0in" loext:contextual-spacing="false" fo:line-height="150%" fo:text-align="center" style:justify-single-word="false" fo:widows="1" fo:text-indent="0in" style:auto-text-indent="false"/>
      <style:text-properties fo:font-variant="normal" fo:text-transform="none" style:font-name="Arial1" fo:font-size="16pt" fo:letter-spacing="normal" fo:font-weight="bold" officeooo:rsid="00507865" officeooo:paragraph-rsid="00103d32" style:font-size-asian="14pt" style:font-weight-asian="bold" style:font-size-complex="16pt" style:font-weight-complex="bold" loext:padding="0in" loext:border="none"/>
    </style:style>
    <style:style style:name="P88" style:family="paragraph" style:parent-style-name="Standard">
      <style:paragraph-properties fo:margin-left="0in" fo:margin-right="0in" fo:margin-top="0in" fo:margin-bottom="0in" loext:contextual-spacing="false" fo:line-height="150%" fo:text-align="center" style:justify-single-word="false" fo:widows="1" fo:text-indent="0in" style:auto-text-indent="false"/>
      <style:text-properties fo:font-variant="normal" fo:text-transform="none" style:font-name="Arial1" fo:font-size="16pt" fo:letter-spacing="normal" fo:font-weight="bold" officeooo:rsid="005289a2" officeooo:paragraph-rsid="00103d32" style:font-size-asian="16pt" style:font-size-complex="16pt" loext:padding="0in" loext:border="none"/>
    </style:style>
    <style:style style:name="P89"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fo:color="#252525" style:font-name="Arial1" fo:font-size="12pt" fo:letter-spacing="normal" fo:font-style="normal" style:text-underline-style="none" fo:font-weight="normal" officeooo:rsid="002e99cf" officeooo:paragraph-rsid="00103d32" style:font-size-asian="12pt" style:font-weight-asian="normal" style:font-size-complex="12pt" style:font-weight-complex="normal" loext:padding="0in" loext:border="none"/>
    </style:style>
    <style:style style:name="P90"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fo:color="#252525" style:font-name="Arial1" fo:font-size="12pt" fo:letter-spacing="normal" fo:font-style="normal" style:text-underline-style="none" fo:font-weight="normal" officeooo:rsid="002d1492" officeooo:paragraph-rsid="00103d32" style:font-size-asian="12pt" style:font-weight-asian="normal" style:font-size-complex="12pt" style:font-weight-complex="normal" loext:padding="0in" loext:border="none"/>
    </style:style>
    <style:style style:name="P91"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fo:color="#252525" style:font-name="Arial1" fo:font-size="12pt" fo:letter-spacing="normal" fo:font-style="normal" style:text-underline-style="none" fo:font-weight="normal" officeooo:rsid="00598a71" officeooo:paragraph-rsid="00103d32" style:font-size-asian="12pt" style:font-weight-asian="normal" style:font-size-complex="12pt" style:font-weight-complex="normal" loext:padding="0in" loext:border="none"/>
    </style:style>
    <style:style style:name="P92"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fo:color="#252525" style:font-name="Arial1" fo:font-size="12pt" fo:letter-spacing="normal" fo:font-style="normal" style:text-underline-style="none" fo:font-weight="normal" officeooo:rsid="0059f7fc" officeooo:paragraph-rsid="00103d32" style:font-size-asian="12pt" style:font-weight-asian="normal" style:font-size-complex="12pt" style:font-weight-complex="normal" loext:padding="0in" loext:border="none"/>
    </style:style>
    <style:style style:name="P93"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fo:color="#252525" style:font-name="Arial1" fo:font-size="12pt" fo:letter-spacing="normal" fo:font-style="normal" style:text-underline-style="none" fo:font-weight="normal" officeooo:rsid="005acdec" officeooo:paragraph-rsid="00103d32" style:font-size-asian="12pt" style:font-weight-asian="normal" style:font-size-complex="12pt" style:font-weight-complex="normal" loext:padding="0in" loext:border="none"/>
    </style:style>
    <style:style style:name="P94"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text-properties fo:font-variant="normal" fo:text-transform="none" style:text-line-through-style="none" style:text-line-through-type="none" style:font-name="Arial1" fo:font-size="12pt" fo:letter-spacing="normal" style:text-underline-style="none" fo:font-weight="normal" officeooo:rsid="0051dca2" officeooo:paragraph-rsid="00103d32" style:font-size-asian="10.5pt" style:font-weight-asian="normal" style:font-size-complex="12pt" style:font-weight-complex="normal" loext:padding="0in" loext:border="none"/>
    </style:style>
    <style:style style:name="P95"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shadow="none">
        <style:tab-stops/>
      </style:paragraph-properties>
      <style:text-properties fo:font-variant="normal" fo:text-transform="none" fo:color="#000000" style:font-name="Arial1" fo:font-size="12pt" fo:letter-spacing="normal" fo:font-style="normal" fo:font-weight="normal" officeooo:rsid="0059f7fc" officeooo:paragraph-rsid="00103d32" style:font-size-asian="10.5pt" style:font-weight-asian="normal" style:font-size-complex="12pt" style:font-weight-complex="normal" loext:padding="0in" loext:border="none"/>
    </style:style>
    <style:style style:name="P96"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shadow="none">
        <style:tab-stops/>
      </style:paragraph-properties>
      <style:text-properties fo:font-variant="normal" fo:text-transform="none" fo:color="#000000" style:font-name="Arial1" fo:font-size="16pt" fo:letter-spacing="normal" fo:font-style="normal" fo:font-weight="bold" officeooo:rsid="002e99cf" officeooo:paragraph-rsid="00103d32" style:font-size-asian="14pt" style:font-weight-asian="bold" style:font-size-complex="16pt" style:font-weight-complex="bold" loext:padding="0in" loext:border="none"/>
    </style:style>
    <style:style style:name="P97" style:family="paragraph" style:parent-style-name="Standard">
      <style:paragraph-properties fo:margin-left="0in" fo:margin-right="0in" fo:margin-top="0in" fo:margin-bottom="0in" loext:contextual-spacing="false" fo:line-height="150%" fo:text-align="center" style:justify-single-word="false" fo:widows="1" fo:text-indent="0in" style:auto-text-indent="false" style:shadow="none">
        <style:tab-stops/>
      </style:paragraph-properties>
      <style:text-properties fo:font-variant="normal" fo:text-transform="none" style:font-name="Arial1" fo:letter-spacing="normal" fo:font-style="normal" fo:font-weight="bold" officeooo:paragraph-rsid="00103d32" loext:padding="0in" loext:border="none"/>
    </style:style>
    <style:style style:name="P98"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shadow="none">
        <style:tab-stops/>
      </style:paragraph-properties>
      <style:text-properties fo:font-variant="normal" fo:text-transform="none" style:font-name="Arial1" fo:letter-spacing="normal" fo:font-style="normal" fo:font-weight="bold" officeooo:paragraph-rsid="00103d32" loext:padding="0in" loext:border="none"/>
    </style:style>
    <style:style style:name="P99"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shadow="none">
        <style:tab-stops/>
      </style:paragraph-properties>
      <style:text-properties fo:font-variant="normal" fo:text-transform="none" style:font-name="Arial1" fo:font-size="16pt" fo:letter-spacing="normal" fo:font-style="normal" fo:font-weight="bold" officeooo:rsid="002fef7d" officeooo:paragraph-rsid="00103d32" style:font-size-asian="16pt" style:font-weight-asian="bold" style:font-size-complex="16pt" style:font-weight-complex="bold" loext:padding="0in" loext:border="none"/>
    </style:style>
    <style:style style:name="P100" style:family="paragraph" style:parent-style-name="Standard">
      <style:paragraph-properties fo:margin-left="0in" fo:margin-right="0in" fo:margin-top="0in" fo:margin-bottom="0in" loext:contextual-spacing="false" fo:line-height="150%" fo:text-align="justify" style:justify-single-word="false" fo:widows="1" fo:text-indent="0in" style:auto-text-indent="false" style:shadow="none">
        <style:tab-stops/>
      </style:paragraph-properties>
      <style:text-properties fo:font-variant="normal" fo:text-transform="none" style:font-name="Arial1" fo:font-size="12pt" fo:letter-spacing="normal" fo:font-style="normal" fo:font-weight="normal" officeooo:rsid="002d1492" officeooo:paragraph-rsid="00103d32" style:font-size-asian="12pt" style:font-weight-asian="normal" style:font-size-complex="12pt" style:font-weight-complex="normal" loext:padding="0in" loext:border="none"/>
    </style:style>
    <style:style style:name="P101" style:family="paragraph" style:parent-style-name="Standard" style:list-style-name="L6">
      <style:paragraph-properties fo:margin-top="0in" fo:margin-bottom="0in" loext:contextual-spacing="false" fo:line-height="150%" fo:text-align="justify" style:justify-single-word="false" fo:widows="1" style:shadow="none">
        <style:tab-stops/>
      </style:paragraph-properties>
      <style:text-properties fo:font-variant="normal" fo:text-transform="none" style:font-name="Arial1" fo:font-size="12pt" fo:letter-spacing="normal" fo:font-style="normal" fo:font-weight="normal" officeooo:rsid="002fef7d" officeooo:paragraph-rsid="00103d32" style:font-size-asian="12pt" style:font-weight-asian="normal" style:font-size-complex="12pt" style:font-weight-complex="normal" loext:padding="0in" loext:border="none"/>
    </style:style>
    <style:style style:name="P102" style:family="paragraph" style:parent-style-name="Standard" style:list-style-name="L6">
      <style:paragraph-properties fo:margin-top="0in" fo:margin-bottom="0in" loext:contextual-spacing="false" fo:line-height="150%" fo:text-align="justify" style:justify-single-word="false" fo:widows="1" style:shadow="none">
        <style:tab-stops/>
      </style:paragraph-properties>
      <style:text-properties fo:font-variant="normal" fo:text-transform="none" style:font-name="Arial1" fo:font-size="12pt" fo:letter-spacing="normal" fo:font-style="normal" style:text-underline-style="solid" style:text-underline-width="auto" style:text-underline-color="font-color" fo:font-weight="normal" officeooo:rsid="002fef7d" officeooo:paragraph-rsid="00103d32" style:font-size-asian="12pt" style:font-weight-asian="normal" style:font-size-complex="12pt" style:font-weight-complex="normal" loext:padding="0in" loext:border="none"/>
    </style:style>
    <style:style style:name="P103" style:family="paragraph" style:parent-style-name="Standard" style:list-style-name="L6">
      <style:paragraph-properties fo:margin-top="0in" fo:margin-bottom="0in" loext:contextual-spacing="false" fo:line-height="150%" fo:text-align="justify" style:justify-single-word="false" fo:widows="1" style:shadow="none">
        <style:tab-stops/>
      </style:paragraph-properties>
      <style:text-properties fo:font-variant="normal" fo:text-transform="none" style:font-name="Arial1" fo:font-size="12pt" fo:letter-spacing="normal" fo:font-style="normal" style:text-underline-style="solid" style:text-underline-width="auto" style:text-underline-color="font-color" fo:font-weight="normal" officeooo:rsid="00310d3e" officeooo:paragraph-rsid="00103d32" style:font-size-asian="12pt" style:font-weight-asian="normal" style:font-size-complex="12pt" style:font-weight-complex="normal" loext:padding="0in" loext:border="none"/>
    </style:style>
    <style:style style:name="P104" style:family="paragraph" style:parent-style-name="Standard">
      <style:paragraph-properties fo:margin-top="0in" fo:margin-bottom="0in" loext:contextual-spacing="false" fo:line-height="150%" fo:text-align="justify" style:justify-single-word="false" fo:widows="1" style:shadow="none">
        <style:tab-stops/>
      </style:paragraph-properties>
      <style:text-properties fo:font-variant="normal" fo:text-transform="none" style:font-name="Arial1" fo:font-size="12pt" fo:letter-spacing="normal" fo:font-style="normal" style:text-underline-style="solid" style:text-underline-width="auto" style:text-underline-color="font-color" fo:font-weight="normal" officeooo:rsid="00310d3e" officeooo:paragraph-rsid="00103d32" style:font-size-asian="12pt" style:font-weight-asian="normal" style:font-size-complex="12pt" style:font-weight-complex="normal" loext:padding="0in" loext:border="none"/>
    </style:style>
    <style:style style:name="P105" style:family="paragraph" style:parent-style-name="Standard">
      <style:paragraph-properties fo:margin-top="0in" fo:margin-bottom="0in" loext:contextual-spacing="false" fo:line-height="150%" fo:text-align="justify" style:justify-single-word="false" fo:widows="1" style:shadow="none">
        <style:tab-stops/>
      </style:paragraph-properties>
      <style:text-properties fo:font-variant="normal" fo:text-transform="none" style:font-name="Arial1" fo:font-size="12pt" fo:letter-spacing="normal" fo:font-weight="normal" officeooo:rsid="004f8bbd" officeooo:paragraph-rsid="00103d32" style:font-size-asian="12pt" style:font-weight-asian="normal" style:font-size-complex="12pt" style:font-weight-complex="normal" loext:padding="0in" loext:border="none"/>
    </style:style>
    <style:style style:name="P106" style:family="paragraph" style:parent-style-name="Standard" style:list-style-name="L8">
      <style:paragraph-properties fo:margin-top="0in" fo:margin-bottom="0in" loext:contextual-spacing="false" fo:line-height="150%" fo:text-align="justify" style:justify-single-word="false" fo:widows="1"/>
      <style:text-properties fo:font-variant="normal" fo:text-transform="none" style:font-name="Arial1" fo:font-size="12pt" fo:letter-spacing="normal" fo:font-weight="normal" officeooo:rsid="00572a07" officeooo:paragraph-rsid="00103d32" style:font-size-asian="10.5pt" style:font-weight-asian="normal" style:font-size-complex="12pt" style:font-weight-complex="normal" loext:padding="0in" loext:border="none"/>
    </style:style>
    <style:style style:name="P107" style:family="paragraph" style:parent-style-name="Standard" style:list-style-name="L8">
      <style:paragraph-properties fo:margin-top="0in" fo:margin-bottom="0in" loext:contextual-spacing="false" fo:line-height="150%" fo:text-align="justify" style:justify-single-word="false" fo:widows="1"/>
      <style:text-properties fo:font-variant="normal" fo:text-transform="none" style:font-name="Arial1" fo:font-size="12pt" fo:letter-spacing="normal" fo:font-weight="normal" officeooo:rsid="0057ee0b" officeooo:paragraph-rsid="00103d32" style:font-size-asian="10.5pt" style:font-weight-asian="normal" style:font-size-complex="12pt" style:font-weight-complex="normal" loext:padding="0in" loext:border="none"/>
    </style:style>
    <style:style style:name="P108" style:family="paragraph" style:parent-style-name="Standard" style:list-style-name="L8">
      <style:paragraph-properties fo:margin-top="0in" fo:margin-bottom="0in" loext:contextual-spacing="false" fo:line-height="150%" fo:text-align="justify" style:justify-single-word="false" fo:widows="1"/>
      <style:text-properties fo:font-variant="normal" fo:text-transform="none" fo:color="#cc00cc" style:font-name="Arial1" fo:font-size="12pt" fo:letter-spacing="normal" fo:font-weight="normal" officeooo:rsid="0059f7fc" officeooo:paragraph-rsid="00103d32" style:font-size-asian="10.5pt" style:font-weight-asian="normal" style:font-size-complex="12pt" style:font-weight-complex="normal" loext:padding="0in" loext:border="none"/>
    </style:style>
    <style:style style:name="P109" style:family="paragraph" style:parent-style-name="Standard" style:list-style-name="L8">
      <style:paragraph-properties fo:margin-top="0in" fo:margin-bottom="0in" loext:contextual-spacing="false" fo:line-height="150%" fo:text-align="justify" style:justify-single-word="false" fo:widows="1"/>
      <style:text-properties fo:font-variant="normal" fo:text-transform="none" style:font-name="Arial2" fo:font-size="12pt" fo:letter-spacing="normal" style:text-underline-style="none" fo:font-weight="normal" officeooo:rsid="0059f7fc" officeooo:paragraph-rsid="00103d32" style:font-size-asian="12pt" style:font-weight-asian="normal" style:font-size-complex="12pt" style:font-weight-complex="normal" loext:padding="0in" loext:border="none"/>
    </style:style>
    <style:style style:name="P110" style:family="paragraph" style:parent-style-name="Standard" style:list-style-name="L8">
      <style:paragraph-properties fo:margin-top="0in" fo:margin-bottom="0in" loext:contextual-spacing="false" fo:line-height="150%" fo:text-align="justify" style:justify-single-word="false" fo:widows="1"/>
      <style:text-properties style:font-name="Arial1" fo:font-weight="normal" officeooo:rsid="0057ee0b" officeooo:paragraph-rsid="00103d32" style:font-weight-asian="normal" style:font-weight-complex="normal"/>
    </style:style>
    <style:style style:name="P111" style:family="paragraph" style:parent-style-name="List_20_Paragraph" style:list-style-name="WWNum1">
      <style:paragraph-properties fo:line-height="150%" fo:text-align="justify" style:justify-single-word="false"/>
      <style:text-properties style:font-name="Arial1" fo:font-size="12pt" officeooo:paragraph-rsid="0002cb7c" style:font-size-asian="12pt" style:font-size-complex="12pt"/>
    </style:style>
    <style:style style:name="P112" style:family="paragraph" style:parent-style-name="List_20_Paragraph" style:list-style-name="WWNum1">
      <style:paragraph-properties fo:line-height="150%" fo:text-align="justify" style:justify-single-word="false"/>
      <style:text-properties style:font-name="Arial1" fo:font-size="12pt" officeooo:rsid="00196759" officeooo:paragraph-rsid="0002cb7c" style:font-size-asian="12pt" style:font-size-complex="12pt"/>
    </style:style>
    <style:style style:name="P113" style:family="paragraph" style:parent-style-name="List_20_Paragraph" style:list-style-name="WWNum1">
      <style:paragraph-properties fo:line-height="100%" fo:text-align="justify" style:justify-single-word="false"/>
      <style:text-properties style:font-name="Arial1" fo:font-size="12pt" officeooo:paragraph-rsid="0002cb7c" style:font-size-asian="12pt" style:font-size-complex="12pt"/>
    </style:style>
    <style:style style:name="P114" style:family="paragraph" style:parent-style-name="List_20_Paragraph" style:list-style-name="WWNum1">
      <style:paragraph-properties fo:line-height="100%" fo:text-align="justify" style:justify-single-word="false"/>
      <style:text-properties style:font-name="Arial1" fo:font-size="12pt" fo:font-weight="bold" officeooo:paragraph-rsid="0002cb7c" style:font-size-asian="12pt" style:font-weight-asian="bold" style:font-size-complex="12pt" style:font-weight-complex="bold"/>
    </style:style>
    <style:style style:name="P115" style:family="paragraph" style:parent-style-name="List_20_Paragraph" style:list-style-name="WWNum1">
      <style:paragraph-properties fo:line-height="100%" fo:text-align="justify" style:justify-single-word="false"/>
      <style:text-properties style:font-name="Arial1" fo:font-size="12pt" fo:font-weight="bold" officeooo:rsid="00196759" officeooo:paragraph-rsid="0002cb7c" style:font-size-asian="12pt" style:font-weight-asian="bold" style:font-size-complex="12pt" style:font-weight-complex="bold"/>
    </style:style>
    <style:style style:name="P116" style:family="paragraph" style:parent-style-name="List_20_Paragraph" style:list-style-name="WWNum1">
      <style:paragraph-properties fo:line-height="100%" fo:text-align="justify" style:justify-single-word="false"/>
      <style:text-properties fo:color="#000066" style:font-name="Arial1" fo:font-size="12pt" officeooo:paragraph-rsid="0002cb7c" style:font-size-asian="12pt" style:font-size-complex="12pt"/>
    </style:style>
    <style:style style:name="P117" style:family="paragraph" style:parent-style-name="List_20_Paragraph" style:list-style-name="WWNum1">
      <style:paragraph-properties fo:line-height="150%" fo:text-align="justify" style:justify-single-word="false"/>
      <style:text-properties fo:color="#000066" style:font-name="Arial1" fo:font-size="12pt" fo:language="es" fo:country="ES" officeooo:rsid="005cc2a6" officeooo:paragraph-rsid="0002cb7c" style:font-size-asian="12pt" style:font-size-complex="12pt"/>
    </style:style>
    <style:style style:name="P118" style:family="paragraph" style:parent-style-name="List_20_Paragraph" style:list-style-name="WWNum1">
      <style:paragraph-properties fo:line-height="100%" fo:text-align="justify" style:justify-single-word="false"/>
      <style:text-properties fo:color="#000066" style:font-name="Arial1" fo:font-size="12pt" fo:language="es" fo:country="ES" officeooo:rsid="005cc2a6" officeooo:paragraph-rsid="0002cb7c" style:font-size-asian="12pt" style:font-size-complex="12pt"/>
    </style:style>
    <style:style style:name="P119" style:family="paragraph" style:parent-style-name="List_20_Paragraph" style:list-style-name="WWNum1">
      <style:paragraph-properties fo:line-height="100%" fo:text-align="justify" style:justify-single-word="false"/>
      <style:text-properties fo:color="#000066" style:font-name="Arial1" fo:font-size="12pt" fo:font-weight="normal" officeooo:paragraph-rsid="0002cb7c" style:font-size-asian="12pt" style:font-weight-asian="normal" style:font-size-complex="12pt" style:font-weight-complex="normal"/>
    </style:style>
    <style:style style:name="P120" style:family="paragraph" style:parent-style-name="List_20_Paragraph" style:list-style-name="WWNum1">
      <style:paragraph-properties fo:line-height="100%" fo:text-align="justify" style:justify-single-word="false"/>
      <style:text-properties fo:color="#0066ff" style:font-name="Arial1" fo:font-size="12pt" fo:language="es" fo:country="ES" officeooo:rsid="001d73d7" officeooo:paragraph-rsid="0002cb7c" style:font-size-asian="12pt" style:font-size-complex="12pt"/>
    </style:style>
    <style:style style:name="P121" style:family="paragraph" style:parent-style-name="List_20_Paragraph" style:list-style-name="WWNum1">
      <style:paragraph-properties fo:line-height="100%" fo:text-align="justify" style:justify-single-word="false"/>
      <style:text-properties fo:font-weight="bold" officeooo:paragraph-rsid="0002cb7c" style:font-weight-asian="bold" style:font-weight-complex="bold"/>
    </style:style>
    <style:style style:name="P122" style:family="paragraph" style:parent-style-name="normal">
      <style:paragraph-properties fo:margin-top="0in" fo:margin-bottom="0.111in" loext:contextual-spacing="false" fo:line-height="150%" fo:text-align="center" style:justify-single-word="false"/>
      <style:text-properties style:font-name="Arial1" fo:font-size="12pt" fo:font-weight="bold" officeooo:rsid="005e51e0" officeooo:paragraph-rsid="0002cb7c" style:font-size-asian="12pt" style:font-weight-asian="bold" style:font-size-complex="12pt" style:font-weight-complex="bold"/>
    </style:style>
    <style:style style:name="P123" style:family="paragraph" style:parent-style-name="normal" style:list-style-name="WW8Num1">
      <style:paragraph-properties fo:line-height="100%" fo:text-align="justify" style:justify-single-word="false"/>
      <style:text-properties fo:color="#000066" style:font-name="Arial1" fo:font-size="12pt" officeooo:rsid="0007cea3" officeooo:paragraph-rsid="0007cea3" style:font-size-asian="12pt" style:font-size-complex="12pt"/>
    </style:style>
    <style:style style:name="P124" style:family="paragraph" style:parent-style-name="normal" style:list-style-name="WW8Num1">
      <style:paragraph-properties fo:margin-left="0.5in" fo:margin-right="0in" fo:line-height="100%" fo:text-align="justify" style:justify-single-word="false" fo:text-indent="-0.25in" style:auto-text-indent="false"/>
      <style:text-properties officeooo:paragraph-rsid="0002cb7c"/>
    </style:style>
    <style:style style:name="P125" style:family="paragraph" style:parent-style-name="normal" style:list-style-name="WW8Num1">
      <style:paragraph-properties fo:margin-left="0.5in" fo:margin-right="0in" fo:line-height="100%" fo:text-align="justify" style:justify-single-word="false" fo:text-indent="-0.25in" style:auto-text-indent="false"/>
      <style:text-properties style:font-name="Arial1" fo:font-size="12pt" officeooo:paragraph-rsid="0002cb7c" style:font-size-asian="12pt" style:font-size-complex="12pt"/>
    </style:style>
    <style:style style:name="P126" style:family="paragraph" style:parent-style-name="normal" style:list-style-name="WW8Num1">
      <style:paragraph-properties fo:margin-left="0.5in" fo:margin-right="0in" fo:line-height="100%" fo:text-align="justify" style:justify-single-word="false" fo:text-indent="-0.25in" style:auto-text-indent="false"/>
      <style:text-properties style:font-name="Arial1" fo:font-size="12pt" officeooo:paragraph-rsid="000f6030" style:font-size-asian="12pt" style:font-size-complex="12pt"/>
    </style:style>
    <style:style style:name="P127" style:family="paragraph" style:parent-style-name="normal" style:list-style-name="WW8Num1">
      <style:paragraph-properties fo:margin-left="0.5in" fo:margin-right="0in" fo:line-height="100%" fo:text-align="justify" style:justify-single-word="false" fo:text-indent="-0.25in" style:auto-text-indent="false"/>
      <style:text-properties style:font-name="Arial1" fo:font-size="12pt" fo:font-weight="bold" officeooo:paragraph-rsid="0002cb7c" style:font-size-asian="12pt" style:font-weight-asian="bold" style:font-size-complex="12pt" style:font-weight-complex="bold"/>
    </style:style>
    <style:style style:name="P128" style:family="paragraph" style:parent-style-name="normal" style:list-style-name="WW8Num1">
      <style:paragraph-properties fo:margin-left="0.5in" fo:margin-right="0in" fo:line-height="100%" fo:text-align="justify" style:justify-single-word="false" fo:text-indent="-0.25in" style:auto-text-indent="false"/>
      <style:text-properties style:font-name="Arial1" fo:font-size="12pt" fo:font-weight="bold" officeooo:paragraph-rsid="0007cea3" style:font-size-asian="12pt" style:font-weight-asian="bold" style:font-size-complex="12pt" style:font-weight-complex="bold"/>
    </style:style>
    <style:style style:name="P129" style:family="paragraph" style:parent-style-name="normal" style:list-style-name="WW8Num1">
      <style:paragraph-properties fo:margin-left="0.5in" fo:margin-right="0in" fo:line-height="100%" fo:text-align="justify" style:justify-single-word="false" fo:text-indent="-0.25in" style:auto-text-indent="false"/>
      <style:text-properties fo:color="#000066" style:font-name="Arial1" fo:font-size="12pt" fo:language="es" fo:country="UY" officeooo:paragraph-rsid="0002cb7c" style:font-name-asian="Calibri" style:font-size-asian="12pt" style:font-name-complex="Calibri" style:font-size-complex="12pt" style:language-complex="he" style:country-complex="IL"/>
    </style:style>
    <style:style style:name="P130" style:family="paragraph" style:parent-style-name="normal" style:list-style-name="WW8Num1">
      <style:paragraph-properties fo:margin-left="0.5in" fo:margin-right="0in" fo:line-height="100%" fo:text-align="justify" style:justify-single-word="false" fo:text-indent="-0.25in" style:auto-text-indent="false"/>
      <style:text-properties fo:color="#000066" style:font-name="Arial1" fo:font-size="12pt" officeooo:paragraph-rsid="0007cea3" style:font-size-asian="12pt" style:font-size-complex="12pt"/>
    </style:style>
    <style:style style:name="P131" style:family="paragraph" style:parent-style-name="normal" style:list-style-name="WW8Num1">
      <style:paragraph-properties fo:margin-left="0.5in" fo:margin-right="0in" fo:line-height="100%" fo:text-align="justify" style:justify-single-word="false" fo:text-indent="-0.25in" style:auto-text-indent="false"/>
      <style:text-properties fo:color="#000066" style:font-name="Arial1" fo:font-size="12pt" officeooo:paragraph-rsid="0002cb7c" style:font-size-asian="12pt" style:font-size-complex="12pt"/>
    </style:style>
    <style:style style:name="P132" style:family="paragraph" style:parent-style-name="normal" style:list-style-name="WW8Num1">
      <style:paragraph-properties fo:margin-left="0.5in" fo:margin-right="0in" fo:line-height="100%" fo:text-align="justify" style:justify-single-word="false" fo:text-indent="-0.25in" style:auto-text-indent="false"/>
      <style:text-properties fo:font-weight="bold" officeooo:paragraph-rsid="0002cb7c" style:font-weight-asian="bold" style:font-weight-complex="bold"/>
    </style:style>
    <style:style style:name="P133" style:family="paragraph" style:parent-style-name="normal" style:list-style-name="WW8Num1">
      <style:paragraph-properties fo:margin-left="1in" fo:margin-right="0in" fo:line-height="100%" fo:text-align="justify" style:justify-single-word="false" fo:text-indent="-0.25in" style:auto-text-indent="false"/>
      <style:text-properties style:font-name="Arial1" fo:font-size="12pt" style:text-underline-style="none" fo:font-weight="bold" officeooo:paragraph-rsid="0002cb7c" style:font-size-asian="12pt" style:font-weight-asian="bold" style:font-size-complex="12pt" style:font-weight-complex="bold"/>
    </style:style>
    <style:style style:name="P134" style:family="paragraph" style:parent-style-name="normal" style:list-style-name="WW8Num1">
      <style:paragraph-properties fo:margin-left="1in" fo:margin-right="0in" fo:line-height="100%" fo:text-align="justify" style:justify-single-word="false" fo:text-indent="-0.25in" style:auto-text-indent="false"/>
      <style:text-properties style:font-name="Arial1" fo:font-size="12pt" fo:font-weight="bold" officeooo:paragraph-rsid="0002cb7c" style:font-size-asian="12pt" style:font-weight-asian="bold" style:font-size-complex="12pt" style:font-weight-complex="bold"/>
    </style:style>
    <style:style style:name="P135" style:family="paragraph" style:parent-style-name="normal" style:list-style-name="WW8Num1">
      <style:paragraph-properties fo:margin-left="1in" fo:margin-right="0in" fo:line-height="100%" fo:text-align="justify" style:justify-single-word="false" fo:text-indent="-0.25in" style:auto-text-indent="false"/>
      <style:text-properties fo:color="#000066" style:font-name="Arial1" fo:font-size="12pt" fo:language="es" fo:country="UY" officeooo:paragraph-rsid="0002cb7c" style:font-name-asian="Calibri" style:font-size-asian="12pt" style:font-name-complex="Calibri" style:font-size-complex="12pt" style:language-complex="he" style:country-complex="IL"/>
    </style:style>
    <style:style style:name="P136" style:family="paragraph" style:parent-style-name="normal" style:list-style-name="WW8Num1">
      <style:paragraph-properties fo:margin-left="1in" fo:margin-right="0in" fo:line-height="100%" fo:text-align="justify" style:justify-single-word="false" fo:text-indent="-0.25in" style:auto-text-indent="false"/>
      <style:text-properties fo:color="#000066" style:font-name="Arial1" fo:font-size="12pt" officeooo:paragraph-rsid="0002cb7c" style:font-size-asian="12pt" style:font-size-complex="12pt"/>
    </style:style>
    <style:style style:name="P137" style:family="paragraph" style:parent-style-name="normal" style:list-style-name="WW8Num1">
      <style:paragraph-properties fo:margin-left="1in" fo:margin-right="0in" fo:line-height="100%" fo:text-align="justify" style:justify-single-word="false" fo:text-indent="-0.25in" style:auto-text-indent="false"/>
      <style:text-properties fo:color="#0000ff" style:font-name="Arial1" fo:font-size="12pt" officeooo:paragraph-rsid="0008a9e4" style:font-size-asian="12pt" style:font-size-complex="12pt"/>
    </style:style>
    <style:style style:name="P138" style:family="paragraph" style:parent-style-name="normal" style:list-style-name="WW8Num1">
      <style:paragraph-properties fo:margin-left="1in" fo:margin-right="0in" fo:line-height="100%" fo:text-align="justify" style:justify-single-word="false" fo:text-indent="-0.25in" style:auto-text-indent="false"/>
      <style:text-properties fo:color="#0000ff" style:font-name="Arial1" fo:font-size="12pt" officeooo:paragraph-rsid="0002cb7c" style:font-size-asian="12pt" style:font-size-complex="12pt"/>
    </style:style>
    <style:style style:name="P139" style:family="paragraph" style:parent-style-name="normal" style:list-style-name="WW8Num1">
      <style:paragraph-properties fo:margin-left="1in" fo:margin-right="0in" fo:line-height="100%" fo:text-align="justify" style:justify-single-word="false" fo:text-indent="-0.25in" style:auto-text-indent="false"/>
      <style:text-properties officeooo:paragraph-rsid="0002cb7c"/>
    </style:style>
    <style:style style:name="P140" style:family="paragraph" style:parent-style-name="normal" style:list-style-name="WW8Num1">
      <style:paragraph-properties fo:margin-left="1.5in" fo:margin-right="0in" fo:line-height="100%" fo:text-align="justify" style:justify-single-word="false" fo:text-indent="-0.25in" style:auto-text-indent="false"/>
      <style:text-properties style:font-name="Arial1" fo:font-size="12pt" fo:font-weight="bold" officeooo:paragraph-rsid="0002cb7c" style:font-size-asian="12pt" style:font-weight-asian="bold" style:font-size-complex="12pt" style:font-weight-complex="bold"/>
    </style:style>
    <style:style style:name="P141" style:family="paragraph" style:parent-style-name="normal" style:list-style-name="WW8Num1">
      <style:paragraph-properties fo:margin-left="1.5in" fo:margin-right="0in" fo:line-height="100%" fo:text-align="justify" style:justify-single-word="false" fo:text-indent="-0.25in" style:auto-text-indent="false"/>
      <style:text-properties fo:color="#000066" style:font-name="Arial1" fo:font-size="12pt" fo:language="es" fo:country="UY" officeooo:paragraph-rsid="0002cb7c" style:font-name-asian="Calibri" style:font-size-asian="12pt" style:font-name-complex="Calibri" style:font-size-complex="12pt" style:language-complex="he" style:country-complex="IL"/>
    </style:style>
    <style:style style:name="P142" style:family="paragraph" style:parent-style-name="Table_20_Contents">
      <style:paragraph-properties fo:line-height="100%" fo:text-align="center" style:justify-single-word="false"/>
      <style:text-properties style:font-name="Arial1" officeooo:rsid="002d1492" officeooo:paragraph-rsid="00103d32"/>
    </style:style>
    <style:style style:name="P143" style:family="paragraph" style:parent-style-name="Table_20_Contents" style:list-style-name="L5">
      <style:paragraph-properties fo:line-height="100%" fo:text-align="start" style:justify-single-word="false"/>
      <style:text-properties style:font-name="Arial1" officeooo:rsid="002dd6ed" officeooo:paragraph-rsid="00103d32"/>
    </style:style>
    <style:style style:name="P144" style:family="paragraph" style:parent-style-name="Table_20_Contents" style:list-style-name="L5">
      <style:paragraph-properties fo:line-height="100%" fo:text-align="start" style:justify-single-word="false"/>
      <style:text-properties style:font-name="Arial1" officeooo:rsid="00337969" officeooo:paragraph-rsid="00103d32"/>
    </style:style>
    <style:style style:name="P145" style:family="paragraph" style:parent-style-name="Table_20_Contents" style:list-style-name="L5">
      <style:paragraph-properties fo:line-height="100%" fo:text-align="start" style:justify-single-word="false"/>
      <style:text-properties style:font-name="Arial1" officeooo:rsid="002e99cf" officeooo:paragraph-rsid="00103d32"/>
    </style:style>
    <style:style style:name="P146" style:family="paragraph" style:parent-style-name="Table_20_Contents" style:list-style-name="L5">
      <style:paragraph-properties fo:line-height="100%" fo:text-align="start" style:justify-single-word="false"/>
      <style:text-properties fo:color="#000000" style:font-name="Arial1" officeooo:rsid="002dd6ed" officeooo:paragraph-rsid="00103d32"/>
    </style:style>
    <style:style style:name="P147" style:family="paragraph" style:parent-style-name="Table_20_Contents" style:list-style-name="L5">
      <style:paragraph-properties fo:line-height="100%" fo:text-align="start" style:justify-single-word="false"/>
      <style:text-properties fo:color="#000000" style:font-name="Arial1" officeooo:rsid="002e99cf" officeooo:paragraph-rsid="00103d32"/>
    </style:style>
    <style:style style:name="P148" style:family="paragraph" style:parent-style-name="Table_20_Contents" style:list-style-name="L8">
      <style:paragraph-properties fo:line-height="150%" fo:text-align="center" style:justify-single-word="false"/>
      <style:text-properties style:font-name="Arial2" fo:font-size="12pt" fo:font-weight="bold" officeooo:paragraph-rsid="00103d32" style:font-size-asian="12pt" style:font-weight-asian="bold" style:font-size-complex="12pt" style:font-weight-complex="bold"/>
    </style:style>
    <style:style style:name="P149" style:family="paragraph" style:parent-style-name="Table_20_Contents" style:list-style-name="L8">
      <style:paragraph-properties fo:line-height="150%" fo:text-align="center" style:justify-single-word="false"/>
      <style:text-properties style:font-name="Arial2" fo:font-size="12pt" officeooo:paragraph-rsid="00103d32" style:font-size-asian="12pt" style:font-size-complex="12pt"/>
    </style:style>
    <style:style style:name="P150" style:family="paragraph">
      <loext:graphic-properties draw:fill="none" draw:fill-color="#ffffff"/>
      <style:text-properties style:font-name="Arial1"/>
    </style:style>
    <style:style style:name="P151" style:family="paragraph">
      <loext:graphic-properties draw:fill="none" draw:fill-color="#ffffff"/>
      <style:paragraph-properties fo:text-align="end"/>
      <style:text-properties style:font-name="Arial1"/>
    </style:style>
    <style:style style:name="P152" style:family="paragraph">
      <style:paragraph-properties fo:text-align="end"/>
    </style:style>
    <style:style style:name="T1" style:family="text">
      <style:text-properties style:font-name="Arial1" fo:font-size="12pt" fo:font-weight="normal" officeooo:rsid="004e0bf5" style:font-size-asian="10.5pt" style:font-weight-asian="normal" style:font-size-complex="12pt" style:font-weight-complex="normal"/>
    </style:style>
    <style:style style:name="T2" style:family="text">
      <style:text-properties style:font-name="Arial1" fo:font-size="12pt" fo:font-weight="normal" style:font-size-asian="12pt" style:font-weight-asian="normal" style:font-size-complex="12pt" style:font-weight-complex="normal"/>
    </style:style>
    <style:style style:name="T3" style:family="text">
      <style:text-properties style:font-name="Arial1" fo:font-size="12pt" fo:font-weight="normal" officeooo:rsid="004e0bf5" style:font-size-asian="12pt" style:font-weight-asian="normal" style:font-size-complex="12pt" style:font-weight-complex="normal"/>
    </style:style>
    <style:style style:name="T4" style:family="text">
      <style:text-properties style:font-name="Arial1" fo:font-size="12pt" fo:font-weight="normal" officeooo:rsid="004e8779" style:font-size-asian="12pt" style:font-weight-asian="normal" style:font-size-complex="12pt" style:font-weight-complex="normal"/>
    </style:style>
    <style:style style:name="T5" style:family="text">
      <style:text-properties style:font-name="Arial1" fo:font-size="12pt" fo:font-weight="normal" officeooo:rsid="0002cb7c" style:font-size-asian="12pt" style:font-weight-asian="normal" style:font-size-complex="12pt" style:font-weight-complex="normal"/>
    </style:style>
    <style:style style:name="T6" style:family="text">
      <style:text-properties style:font-name="Arial1" fo:font-size="12pt" fo:font-weight="normal" officeooo:rsid="0007cea3" style:font-size-asian="12pt" style:font-weight-asian="normal" style:font-size-complex="12pt" style:font-weight-complex="normal"/>
    </style:style>
    <style:style style:name="T7" style:family="text">
      <style:text-properties style:font-name="Arial1" fo:font-size="12pt" fo:font-weight="bold" officeooo:rsid="004e0bf5" style:font-size-asian="10.5pt" style:font-weight-asian="bold" style:font-size-complex="12pt" style:font-weight-complex="bold"/>
    </style:style>
    <style:style style:name="T8" style:family="text">
      <style:text-properties style:font-name="Arial1" fo:font-size="12pt" fo:font-weight="bold" style:font-size-asian="12pt" style:font-weight-asian="bold" style:font-size-complex="12pt" style:font-weight-complex="bold"/>
    </style:style>
    <style:style style:name="T9" style:family="text">
      <style:text-properties style:font-name="Arial1" fo:font-size="12pt" style:font-size-asian="12pt" style:font-size-complex="12pt"/>
    </style:style>
    <style:style style:name="T10" style:family="text">
      <style:text-properties style:font-name="Arial1" fo:font-size="12pt" officeooo:rsid="000a4946" style:font-size-asian="12pt" style:font-size-complex="12pt"/>
    </style:style>
    <style:style style:name="T11" style:family="text">
      <style:text-properties style:font-name="Arial1" fo:font-size="12pt" officeooo:rsid="000e0b5d" style:font-size-asian="12pt" style:font-size-complex="12pt"/>
    </style:style>
    <style:style style:name="T12" style:family="text">
      <style:text-properties officeooo:rsid="00639002"/>
    </style:style>
    <style:style style:name="T13" style:family="text">
      <style:text-properties officeooo:rsid="00641b7a"/>
    </style:style>
    <style:style style:name="T14" style:family="text">
      <style:text-properties fo:font-weight="normal" style:font-weight-asian="normal" style:font-weight-complex="normal"/>
    </style:style>
    <style:style style:name="T15" style:family="text">
      <style:text-properties fo:font-weight="normal" officeooo:rsid="00641b7a" style:font-weight-asian="normal" style:font-weight-complex="normal"/>
    </style:style>
    <style:style style:name="T16" style:family="text">
      <style:text-properties officeooo:rsid="005e51e0"/>
    </style:style>
    <style:style style:name="T17" style:family="text">
      <style:text-properties officeooo:rsid="0011bcd1"/>
    </style:style>
    <style:style style:name="T18" style:family="text">
      <style:text-properties fo:font-variant="normal" fo:text-transform="none" fo:letter-spacing="normal" fo:font-style="normal" loext:padding="0in" loext:border="none"/>
    </style:style>
    <style:style style:name="T19" style:family="text">
      <style:text-properties fo:font-variant="normal" fo:text-transform="none" fo:letter-spacing="normal" fo:font-style="normal" officeooo:rsid="00641b7a" loext:padding="0in" loext:border="none"/>
    </style:style>
    <style:style style:name="T20" style:family="text">
      <style:text-properties fo:font-variant="normal" fo:text-transform="none" fo:letter-spacing="normal" fo:font-style="normal" fo:font-weight="normal" officeooo:rsid="0010203a" style:font-weight-asian="normal" style:font-weight-complex="normal" loext:padding="0in" loext:border="none"/>
    </style:style>
    <style:style style:name="T21" style:family="text">
      <style:text-properties fo:font-variant="normal" fo:text-transform="none" fo:letter-spacing="normal" fo:font-style="normal" fo:font-weight="normal" officeooo:rsid="0011bcd1" style:font-weight-asian="normal" style:font-weight-complex="normal" loext:padding="0in" loext:border="none"/>
    </style:style>
    <style:style style:name="T22" style:family="text">
      <style:text-properties fo:font-variant="normal" fo:text-transform="none" fo:color="#000000" style:font-name="Arial1" fo:font-size="12pt" fo:letter-spacing="normal" fo:font-style="normal" fo:font-weight="normal" style:font-size-asian="12pt" style:font-size-complex="12pt"/>
    </style:style>
    <style:style style:name="T23" style:family="text">
      <style:text-properties fo:font-variant="normal" fo:text-transform="none" fo:color="#000000" style:font-name="Arial1" fo:font-size="12pt" fo:letter-spacing="normal" fo:font-style="normal" fo:font-weight="normal" officeooo:rsid="004e0bf5" style:font-size-asian="12pt" style:font-size-complex="12pt"/>
    </style:style>
    <style:style style:name="T24" style:family="text">
      <style:text-properties fo:font-variant="normal" fo:text-transform="none" fo:color="#000000" style:font-name="Arial1" fo:font-size="12pt" fo:letter-spacing="normal" fo:font-style="normal" fo:font-weight="normal" officeooo:rsid="002bc148" style:font-size-asian="12pt" style:font-weight-asian="normal" style:font-size-complex="12pt" style:font-weight-complex="normal"/>
    </style:style>
    <style:style style:name="T25" style:family="text">
      <style:text-properties fo:font-variant="normal" fo:text-transform="none" fo:color="#000000" style:font-name="Arial1" fo:font-size="12pt" fo:letter-spacing="normal" fo:font-style="normal" fo:font-weight="normal" officeooo:rsid="002c67fb" style:font-size-asian="12pt" style:font-weight-asian="normal" style:font-size-complex="12pt" style:font-weight-complex="normal"/>
    </style:style>
    <style:style style:name="T26" style:family="text">
      <style:text-properties fo:font-variant="normal" fo:text-transform="none" fo:color="#000000" style:font-name="Arial1" fo:font-size="12pt" fo:letter-spacing="normal" fo:font-style="normal" fo:font-weight="normal" officeooo:rsid="003e6514" style:font-size-asian="12pt" style:font-weight-asian="normal" style:font-size-complex="12pt" style:font-weight-complex="normal"/>
    </style:style>
    <style:style style:name="T27" style:family="text">
      <style:text-properties fo:font-variant="normal" fo:text-transform="none" fo:color="#000000" style:font-name="Arial1" fo:font-size="12pt" fo:letter-spacing="normal" fo:font-style="normal" style:font-size-asian="12pt" style:font-weight-asian="normal" style:font-size-complex="12pt" style:font-weight-complex="normal"/>
    </style:style>
    <style:style style:name="T28" style:family="text">
      <style:text-properties fo:font-variant="normal" fo:text-transform="none" fo:color="#000000" style:font-name="Arial1" fo:font-size="12pt" fo:letter-spacing="normal" fo:font-style="normal" officeooo:rsid="002ac6c2" style:font-size-asian="12pt" style:font-weight-asian="normal" style:font-size-complex="12pt" style:font-weight-complex="normal"/>
    </style:style>
    <style:style style:name="T29" style:family="text">
      <style:text-properties fo:font-variant="normal" fo:text-transform="none" fo:color="#000000" style:font-name="Arial1" fo:font-size="12pt" fo:letter-spacing="normal" fo:font-style="normal" officeooo:rsid="002ab504" style:font-size-asian="12pt" style:font-weight-asian="normal" style:font-size-complex="12pt" style:font-weight-complex="normal"/>
    </style:style>
    <style:style style:name="T30" style:family="text">
      <style:text-properties fo:font-variant="normal" fo:text-transform="none" fo:color="#000000" style:font-name="Arial1" fo:font-size="12pt" fo:letter-spacing="normal" fo:font-style="normal" officeooo:rsid="002ab504" style:font-size-asian="12pt" style:font-weight-asian="normal" style:font-size-complex="12pt" style:font-weight-complex="normal" loext:padding="0in" loext:border="none"/>
    </style:style>
    <style:style style:name="T31" style:family="text">
      <style:text-properties fo:font-variant="normal" fo:text-transform="none" fo:color="#000000" style:font-name="Arial1" fo:font-size="12pt" fo:letter-spacing="normal" fo:font-style="normal" officeooo:rsid="003e6514" style:font-size-asian="12pt" style:font-weight-asian="normal" style:font-size-complex="12pt" style:font-weight-complex="normal"/>
    </style:style>
    <style:style style:name="T32" style:family="text">
      <style:text-properties fo:font-variant="normal" fo:text-transform="none" fo:color="#000000" style:font-name="Arial1" fo:font-size="12pt" fo:letter-spacing="normal" fo:font-style="normal" officeooo:rsid="002bc148" style:font-size-asian="12pt" style:font-weight-asian="normal" style:font-size-complex="12pt" style:font-weight-complex="normal"/>
    </style:style>
    <style:style style:name="T33" style:family="text">
      <style:text-properties fo:font-variant="normal" fo:text-transform="none" fo:color="#000000" style:font-name="Arial1" fo:font-size="12pt" fo:letter-spacing="normal" fo:font-style="normal" style:text-underline-style="solid" style:text-underline-width="auto" style:text-underline-color="font-color" fo:font-weight="bold" style:font-size-asian="12pt" style:font-weight-asian="bold" style:font-size-complex="12pt" style:font-weight-complex="bold"/>
    </style:style>
    <style:style style:name="T34" style:family="text">
      <style:text-properties fo:font-variant="normal" fo:text-transform="none" fo:color="#000000" style:font-name="Arial1" fo:font-size="12pt" fo:letter-spacing="normal" fo:font-style="normal" style:text-underline-style="solid" style:text-underline-width="auto" style:text-underline-color="font-color" fo:font-weight="bold" officeooo:rsid="002bc148" style:font-size-asian="12pt" style:font-weight-asian="bold" style:font-size-complex="12pt" style:font-weight-complex="bold"/>
    </style:style>
    <style:style style:name="T35" style:family="text">
      <style:text-properties fo:font-variant="normal" fo:text-transform="none" fo:color="#000000" style:font-name="Arial1" fo:font-size="12pt" fo:letter-spacing="normal" fo:font-style="normal" fo:font-weight="bold" style:font-size-asian="12pt" style:font-weight-asian="bold" style:font-size-complex="12pt" style:font-weight-complex="bold"/>
    </style:style>
    <style:style style:name="T36" style:family="text">
      <style:text-properties fo:font-variant="normal" fo:text-transform="none" fo:color="#000000" style:font-name="Arial1" fo:font-size="12pt" fo:letter-spacing="normal" fo:font-style="normal" fo:font-weight="bold" officeooo:rsid="002ab504" style:font-size-asian="12pt" style:font-weight-asian="bold" style:font-size-complex="12pt" style:font-weight-complex="bold"/>
    </style:style>
    <style:style style:name="T37" style:family="text">
      <style:text-properties fo:font-variant="normal" fo:text-transform="none" fo:color="#000000" style:font-name="Arial1" fo:font-size="12pt" fo:letter-spacing="normal" fo:font-style="normal" style:text-underline-style="none" fo:font-weight="normal" officeooo:rsid="002bc148" style:font-size-asian="12pt" style:font-weight-asian="normal" style:font-size-complex="12pt" style:font-weight-complex="normal"/>
    </style:style>
    <style:style style:name="T38" style:family="text">
      <style:text-properties fo:font-variant="normal" fo:text-transform="none" fo:color="#000000" style:font-name="Arial1" fo:font-size="12pt" fo:letter-spacing="normal" fo:font-style="normal" style:text-underline-style="none" fo:font-weight="bold" style:font-size-asian="12pt" style:font-weight-asian="bold" style:font-size-complex="12pt" style:font-weight-complex="bold"/>
    </style:style>
    <style:style style:name="T39" style:family="text">
      <style:text-properties fo:font-variant="normal" fo:text-transform="none" fo:color="#000000" style:font-name="Arial1" fo:font-size="12pt" fo:letter-spacing="normal" fo:font-style="normal" style:text-underline-style="none" style:font-size-asian="12pt" style:font-weight-asian="normal" style:font-size-complex="12pt" style:font-weight-complex="normal"/>
    </style:style>
    <style:style style:name="T40" style:family="text">
      <style:text-properties fo:font-variant="normal" fo:text-transform="none" fo:color="#000000" fo:letter-spacing="normal" fo:font-style="normal" officeooo:rsid="00376d34" style:font-size-asian="12pt"/>
    </style:style>
    <style:style style:name="T41" style:family="text">
      <style:text-properties fo:font-variant="normal" fo:text-transform="none" fo:color="#000000" fo:letter-spacing="normal" fo:font-style="normal" officeooo:rsid="004e0bf5" style:font-size-asian="12pt"/>
    </style:style>
    <style:style style:name="T42" style:family="text">
      <style:text-properties fo:font-variant="normal" fo:text-transform="none" style:font-name="Arial1" fo:letter-spacing="normal" fo:font-style="normal" officeooo:rsid="002ac6c2" loext:padding="0in" loext:border="none"/>
    </style:style>
    <style:style style:name="T43" style:family="text">
      <style:text-properties fo:font-variant="normal" fo:text-transform="none" style:font-name="Arial1" fo:letter-spacing="normal" fo:font-style="normal" loext:padding="0in" loext:border="none"/>
    </style:style>
    <style:style style:name="T44" style:family="text">
      <style:text-properties fo:font-variant="normal" fo:text-transform="none" fo:font-size="12pt" fo:letter-spacing="normal" fo:font-weight="normal" officeooo:rsid="00572a07" style:font-size-asian="10.5pt" style:font-weight-asian="normal" style:font-size-complex="12pt" style:font-weight-complex="normal" loext:padding="0in" loext:border="none"/>
    </style:style>
    <style:style style:name="T45" style:family="text">
      <style:text-properties fo:font-variant="normal" fo:text-transform="none" fo:font-size="12pt" fo:letter-spacing="normal" fo:font-weight="normal" officeooo:rsid="00598a71" style:font-size-asian="10.5pt" style:font-weight-asian="normal" style:font-size-complex="12pt" style:font-weight-complex="normal" loext:padding="0in" loext:border="none"/>
    </style:style>
    <style:style style:name="T46" style:family="text">
      <style:text-properties fo:font-variant="normal" fo:text-transform="none" fo:font-size="12pt" fo:letter-spacing="normal" fo:font-weight="normal" officeooo:rsid="00626a64" style:font-size-asian="10.5pt" style:font-weight-asian="normal" style:font-size-complex="12pt" style:font-weight-complex="normal" loext:padding="0in" loext:border="none"/>
    </style:style>
    <style:style style:name="T47" style:family="text">
      <style:text-properties fo:font-variant="normal" fo:text-transform="none" fo:font-size="12pt" fo:letter-spacing="normal" fo:font-weight="normal" style:font-size-asian="10.5pt" style:font-weight-asian="normal" style:font-size-complex="12pt" style:font-weight-complex="normal" loext:padding="0in" loext:border="none"/>
    </style:style>
    <style:style style:name="T48" style:family="text">
      <style:text-properties fo:font-variant="normal" fo:text-transform="none" fo:font-size="12pt" fo:letter-spacing="normal" fo:font-weight="normal" officeooo:rsid="0057ee0b" style:font-size-asian="10.5pt" style:font-weight-asian="normal" style:font-size-complex="12pt" style:font-weight-complex="normal" loext:padding="0in" loext:border="none"/>
    </style:style>
    <style:style style:name="T49" style:family="text">
      <style:text-properties fo:font-variant="normal" fo:text-transform="none" fo:font-size="12pt" fo:letter-spacing="normal" style:text-underline-style="solid" style:text-underline-width="auto" style:text-underline-color="font-color" fo:font-weight="normal" officeooo:rsid="00572a07" style:font-size-asian="10.5pt" style:font-weight-asian="normal" style:font-size-complex="12pt" style:font-weight-complex="normal" loext:padding="0in" loext:border="none"/>
    </style:style>
    <style:style style:name="T50" style:family="text">
      <style:text-properties fo:font-variant="normal" fo:text-transform="none" fo:font-size="12pt" fo:letter-spacing="normal" style:text-underline-style="solid" style:text-underline-width="auto" style:text-underline-color="font-color" style:font-size-asian="10.5pt" style:font-size-complex="12pt" loext:padding="0in" loext:border="none"/>
    </style:style>
    <style:style style:name="T51" style:family="text">
      <style:text-properties fo:font-variant="normal" fo:text-transform="none" fo:font-size="12pt" fo:letter-spacing="normal" style:text-underline-style="solid" style:text-underline-width="auto" style:text-underline-color="font-color" officeooo:rsid="0059f7fc" style:font-size-asian="10.5pt" style:font-size-complex="12pt" loext:padding="0in" loext:border="none"/>
    </style:style>
    <style:style style:name="T52" style:family="text">
      <style:text-properties fo:font-variant="normal" fo:text-transform="none" fo:font-size="12pt" fo:letter-spacing="normal" style:text-underline-style="solid" style:text-underline-width="auto" style:text-underline-color="font-color" officeooo:rsid="006332da" style:font-size-asian="10.5pt" style:font-size-complex="12pt" loext:padding="0in" loext:border="none"/>
    </style:style>
    <style:style style:name="T53" style:family="text">
      <style:text-properties fo:font-variant="normal" fo:text-transform="none" fo:font-size="12pt" fo:letter-spacing="normal" style:text-underline-style="solid" style:text-underline-width="auto" style:text-underline-color="font-color" fo:font-weight="bold" style:font-size-asian="10.5pt" style:font-weight-asian="bold" style:font-size-complex="12pt" style:font-weight-complex="bold" loext:padding="0in" loext:border="none"/>
    </style:style>
    <style:style style:name="T54" style:family="text">
      <style:text-properties fo:font-variant="normal" fo:text-transform="none" fo:font-size="12pt" fo:letter-spacing="normal" style:text-underline-style="solid" style:text-underline-width="auto" style:text-underline-color="font-color" fo:font-weight="bold" officeooo:rsid="0059f7fc" style:font-size-asian="10.5pt" style:font-weight-asian="bold" style:font-size-complex="12pt" style:font-weight-complex="bold" loext:padding="0in" loext:border="none"/>
    </style:style>
    <style:style style:name="T55" style:family="text">
      <style:text-properties fo:font-variant="normal" fo:text-transform="none" fo:font-size="12pt" fo:letter-spacing="normal" style:text-underline-style="solid" style:text-underline-width="auto" style:text-underline-color="font-color" fo:font-weight="bold" officeooo:rsid="006332da" style:font-size-asian="10.5pt" style:font-weight-asian="bold" style:font-size-complex="12pt" style:font-weight-complex="bold" loext:padding="0in" loext:border="none"/>
    </style:style>
    <style:style style:name="T56" style:family="text">
      <style:text-properties fo:font-variant="normal" fo:text-transform="none" fo:font-size="12pt" fo:letter-spacing="normal" style:font-size-asian="10.5pt" style:font-size-complex="12pt" loext:padding="0in" loext:border="none"/>
    </style:style>
    <style:style style:name="T57" style:family="text">
      <style:text-properties fo:font-variant="normal" fo:text-transform="none" fo:font-size="12pt" fo:letter-spacing="normal" style:text-underline-style="none" fo:font-weight="normal" officeooo:rsid="00572a07" style:font-size-asian="10.5pt" style:font-weight-asian="normal" style:font-size-complex="12pt" style:font-weight-complex="normal" loext:padding="0in" loext:border="none"/>
    </style:style>
    <style:style style:name="T58" style:family="text">
      <style:text-properties fo:font-variant="normal" fo:text-transform="none" fo:font-size="12pt" fo:letter-spacing="normal" fo:font-weight="bold" style:font-size-asian="10.5pt" style:font-weight-asian="bold" style:font-size-complex="12pt" style:font-weight-complex="bold" loext:padding="0in" loext:border="none"/>
    </style:style>
    <style:style style:name="T59" style:family="text">
      <style:text-properties fo:font-variant="normal" fo:text-transform="none" fo:color="#cc00cc" fo:font-size="12pt" fo:letter-spacing="normal" officeooo:rsid="0059f7fc" style:font-size-asian="10.5pt" style:font-size-complex="12pt" loext:padding="0in" loext:border="none"/>
    </style:style>
    <style:style style:name="T60" style:family="text">
      <style:text-properties fo:font-variant="normal" fo:text-transform="none" style:font-name="Arial2" fo:font-size="12pt" fo:letter-spacing="normal" style:text-underline-style="none" style:font-size-asian="12pt" style:font-size-complex="12pt" loext:padding="0in" loext:border="none"/>
    </style:style>
    <style:style style:name="T61" style:family="text">
      <style:text-properties officeooo:rsid="001895fa"/>
    </style:style>
    <style:style style:name="T62" style:family="text">
      <style:text-properties officeooo:rsid="00381e9a"/>
    </style:style>
    <style:style style:name="T63" style:family="text">
      <style:text-properties officeooo:rsid="004e0bf5"/>
    </style:style>
    <style:style style:name="T64" style:family="text">
      <style:text-properties officeooo:rsid="0048621e"/>
    </style:style>
    <style:style style:name="T65" style:family="text">
      <style:text-properties officeooo:rsid="00449976"/>
    </style:style>
    <style:style style:name="T66" style:family="text">
      <style:text-properties officeooo:rsid="00454a94"/>
    </style:style>
    <style:style style:name="T67" style:family="text">
      <style:text-properties officeooo:rsid="004b12a5"/>
    </style:style>
    <style:style style:name="T68" style:family="text">
      <style:text-properties officeooo:rsid="004c6f37"/>
    </style:style>
    <style:style style:name="T69" style:family="text">
      <style:text-properties fo:color="#000000"/>
    </style:style>
    <style:style style:name="T70" style:family="text">
      <style:text-properties fo:color="#000000" officeooo:rsid="00659cea"/>
    </style:style>
    <style:style style:name="T71" style:family="text">
      <style:text-properties fo:color="#000000" officeooo:rsid="00661565"/>
    </style:style>
    <style:style style:name="T72" style:family="text">
      <style:text-properties fo:color="#000000" officeooo:rsid="0024daff"/>
    </style:style>
    <style:style style:name="T73" style:family="text">
      <style:text-properties fo:color="#000000" fo:font-size="12pt" officeooo:rsid="001bc854" style:font-size-asian="10.5pt" style:font-weight-asian="normal" style:font-size-complex="12pt" style:font-weight-complex="normal"/>
    </style:style>
    <style:style style:name="T74" style:family="text">
      <style:text-properties fo:color="#000000" fo:font-size="12pt" officeooo:rsid="003e6514" style:font-size-asian="10.5pt" style:font-weight-asian="normal" style:font-size-complex="12pt" style:font-weight-complex="normal"/>
    </style:style>
    <style:style style:name="T75" style:family="text">
      <style:text-properties fo:color="#000000" fo:language="es" fo:country="ES" officeooo:rsid="005cc2a6"/>
    </style:style>
    <style:style style:name="T76" style:family="text">
      <style:text-properties fo:color="#000000" officeooo:rsid="003e6514"/>
    </style:style>
    <style:style style:name="T77" style:family="text">
      <style:text-properties fo:color="#000000" officeooo:rsid="002d1492"/>
    </style:style>
    <style:style style:name="T78" style:family="text">
      <style:text-properties fo:font-weight="bold" style:font-weight-asian="bold" style:font-weight-complex="bold"/>
    </style:style>
    <style:style style:name="T79" style:family="text">
      <style:text-properties fo:font-weight="bold" officeooo:rsid="0002bf73" style:font-weight-asian="bold" style:font-weight-complex="bold"/>
    </style:style>
    <style:style style:name="T80" style:family="text">
      <style:text-properties fo:font-weight="bold" officeooo:rsid="001895fa" style:font-weight-asian="bold" style:font-weight-complex="bold"/>
    </style:style>
    <style:style style:name="T81" style:family="text">
      <style:text-properties fo:font-weight="bold" officeooo:rsid="000f6030" style:font-weight-asian="bold" style:font-weight-complex="bold"/>
    </style:style>
    <style:style style:name="T82" style:family="text">
      <style:text-properties fo:font-weight="bold" officeooo:rsid="0007cea3" style:font-weight-asian="bold" style:font-weight-complex="bold"/>
    </style:style>
    <style:style style:name="T83" style:family="text">
      <style:text-properties officeooo:rsid="0002cb7c"/>
    </style:style>
    <style:style style:name="T84" style:family="text">
      <style:text-properties fo:font-style="normal" style:text-underline-style="solid" style:text-underline-width="auto" style:text-underline-color="font-color" style:font-style-asian="normal" style:font-style-complex="normal"/>
    </style:style>
    <style:style style:name="T85" style:family="text">
      <style:text-properties fo:font-style="normal" style:text-underline-style="solid" style:text-underline-width="auto" style:text-underline-color="font-color" officeooo:rsid="005e51e0" style:font-style-asian="normal" style:font-style-complex="normal"/>
    </style:style>
    <style:style style:name="T86" style:family="text">
      <style:text-properties fo:font-style="normal" style:text-underline-style="solid" style:text-underline-width="auto" style:text-underline-color="font-color" officeooo:rsid="00641b7a" style:font-style-asian="normal" style:font-style-complex="normal"/>
    </style:style>
    <style:style style:name="T87" style:family="text">
      <style:text-properties officeooo:rsid="00196759"/>
    </style:style>
    <style:style style:name="T88" style:family="text">
      <style:text-properties officeooo:rsid="001ccf54"/>
    </style:style>
    <style:style style:name="T89" style:family="text">
      <style:text-properties officeooo:rsid="005cc2a6"/>
    </style:style>
    <style:style style:name="T90" style:family="text">
      <style:text-properties officeooo:rsid="004e8779"/>
    </style:style>
    <style:style style:name="T91" style:family="text">
      <style:text-properties fo:color="#000066"/>
    </style:style>
    <style:style style:name="T92" style:family="text">
      <style:text-properties fo:color="#000066" fo:language="es" fo:country="UY" style:font-name-asian="Calibri" style:font-name-complex="Calibri" style:language-complex="he" style:country-complex="IL"/>
    </style:style>
    <style:style style:name="T93" style:family="text">
      <style:text-properties fo:color="#000066" fo:language="es" fo:country="UY" officeooo:rsid="004e8779" style:font-name-asian="Calibri" style:font-name-complex="Calibri" style:language-complex="he" style:country-complex="IL"/>
    </style:style>
    <style:style style:name="T94" style:family="text">
      <style:text-properties fo:color="#000066" fo:language="es" fo:country="UY" officeooo:rsid="0007cea3" style:font-name-asian="Calibri" style:font-name-complex="Calibri" style:language-complex="he" style:country-complex="IL"/>
    </style:style>
    <style:style style:name="T95" style:family="text">
      <style:text-properties fo:color="#000066" fo:language="es" fo:country="UY" officeooo:rsid="0008a9e4" style:font-name-asian="Calibri" style:font-name-complex="Calibri" style:language-complex="he" style:country-complex="IL"/>
    </style:style>
    <style:style style:name="T96" style:family="text">
      <style:text-properties fo:color="#000066" fo:language="es" fo:country="UY" officeooo:rsid="000a4946" style:font-name-asian="Calibri" style:font-name-complex="Calibri" style:language-complex="he" style:country-complex="IL"/>
    </style:style>
    <style:style style:name="T97" style:family="text">
      <style:text-properties fo:color="#000066" fo:language="es" fo:country="UY" officeooo:rsid="000ae6d7" style:font-name-asian="Calibri" style:font-name-complex="Calibri" style:language-complex="he" style:country-complex="IL"/>
    </style:style>
    <style:style style:name="T98" style:family="text">
      <style:text-properties fo:color="#000066" officeooo:rsid="005cc2a6"/>
    </style:style>
    <style:style style:name="T99" style:family="text">
      <style:text-properties fo:color="#000066" style:font-name="Arial1" fo:font-size="12pt" officeooo:rsid="004e8779" style:font-size-asian="12pt" style:font-size-complex="12pt"/>
    </style:style>
    <style:style style:name="T100" style:family="text">
      <style:text-properties fo:color="#000066" style:font-name="Arial1" fo:font-size="12pt" fo:language="es" fo:country="UY" officeooo:rsid="0008a9e4" style:font-name-asian="Calibri" style:font-size-asian="12pt" style:font-name-complex="Calibri" style:font-size-complex="12pt" style:language-complex="he" style:country-complex="IL"/>
    </style:style>
    <style:style style:name="T101" style:family="text">
      <style:text-properties fo:color="#000066" style:font-name="Arial1" fo:font-size="12pt" fo:language="es" fo:country="UY" style:font-size-asian="12pt" style:font-size-complex="12pt" style:language-complex="he" style:country-complex="IL"/>
    </style:style>
    <style:style style:name="T102" style:family="text">
      <style:text-properties fo:color="#000066" style:font-name="Arial1" fo:font-size="12pt" fo:font-weight="normal" officeooo:rsid="0007cea3" style:font-size-asian="12pt" style:font-weight-asian="normal" style:font-size-complex="12pt" style:font-weight-complex="normal"/>
    </style:style>
    <style:style style:name="T103" style:family="text">
      <style:text-properties fo:color="#000066" officeooo:rsid="0007cea3"/>
    </style:style>
    <style:style style:name="T104" style:family="text">
      <style:text-properties fo:color="#000066" fo:font-weight="normal" style:font-weight-asian="normal" style:font-weight-complex="normal"/>
    </style:style>
    <style:style style:name="T105" style:family="text">
      <style:text-properties fo:color="#0066ff" style:font-name="Arial1" fo:font-size="12pt" style:font-size-asian="12pt" style:font-size-complex="12pt"/>
    </style:style>
    <style:style style:name="T106" style:family="text">
      <style:text-properties fo:language="es" fo:country="ES"/>
    </style:style>
    <style:style style:name="T107" style:family="text">
      <style:text-properties fo:language="es" fo:country="ES" officeooo:rsid="000ba42f"/>
    </style:style>
    <style:style style:name="T108" style:family="text">
      <style:text-properties fo:language="es" fo:country="ES" officeooo:rsid="001d73d7"/>
    </style:style>
    <style:style style:name="T109" style:family="text">
      <style:text-properties officeooo:rsid="000e0247"/>
    </style:style>
    <style:style style:name="T110" style:family="text">
      <style:text-properties fo:font-style="italic" style:font-style-asian="italic" style:font-style-complex="italic"/>
    </style:style>
    <style:style style:name="T111" style:family="text">
      <style:text-properties officeooo:rsid="00061e2b"/>
    </style:style>
    <style:style style:name="T112" style:family="text">
      <style:text-properties officeooo:rsid="0006449f"/>
    </style:style>
    <style:style style:name="T113" style:family="text">
      <style:text-properties officeooo:rsid="0007cea3"/>
    </style:style>
    <style:style style:name="T114" style:family="text">
      <style:text-properties fo:color="#0000ff"/>
    </style:style>
    <style:style style:name="T115" style:family="text">
      <style:text-properties officeooo:rsid="0008a9e4"/>
    </style:style>
    <style:style style:name="T116" style:family="text">
      <style:text-properties officeooo:rsid="000a4946"/>
    </style:style>
    <style:style style:name="T117" style:family="text">
      <style:text-properties officeooo:rsid="000ae6d7"/>
    </style:style>
    <style:style style:name="T118" style:family="text">
      <style:text-properties officeooo:rsid="000c8595"/>
    </style:style>
    <style:style style:name="T119" style:family="text">
      <style:text-properties officeooo:rsid="000e0b5d"/>
    </style:style>
    <style:style style:name="T120" style:family="text">
      <style:text-properties officeooo:rsid="000f6030"/>
    </style:style>
    <style:style style:name="T121" style:family="text">
      <style:text-properties officeooo:rsid="0035c283"/>
    </style:style>
    <style:style style:name="T122" style:family="text">
      <style:text-properties officeooo:rsid="00626a64"/>
    </style:style>
    <style:style style:name="T123" style:family="text">
      <style:text-properties officeooo:rsid="00376d34"/>
    </style:style>
    <style:style style:name="T124" style:family="text">
      <style:text-properties officeooo:rsid="004e0bf5" style:font-size-asian="12pt"/>
    </style:style>
    <style:style style:name="T125" style:family="text">
      <style:text-properties officeooo:rsid="003832d9"/>
    </style:style>
    <style:style style:name="T126" style:family="text">
      <style:text-properties officeooo:rsid="002dd6ed"/>
    </style:style>
    <style:style style:name="T127" style:family="text">
      <style:text-properties officeooo:rsid="00103d32"/>
    </style:style>
    <style:style style:name="T128" style:family="text">
      <style:text-properties style:text-underline-style="none"/>
    </style:style>
    <style:style style:name="T129" style:family="text">
      <style:text-properties style:text-underline-style="none" officeooo:rsid="00109b14"/>
    </style:style>
    <style:style style:name="T130" style:family="text">
      <style:text-properties style:text-underline-style="solid" style:text-underline-width="auto" style:text-underline-color="font-color"/>
    </style:style>
    <style:style style:name="T131" style:family="text">
      <style:text-properties style:text-underline-style="solid" style:text-underline-width="auto" style:text-underline-color="font-color" officeooo:rsid="00626a64"/>
    </style:style>
    <style:style style:name="T132" style:family="text">
      <style:text-properties style:text-underline-style="solid" style:text-underline-width="auto" style:text-underline-color="font-color" fo:font-weight="bold" style:font-weight-asian="bold" style:font-weight-complex="bold"/>
    </style:style>
    <style:style style:name="T133" style:family="text">
      <style:text-properties style:text-underline-style="solid" style:text-underline-width="auto" style:text-underline-color="font-color" fo:font-weight="bold" officeooo:rsid="00626a64" style:font-weight-asian="bold" style:font-weight-complex="bold"/>
    </style:style>
    <style:style style:name="T134" style:family="text">
      <style:text-properties fo:font-size="12pt" officeooo:rsid="001bc854" style:font-size-asian="10.5pt" style:font-weight-asian="normal" style:font-size-complex="12pt" style:font-weight-complex="normal"/>
    </style:style>
    <style:style style:name="T135" style:family="text">
      <style:text-properties officeooo:rsid="0039d533"/>
    </style:style>
    <style:style style:name="T136" style:family="text">
      <style:text-properties officeooo:rsid="004d7348"/>
    </style:style>
    <style:style style:name="T137" style:family="text">
      <style:text-properties officeooo:rsid="005289a2"/>
    </style:style>
    <style:style style:name="T138" style:family="text">
      <style:text-properties fo:font-size="16pt" style:font-size-asian="14pt" style:font-weight-asian="bold" style:font-size-complex="16pt" style:font-weight-complex="bold"/>
    </style:style>
    <style:style style:name="T139" style:family="text">
      <style:text-properties fo:font-size="16pt" officeooo:rsid="005e51e0" style:font-size-asian="14pt" style:font-weight-asian="bold" style:font-size-complex="16pt" style:font-weight-complex="bold"/>
    </style:style>
    <style:style style:name="T140" style:family="text">
      <style:text-properties fo:font-size="16pt" officeooo:rsid="00641b7a" style:font-size-asian="14pt" style:font-weight-asian="bold" style:font-size-complex="16pt" style:font-weight-complex="bold"/>
    </style:style>
    <style:style style:name="T141" style:family="text">
      <style:text-properties fo:font-size="16pt" officeooo:rsid="00641b7a" style:font-size-asian="16pt" style:font-weight-asian="bold" style:font-size-complex="16pt" style:font-weight-complex="bold"/>
    </style:style>
    <style:style style:name="T142" style:family="text">
      <style:text-properties fo:font-size="16pt" officeooo:rsid="005e51e0" style:font-size-asian="16pt" style:font-weight-asian="bold" style:font-size-complex="16pt" style:font-weight-complex="bold"/>
    </style:style>
    <style:style style:name="T143" style:family="text">
      <style:text-properties fo:font-size="16pt" officeooo:rsid="002fef7d" style:font-size-asian="16pt" style:font-weight-asian="bold" style:font-size-complex="16pt" style:font-weight-complex="bold"/>
    </style:style>
    <style:style style:name="T144" style:family="text">
      <style:text-properties officeooo:rsid="005acdec"/>
    </style:style>
    <style:style style:name="T145" style:family="text">
      <style:text-properties style:font-name="Arial2" style:font-style-asian="normal" style:font-style-complex="normal"/>
    </style:style>
    <style:style style:name="T146" style:family="text">
      <style:text-properties style:font-name="Arial2" officeooo:rsid="005acdec" style:font-style-asian="normal" style:font-style-complex="normal"/>
    </style:style>
    <style:style style:name="T147" style:family="text">
      <style:text-properties style:font-name="Arial2" officeooo:rsid="005cae48" style:font-style-asian="normal" style:font-style-complex="normal"/>
    </style:style>
    <style:style style:name="T148" style:family="text">
      <style:text-properties style:font-name="Arial2" officeooo:rsid="00598a71" style:font-style-asian="normal" style:font-style-complex="normal"/>
    </style:style>
    <style:style style:name="T149" style:family="text">
      <style:text-properties style:font-name="Arial2" officeooo:rsid="00109b14" style:font-style-asian="normal" style:font-style-complex="normal"/>
    </style:style>
    <style:style style:name="T150" style:family="text">
      <style:text-properties style:font-name="Arial2" fo:font-weight="bold" style:font-style-asian="normal" style:font-weight-asian="bold" style:font-style-complex="normal" style:font-weight-complex="bold"/>
    </style:style>
    <style:style style:name="T151" style:family="text">
      <style:text-properties style:font-name="Arial2" fo:font-weight="bold" officeooo:rsid="005acdec" style:font-style-asian="normal" style:font-weight-asian="bold" style:font-style-complex="normal" style:font-weight-complex="bold"/>
    </style:style>
    <style:style style:name="T152" style:family="text">
      <style:text-properties fo:color="#252525"/>
    </style:style>
    <style:style style:name="T153" style:family="text">
      <style:text-properties fo:color="#252525" officeooo:rsid="002fef7d"/>
    </style:style>
    <style:style style:name="T154" style:family="text">
      <style:text-properties fo:color="#252525" style:text-underline-style="solid" style:text-underline-width="auto" style:text-underline-color="font-color"/>
    </style:style>
    <style:style style:name="T155" style:family="text">
      <style:text-properties fo:color="#252525" style:text-underline-style="solid" style:text-underline-width="auto" style:text-underline-color="font-color" fo:font-weight="bold" style:font-weight-asian="bold" style:font-weight-complex="bold"/>
    </style:style>
    <style:style style:name="T156" style:family="text">
      <style:text-properties fo:color="#252525" style:text-underline-style="none"/>
    </style:style>
    <style:style style:name="T157" style:family="text">
      <style:text-properties fo:color="#252525" style:text-underline-style="none" officeooo:rsid="00310d3e"/>
    </style:style>
    <style:style style:name="T158" style:family="text">
      <style:text-properties fo:color="#252525" style:text-underline-style="none" officeooo:rsid="003275e2"/>
    </style:style>
    <style:style style:name="T159" style:family="text">
      <style:text-properties fo:color="#252525" style:text-underline-style="none" fo:font-weight="bold" style:font-weight-asian="bold" style:font-weight-complex="bold"/>
    </style:style>
    <style:style style:name="T160" style:family="text">
      <style:text-properties fo:color="#252525" fo:font-weight="bold" style:font-weight-asian="bold" style:font-weight-complex="bold"/>
    </style:style>
    <style:style style:name="T161" style:family="text">
      <style:text-properties fo:color="#252525" fo:font-style="normal" style:text-underline-style="none"/>
    </style:style>
    <style:style style:name="T162" style:family="text">
      <style:text-properties fo:color="#252525" fo:font-style="normal" style:text-underline-style="none" officeooo:rsid="003275e2"/>
    </style:style>
    <style:style style:name="T163" style:family="text">
      <style:text-properties officeooo:rsid="006795d5"/>
    </style:style>
    <style:style style:name="T164" style:family="text">
      <style:text-properties officeooo:rsid="0051dca2"/>
    </style:style>
    <style:style style:name="T165" style:family="text">
      <style:text-properties style:text-line-through-style="none" style:text-line-through-type="none" style:text-underline-style="none"/>
    </style:style>
    <style:style style:name="T166" style:family="text">
      <style:text-properties officeooo:rsid="0055f378"/>
    </style:style>
    <style:style style:name="T167" style:family="text">
      <style:text-properties officeooo:rsid="0059f7fc"/>
    </style:style>
    <style:style style:name="T168" style:family="text">
      <style:text-properties officeooo:rsid="00598a71"/>
    </style:style>
    <style:style style:name="T169" style:family="text">
      <style:text-properties officeooo:rsid="005e75d2"/>
    </style:style>
    <style:style style:name="T170" style:family="text">
      <style:text-properties officeooo:rsid="001fe04b"/>
    </style:style>
    <style:style style:name="T171" style:family="text">
      <style:text-properties style:font-weight-asian="bold" style:font-weight-complex="bold"/>
    </style:style>
    <style:style style:name="T172" style:family="text">
      <style:text-properties officeooo:rsid="00641b7a" style:font-weight-asian="bold" style:font-weight-complex="bold"/>
    </style:style>
    <style:style style:name="T173" style:family="text">
      <style:text-properties style:font-name="Arial1"/>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Indice:</text:p>
      <text:p text:style-name="P1"/>
      <text:p text:style-name="P1"/>
      <text:p text:style-name="P1">1. <text:s/><text:span text:style-name="T12">Introducción.</text:span></text:p>
      <text:p text:style-name="P1">2. <text:s/>Anteproyecto.</text:p>
      <text:p text:style-name="P1"><text:tab/><text:span text:style-name="T13">2.1 Alcance del proyecto.</text:span></text:p>
      <text:p text:style-name="P1"><text:tab/>2.<text:span text:style-name="T13">2</text:span> Relevamiento.</text:p>
      <text:p text:style-name="P1"><text:tab/><text:tab/><text:span text:style-name="T14">2.</text:span><text:span text:style-name="T15">2</text:span><text:span text:style-name="T14">.2 Modelo de entrevista.</text:span></text:p>
      <text:p text:style-name="P1"><text:tab/><text:tab/><text:span text:style-name="T14">2.</text:span><text:span text:style-name="T15">2</text:span><text:span text:style-name="T14">.3 Entrevistas.</text:span></text:p>
      <text:p text:style-name="P1"><text:tab/><text:span text:style-name="T16">2.3 Diagnostico de la situación actual.</text:span></text:p>
      <text:p text:style-name="P2"><text:tab/>2.<text:span text:style-name="T13">4</text:span> Análisis F.O.D.A.</text:p>
      <text:p text:style-name="P2"><text:tab/><text:tab/><text:span text:style-name="T14">2.</text:span><text:span text:style-name="T15">4</text:span><text:span text:style-name="T14">.1 Alternativas de solución.</text:span></text:p>
      <text:p text:style-name="P2"><text:tab/><text:span text:style-name="T17">2.5 Limitaciones.</text:span></text:p>
      <text:p text:style-name="P2"><text:span text:style-name="T18"><text:tab/>2.</text:span><text:span text:style-name="T19">6</text:span><text:span text:style-name="T18"> Recomendación.</text:span></text:p>
      <text:p text:style-name="P8">3. Estudio de la factibilidades.</text:p>
      <text:p text:style-name="P2"><text:span text:style-name="T18"><text:tab/></text:span><text:span text:style-name="T20">3.1 Legal.</text:span></text:p>
      <text:p text:style-name="P9"><text:tab/>3.2 Operativa.</text:p>
      <text:p text:style-name="P2"><text:span text:style-name="T20"><text:tab/>3.3 </text:span><text:span text:style-name="T21">Técnica.</text:span></text:p>
      <text:p text:style-name="P2"><text:span text:style-name="T20"><text:tab/>3.4 </text:span><text:span text:style-name="T21">Económica.</text:span></text:p>
      <text:p text:style-name="P8">4. Especificación de Requerimiento.</text:p>
      <text:p text:style-name="P12"><text:span text:style-name="T12">5</text:span>. Anexos.</text:p>
      <text:p text:style-name="P7"/>
      <text:p text:style-name="P7"/>
      <text:p text:style-name="P7"/>
      <text:p text:style-name="P7"/>
      <text:p text:style-name="P42"><text:soft-page-break/>1.Introducción:</text:p>
      <text:p text:style-name="P24"/>
      <text:p text:style-name="P25"><text:tab/>El grupo de proyecto integrado por Camila Galván, Giuliana Esquibel, <text:span text:style-name="T61">Sebastián</text:span> Est<text:span text:style-name="T61">é</text:span>vez e Ian Cerpa de la clase 3ºBB <text:span text:style-name="T62">del turno matutino </text:span>del Instituto <text:span text:style-name="T61">Tecnológico</text:span> de <text:span text:style-name="T61">Informática</text:span> (ITI), <text:span text:style-name="T61">se le ha solicitado un proyecto de </text:span><text:span text:style-name="T80">S.I.G.A.T. </text:span><text:span text:style-name="T61"><text:s/>que busca confeccionar un sistema informático que contribuya el facilitar la gestión y administración del control de la producción láctea.</text:span></text:p>
      <text:p text:style-name="P25"/>
      <text:p text:style-name="P26"><text:tab/>La empresa <text:span text:style-name="T78">I.S.U.</text:span> (<text:span text:style-name="T78">I</text:span>nsumos y <text:span text:style-name="T78">S</text:span>oporte al <text:span text:style-name="T78">U</text:span>suario) esta conformada por las personas previamente mencionadas <text:span text:style-name="T63">y sera la encargada de poner en marcha dicho proyecto.</text:span></text:p>
      <text:p text:style-name="P26"/>
      <text:p text:style-name="P27"><text:tab/>Como anteriormente mencionado el proyecto <text:span text:style-name="T78">S.I.G.A.T.</text:span> busca confeccionar un sistema informático. <text:span text:style-name="T64">E</text:span>l objetivo de est<text:span text:style-name="T65">e</text:span> es el <text:span text:style-name="T61">facilitar la gestión y administración del control de la producción láctea, </text:span>a través de est<text:span text:style-name="T65">e</text:span> el <text:span text:style-name="T66">cliente</text:span> va a tener la opción d<text:span text:style-name="T65">e acceder a información almacenada sobre sistema; sobre el tambo y los animales que integran a este. Ademas de consultar, el cliente puede ingresar, modificar y eliminar datos del sistema y/o tambo.</text:span></text:p>
      <text:p text:style-name="P27"/>
      <text:p text:style-name="P28"><text:tab/>El programa <text:span text:style-name="T67">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indice de </text:span><text:soft-page-break/><text:span text:style-name="T67">preñez, la producción anual y diaria.</text:span></text:p>
      <text:p text:style-name="P28"/>
      <text:p text:style-name="P29"><text:tab/>Dependiendo <text:span text:style-name="T83">d</text:span>el usuario <text:span text:style-name="T83">que ingrese</text:span>, el sistema <text:span text:style-name="T83">otorgara</text:span> <text:span text:style-name="T83">acceso a distintas funciones y partes de él (sistema)</text:span>, <text:span text:style-name="T68">a continuación se detallaran estos en un orden de jerarquía</text:span>:</text:p>
      <text:p text:style-name="P29"/>
      <text:p text:style-name="P29"><text:tab/><text:span text:style-name="T78">Auxiliar</text:span>: este tipo de usuario solo tiene permiso de ingreso y consulta de información.</text:p>
      <text:p text:style-name="P29"/>
      <text:p text:style-name="P29"><text:tab/><text:span text:style-name="T78">Administrado</text:span><text:span text:style-name="T79">re</text:span><text:span text:style-name="T78">s del establecimiento</text:span>: <text:span text:style-name="T68">este puede acceder a los datos de su establecimiento pudiendo así consultar indicadores y datos de los animales teniendo la posibilidad de ingresar información.</text:span></text:p>
      <text:p text:style-name="P29"/>
      <text:p text:style-name="P30"><text:tab/><text:span text:style-name="T78">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30"/>
      <text:p text:style-name="P31"><text:tab/>Hay otro usuario denominado <text:span text:style-name="T78">Administrador del sistema</text:span> este es el que se encarga de todo lo relacionado con dicho sistema: Actualizar software; acceso a la base de datos; monitoreo de redes; alta, baja, modificación y consulta de usuarios; entre otros.</text:p>
      <text:p text:style-name="P31"/>
      <text:p text:style-name="P31"/>
      <text:p text:style-name="P31"/>
      <text:p text:style-name="P31"/>
      <text:p text:style-name="P23"><text:soft-page-break/>2. Anteproyecto:</text:p>
      <text:p text:style-name="P23"/>
      <text:p text:style-name="P14"><text:span text:style-name="T69"><text:tab/>Es diagnosticar la </text:span><text:span text:style-name="T72">situación</text:span><text:span text:style-name="T69"> actual, sugerir alternativas de solución, estudiar la factibilidades de las mismas, definir alcance inicial del sistema, establecer objetivos de esté y determinar requerimientos de alto nive</text:span>l.</text:p>
      <text:p text:style-name="P13"/>
      <text:p text:style-name="P33">2.1 Alcance inicial del proyecto:</text:p>
      <text:p text:style-name="P33"/>
      <text:p text:style-name="P15"><text:span text:style-name="T69"><text:tab/>Es generar un sistema apropiado a las necesidades de los clientes, en este caso sera para la gestión administrativa de tambos </text:span><text:span text:style-name="T70">que incluye guardar datos inaprensibles para el control de dicha estancia</text:span><text:span text:style-name="T69">. </text:span><text:span text:style-name="T70">Los datos que se guardaran </text:span><text:span text:style-name="T71">serán</text:span><text:span text:style-name="T70"> del ganado vacuno ya que se trata de la gestión de la producción láctea, </text:span><text:span text:style-name="T71">se guardara los dígitos de la caravana que identifica a cada vaca, también los estados de estas, la producción de cada una de ellas, la cantidad de ordeñes por día, <text:s/>fecha de nacimiento, raza, lugar actual donde se encuentra, fecha de preñes. Del tambo se guardaran los datos de porcentaje de preñes, parición, reposición; </text:span><text:span text:style-name="T69"><text:s/></text:span><text:span text:style-name="T71">producción total, diaria, anual, explotación.</text:span></text:p>
      <text:p text:style-name="P32"/>
      <text:p text:style-name="P22">2.<text:span text:style-name="T13">2 </text:span>Relevamiento:</text:p>
      <text:p text:style-name="P22"/>
      <text:p text:style-name="P16"><text:tab/>Es obtener la información necesaria para poder entender la situación actual, es decir, recolectar información del entorno, de la organización y sobre los problemas. Para poder obtener esta información se utilizan las entrevistas (<text:span text:style-name="T83">a</text:span>biertas y/o cerradas), cuestionarios, revisión de registros, observaciones.</text:p>
      <text:p text:style-name="P16"><text:tab/></text:p>
      <text:p text:style-name="P16"><text:tab/>La empresa <text:span text:style-name="T78">I.S.U</text:span> (<text:span text:style-name="T78">I</text:span>nsumos y <text:span text:style-name="T78">S</text:span>oporte al <text:span text:style-name="T78">U</text:span>suario) estará obteniendo información a través de entrevistas abiertas ya que en estas se recolectara<text:span text:style-name="T83">n</text:span> <text:soft-page-break/><text:span text:style-name="T83">datos</text:span> especific<text:span text:style-name="T83">os</text:span> como para enriquecer el conocimiento del tema del proyecto, que en este caso sera de<text:span text:style-name="T61"> gestión administrativa de la producción láctea.</text:span></text:p>
      <text:p text:style-name="P34"><text:span text:style-name="T1"><text:tab/>Dicha empresa se dirigió a la </text:span><text:span text:style-name="T7">Escuela Agraria “La Concordia”</text:span><text:span text:style-name="T1"> ubicada en</text:span><text:span text:style-name="T3"> </text:span><text:span text:style-name="T22">Ruta 21 Km 305.500 </text:span><text:span text:style-name="T23">en el departamento de</text:span><text:span text:style-name="T22"> Soriano, Uruguay</text:span><text:span text:style-name="T3"> para el relevamiento de datos.</text:span></text:p>
      <text:p text:style-name="P35"><text:span text:style-name="T2"><text:tab/>También uno de los integrantes de la empresa fue por su lado y entrevisto </text:span><text:span text:style-name="T5">a </text:span><text:span text:style-name="T2">un señor llamado Noam Vasilisqui que fue </text:span><text:span text:style-name="T4">director</text:span><text:span text:style-name="T2"> de un tambo.</text:span></text:p>
      <text:p text:style-name="P19"/>
      <text:p text:style-name="P19"><text:tab/><text:span text:style-name="T110">A continuación se dejara las entrevistas y un modelo de la misma.</text:span></text:p>
      <text:p text:style-name="P20"/>
      <text:p text:style-name="P18"/>
      <text:p text:style-name="P18"/>
      <text:p text:style-name="P18"/>
      <text:p text:style-name="P18"/>
      <text:p text:style-name="P18"/>
      <text:p text:style-name="P18"/>
      <text:p text:style-name="P18"/>
      <text:p text:style-name="P18"/>
      <text:p text:style-name="P18"/>
      <text:p text:style-name="P18"/>
      <text:p text:style-name="P18"/>
      <text:p text:style-name="P45"/>
      <text:p text:style-name="P45"/>
      <text:p text:style-name="P45"/>
      <text:p text:style-name="P45"/>
      <text:p text:style-name="P45"/>
      <text:p text:style-name="P45"/>
      <text:p text:style-name="P45"/>
      <text:p text:style-name="P21"><text:soft-page-break/><text:span text:style-name="T85">2.</text:span><text:span text:style-name="T86">2</text:span><text:span text:style-name="T85">.1 </text:span><text:span text:style-name="T84">Modelo de entrevista</text:span>:</text:p>
      <text:p text:style-name="P17"/>
      <text:p text:style-name="P5"><text:tab/>Entrevista para todos los empleados y/o dueño que trabajen y lleven a cabo el desarrollo del tambo:</text:p>
      <text:p text:style-name="P5"/>
      <text:list xml:id="list8869599792974044351" text:style-name="WWNum1">
        <text:list-item>
          <text:p text:style-name="P111">Nombre completo:</text:p>
        </text:list-item>
        <text:list-item>
          <text:p text:style-name="P111">Sexo:</text:p>
        </text:list-item>
        <text:list-item>
          <text:p text:style-name="P111">Años trabajados:</text:p>
        </text:list-item>
        <text:list-item>
          <text:p text:style-name="P111">¿En qu<text:span text:style-name="T111">é</text:span> área trabaja?</text:p>
        </text:list-item>
        <text:list-item>
          <text:p text:style-name="P111">¿Guarda la información/datos del tambo en algún lugar?¿C<text:span text:style-name="T111">ó</text:span>mo la guarda?</text:p>
          <text:list>
            <text:list-item>
              <text:p text:style-name="P111">¿Qu<text:span text:style-name="T111">é</text:span> tipo de datos guarda o son importantes para llevar un control de dicho tambo?</text:p>
            </text:list-item>
            <text:list-item>
              <text:p text:style-name="P111">¿Cada cu<text:span text:style-name="T111">á</text:span>nto hace un control diariamente, semanalmente o mensualmente?</text:p>
            </text:list-item>
          </text:list>
        </text:list-item>
        <text:list-item>
          <text:p text:style-name="P111">¿C<text:span text:style-name="T111">ó</text:span>mo llevan el conteo del ganado?</text:p>
          <text:list>
            <text:list-item>
              <text:p text:style-name="P111">¿Cu<text:span text:style-name="T111">á</text:span>nto ganado tiene cada hectárea?</text:p>
            </text:list-item>
            <text:list-item>
              <text:p text:style-name="P111">En las maquinas de ordeñe, <text:span text:style-name="T111">¿</text:span>c<text:span text:style-name="T111">ó</text:span>mo llevan el conteo?</text:p>
            </text:list-item>
          </text:list>
        </text:list-item>
        <text:list-item>
          <text:p text:style-name="P111">¿C<text:span text:style-name="T111">ó</text:span>mo llevan el control de la pasturas, raciones y reservas de ellas? ¿D<text:span text:style-name="T111">ó</text:span>nde los guarda?</text:p>
          <text:list>
            <text:list-item>
              <text:p text:style-name="P111">¿Es importante saber d<text:span text:style-name="T111">ó</text:span>nde esta la mejor pastura?</text:p>
            </text:list-item>
            <text:list-item>
              <text:p text:style-name="P111">¿Es importante saber cu<text:span text:style-name="T111">á</text:span>nta pastura o ración se le da cada <text:s/>vaca?</text:p>
              <text:list>
                <text:list-item>
                  <text:p text:style-name="P111">¿C<text:span text:style-name="T111">ó</text:span>mo es la gestión? </text:p>
                </text:list-item>
              </text:list>
            </text:list-item>
            <text:list-item>
              <text:p text:style-name="P111">¿Hay diferente<text:span text:style-name="T111">s</text:span> tipo<text:span text:style-name="T111">s</text:span> de pasturas? </text:p>
              <text:list>
                <text:list-item>
                  <text:p text:style-name="P111">Si es así, ¿<text:span text:style-name="T111">q</text:span>u<text:span text:style-name="T111">é</text:span> tipo de pastura hay en cada hectárea?</text:p>
                </text:list-item>
              </text:list>
            </text:list-item>
          </text:list>
        </text:list-item>
        <text:list-item>
          <text:p text:style-name="P111">¿Sabe que es un sistema de gestión?</text:p>
        </text:list-item>
        <text:list-item>
          <text:p text:style-name="P111"><text:soft-page-break/>¿Le gustaría incorporar un sistema de gestión?</text:p>
          <text:list>
            <text:list-item>
              <text:p text:style-name="P111">¿Le serviría que su sistema le mostrara los alertas del pronostico del tiempo? </text:p>
            </text:list-item>
          </text:list>
        </text:list-item>
        <text:list-item>
          <text:p text:style-name="P111">¿De cu<text:span text:style-name="T111">á</text:span>nto es la productividad el tambo?</text:p>
        </text:list-item>
        <text:list-item>
          <text:p text:style-name="P111">¿Cu<text:span text:style-name="T111">á</text:span>ndo tiene picos altos de producción? (Meses, temporadas, estaciones)</text:p>
        </text:list-item>
        <text:list-item>
          <text:p text:style-name="P111">¿<text:bookmark-start text:name="_GoBack1"/>Cu<text:span text:style-name="T111">á</text:span>ndo<text:bookmark-end text:name="_GoBack1"/> son los picos bajos de producción?</text:p>
        </text:list-item>
        <text:list-item>
          <text:p text:style-name="P111"><text:span text:style-name="T87">¿</text:span>Cu<text:span text:style-name="T111">á</text:span>ntas veces al día se ordeña?</text:p>
          <text:list>
            <text:list-item>
              <text:p text:style-name="P112">¿Que horas son las mejores para el ordeñe?</text:p>
            </text:list-item>
          </text:list>
        </text:list-item>
        <text:list-item>
          <text:p text:style-name="P111">¿Cu<text:span text:style-name="T111">á</text:span>ntos litros de leche vende?</text:p>
          <text:list>
            <text:list-item>
              <text:p text:style-name="P111">Si le sobra, ¿qu<text:span text:style-name="T111">é</text:span> hace con esa leche?</text:p>
            </text:list-item>
            <text:list-item>
              <text:p text:style-name="P111">¿Cada cu<text:span text:style-name="T111">á</text:span>nto se llevan la producción?</text:p>
            </text:list-item>
            <text:list-item>
              <text:p text:style-name="P111">Si hay un inconveniente con los compradores, ¿qu<text:span text:style-name="T111">é</text:span> se hace con dicha producción?</text:p>
              <text:list>
                <text:list-item>
                  <text:p text:style-name="P111">¿Se mantiene la producción, cómo? </text:p>
                </text:list-item>
              </text:list>
            </text:list-item>
          </text:list>
        </text:list-item>
        <text:list-item>
          <text:p text:style-name="P111">¿Cuál es el índice de preñez?</text:p>
          <text:list>
            <text:list-item>
              <text:p text:style-name="P111">Si la vaca no queda preñada, ¿<text:span text:style-name="T111">q</text:span>u<text:span text:style-name="T111">é</text:span> se hace con ella? </text:p>
            </text:list-item>
            <text:list-item>
              <text:p text:style-name="P111">Y si la vaca pierde a la cría, ¿qu<text:span text:style-name="T111">é</text:span> se hace?¿ Qu<text:span text:style-name="T112">é</text:span> le pasa?</text:p>
            </text:list-item>
            <text:list-item>
              <text:p text:style-name="P111">¿Lleva un registro de las vacas que están preñadas, las que están alimentando a su cría y las que ya no producen leche? ¿C<text:span text:style-name="T112">ó</text:span>mo?</text:p>
            </text:list-item>
          </text:list>
        </text:list-item>
      </text:list>
      <text:p text:style-name="P6"/>
      <text:p text:style-name="P5">Gracias por su atención, en caso de mas interrogantes podríamos volver o comunicarnos a través de un correo electrónico o teléfono, <text:span text:style-name="T88">desde ya muchas gracias.</text:span></text:p>
      <text:p text:style-name="P3">Correo: <text:a xlink:type="simple" xlink:href="mailto:isu.srl.uy@gmail.com" text:style-name="Internet_20_link" text:visited-style-name="Visited_20_Internet_20_Link">isu.srl.uy@gmail.com</text:a></text:p>
      <text:p text:style-name="P3">Teléfono: 29026646</text:p>
      <text:p text:style-name="P122"><text:soft-page-break/><text:span text:style-name="T130">2.2.2 Entrevistas hechas.</text:span></text:p>
      <text:p text:style-name="P38"/>
      <text:p text:style-name="P39"><text:tab/>Entrevista para todos los empleados y/o dueño que trabajen y lleven a cabo el desarrollo del tambo: <text:span text:style-name="T89">Director de tambo</text:span></text:p>
      <text:list xml:id="list5045893320249673039" text:style-name="WW8Num1">
        <text:list-item>
          <text:p text:style-name="P124"><text:span text:style-name="T8">Nombre completo:</text:span><text:span text:style-name="T9"> </text:span><text:span text:style-name="T99">Noam </text:span><text:span text:style-name="T102">Vasilisqu</text:span><text:span text:style-name="T6">i</text:span></text:p>
          <text:list>
            <text:list-item>
              <text:p text:style-name="P127">Sexo: <text:span text:style-name="T104">-</text:span></text:p>
            </text:list-item>
            <text:list-item>
              <text:p text:style-name="P125"><text:span text:style-name="T78">Años trabajados:</text:span> <text:span text:style-name="T91">15</text:span></text:p>
            </text:list-item>
            <text:list-item>
              <text:p text:style-name="P125"><text:span text:style-name="T78">¿En qu</text:span><text:span text:style-name="T81">é</text:span><text:span text:style-name="T78"> área trabaja?</text:span> </text:p>
              <text:list>
                <text:list-item>
                  <text:list>
                    <text:list-header>
                      <text:p text:style-name="P129"><text:span text:style-name="T113"><text:tab/>D</text:span>irector del tambo</text:p>
                    </text:list-header>
                  </text:list>
                </text:list-item>
              </text:list>
            </text:list-item>
            <text:list-item>
              <text:p text:style-name="P128">¿Guarda la información/datos del tambo en algún lugar?¿C<text:span text:style-name="T113">ó</text:span>mo la guarda? </text:p>
              <text:p text:style-name="P130"><text:span text:style-name="T113"><text:tab/>P</text:span>rograma de <text:span text:style-name="T90">computación</text:span></text:p>
              <text:list>
                <text:list-item>
                  <text:p text:style-name="P134">¿Qu<text:span text:style-name="T113">é</text:span> tipo de datos guarda o son importantes para llevar un control de dicho tambo?</text:p>
                </text:list-item>
              </text:list>
              <text:p text:style-name="P135"><text:span text:style-name="T113"><text:tab/>Producción</text:span> diaria por vaca/rebaño</text:p>
              <text:p text:style-name="P135"><text:span text:style-name="T113"><text:tab/>E</text:span>stado corporal</text:p>
              <text:p text:style-name="P135"><text:span text:style-name="T113"><text:tab/>E</text:span>stado <text:span text:style-name="T90">ginecólogo</text:span></text:p>
              <text:p text:style-name="P135"><text:span text:style-name="T113"><text:tab/>P</text:span>roblemas sanitarios</text:p>
              <text:p text:style-name="P135"><text:span text:style-name="T113"><text:tab/>Revisiones</text:span> medicas</text:p>
              <text:p text:style-name="P135"><text:span text:style-name="T113"><text:tab/>V</text:span>acunaci<text:span text:style-name="T90">ó</text:span>n</text:p>
              <text:p text:style-name="P135"><text:span text:style-name="T113"><text:tab/>D</text:span>atos <text:span text:style-name="T90">genéticos</text:span>(si se encuentran <text:span text:style-name="T90">disponibles</text:span>)</text:p>
              <text:p text:style-name="P135"><text:span text:style-name="T113"><text:tab/>E</text:span>stado de los celos en vacas y vaquillonas</text:p>
              <text:p text:style-name="P135"><text:span text:style-name="T113"><text:tab/>C</text:span>alidad de leche</text:p>
              <text:list text:continue-numbering="true">
                <text:list-item>
                  <text:p text:style-name="P134">¿Cada cu<text:span text:style-name="T113">á</text:span>nto hace un control diariamente, semanalmente o mensualmente?</text:p>
                </text:list-item>
              </text:list>
              <text:p text:style-name="P135"><text:span text:style-name="T113"><text:tab/>L</text:span>os controles son diarios.</text:p>
            </text:list-item>
            <text:list-item>
              <text:p text:style-name="P126"><text:span text:style-name="T78">¿C</text:span><text:span text:style-name="T82">ó</text:span><text:span text:style-name="T78">mo llevan el conteo del ganado</text:span>?</text:p>
              <text:p text:style-name="P126"><text:span text:style-name="T93"><text:tab/>A</text:span><text:span text:style-name="T92"> </text:span><text:span text:style-name="T93">través</text:span><text:span text:style-name="T92"> de tarjetas de </text:span><text:span text:style-name="T93">identificación</text:span><text:span text:style-name="T92"> personales manuales y <text:tab/>computarizadas.</text:span><text:span text:style-name="T114"> </text:span><text:span text:style-name="T103">T</text:span><text:span text:style-name="T92">odas las cabezas de <text:tab/>ganado existentes son <text:tab/>marcadas con un n</text:span><text:span text:style-name="T94">ú</text:span><text:span text:style-name="T92">mero y un arete en las orejas.</text:span></text:p>
              <text:list>
                <text:list-item text:start-value="1">
                  <text:p text:style-name="P134">¿Cu<text:span text:style-name="T113">án</text:span>to ganado tiene cada hectárea?</text:p>
                  <text:p text:style-name="P123">Depende del tamaño del ganado, en ganado adulto podemos <text:s text:c="2"/>hablar de 2 animales promedio, dependiendo del estado de la pastura también.</text:p>
                </text:list-item>
                <text:list-item>
                  <text:p text:style-name="P134">En las maquinas de ordeñe <text:span text:style-name="T115">¿</text:span>c<text:span text:style-name="T115">ó</text:span>mo llevan el conteo?</text:p>
                  <text:list>
                    <text:list-item>
                      <text:list>
                        <text:list-item>
                          <text:list>
                            <text:list-item>
                              <text:list>
                                <text:list-item>
                                  <text:list>
                                    <text:list-item>
                                      <text:list>
                                        <text:list-item>
                                          <text:list>
                                            <text:list-header>
                                              <text:p text:style-name="P137"><text:span text:style-name="T95"><text:s text:c="10"/>Cada vaca en ordeño esta dotada de un dispositivo en una <text:tab/>de sus patas que es identificado por una antena al entrar <text:tab/>en la sala de ordeño, </text:span><text:span text:style-name="T92">esta </text:span><text:span text:style-name="T93">información</text:span><text:span text:style-name="T92"> es trasmitida al </text:span><text:soft-page-break/><text:span text:style-name="T92"><text:tab/>programa de manejo del tambo el que registra los </text:span><text:span text:style-name="T93">d</text:span><text:span text:style-name="T92">atos de <text:tab/></text:span><text:span text:style-name="T93">producción</text:span><text:span text:style-name="T92"> de leche y las</text:span> <text:span text:style-name="T92">desviaciones promedio de los <text:tab/>pasos dados por el animal para determinar si esta encelo. <text:tab/></text:span><text:span text:style-name="T95">L</text:span><text:span text:style-name="T92">a </text:span><text:span text:style-name="T93">producción</text:span><text:span text:style-name="T92"> de leche es trasmitida al programa a </text:span><text:span text:style-name="T93">través</text:span><text:span text:style-name="T92"> <text:tab/>de unas balanzas que recogen la leche de las ordeñadoras <text:tab/>y que esta en linea directa con el programa de manejo del <text:tab/>rodeo.</text:span></text:p>
                                            </text:list-header>
                                          </text:list>
                                        </text:list-item>
                                      </text:list>
                                    </text:list-item>
                                  </text:list>
                                </text:list-item>
                              </text:list>
                            </text:list-item>
                          </text:list>
                        </text:list-item>
                      </text:list>
                    </text:list-item>
                  </text:list>
                </text:list-item>
              </text:list>
            </text:list-item>
            <text:list-item>
              <text:p text:style-name="P127">¿C<text:span text:style-name="T120">ó</text:span>mo llevan el control de la pasturas, raciones y reservas de ellas? ¿D<text:span text:style-name="T120">ó</text:span>nde los guarda?</text:p>
              <text:list>
                <text:list-item>
                  <text:list>
                    <text:list-item>
                      <text:list>
                        <text:list-item>
                          <text:list>
                            <text:list-item>
                              <text:list>
                                <text:list-item>
                                  <text:list>
                                    <text:list-header>
                                      <text:p text:style-name="P129"><text:span text:style-name="T115"><text:tab/>E</text:span>stos datos <text:span text:style-name="T90">también</text:span> se registran en el programa de manejo <text:tab/>del rodeo.</text:p>
                                    </text:list-header>
                                  </text:list>
                                </text:list-item>
                              </text:list>
                            </text:list-item>
                          </text:list>
                        </text:list-item>
                      </text:list>
                    </text:list-item>
                  </text:list>
                </text:list-item>
                <text:list-item>
                  <text:p text:style-name="P134">¿Es importante saber d<text:span text:style-name="T115">ó</text:span>nde esta la mejor pastura?</text:p>
                  <text:list>
                    <text:list-item>
                      <text:list>
                        <text:list-header>
                          <text:p text:style-name="P135"><text:span text:style-name="T115"><text:tab/>S</text:span>i es importante, las mejores pasturas se les <text:span text:style-name="T90">ofrecerá</text:span> a las <text:tab/>vacas con producciones de leche mas altas.</text:p>
                        </text:list-header>
                      </text:list>
                    </text:list-item>
                  </text:list>
                </text:list-item>
                <text:list-item>
                  <text:p text:style-name="P134">¿Es importante saber cu<text:span text:style-name="T116">á</text:span>nta pastura o ración se le da <text:span text:style-name="T116">a </text:span>cada <text:s/>vaca?</text:p>
                </text:list-item>
              </text:list>
              <text:p text:style-name="P139"><text:span text:style-name="T100"><text:tab/></text:span><text:span text:style-name="T101">Si es importante, por lo general las pasturas solas no <text:tab/>suplen todas las necesidades nutricionales del ganado y es <text:tab/>necesario completar esas <text:tab/>necesidades con raciones <text:tab/>balanceadas, a estos efectos se hacen análisis de las<text:tab/>pasturas y <text:tab/><text:tab/>en base a los resultados se programa <text:tab/>la ración adicional.</text:span></text:p>
              <text:list>
                <text:list-item>
                  <text:list>
                    <text:list-item text:start-value="1">
                      <text:p text:style-name="P140">¿C<text:span text:style-name="T116">ó</text:span>mo es la gestión?</text:p>
                    </text:list-item>
                  </text:list>
                  <text:p text:style-name="P141"><text:span text:style-name="T116"><text:tab/>T</text:span>oda la <text:span text:style-name="T90">gestión</text:span> es a <text:span text:style-name="T90">través</text:span> de un programa de <text:tab/>manejo <text:span text:style-name="T116">c</text:span>omputarizado</text:p>
                </text:list-item>
                <text:list-item>
                  <text:p text:style-name="P133">¿Hay diferente<text:span text:style-name="T116">s</text:span> tipo<text:span text:style-name="T116">s</text:span> de pasturas?</text:p>
                </text:list-item>
              </text:list>
              <text:p text:style-name="P135"><text:span text:style-name="T116"><text:s/><text:tab/>Sí</text:span>, hay diferentes tipos de pasturas, <text:span text:style-name="T90">según</text:span> el tipo de <text:tab/>pasto <text:tab/>que se siembra, esto varia <text:span text:style-name="T90">según</text:span> el tipo de suelo, el clima y <text:tab/>las precipitaciones <text:span text:style-name="T90">pluviales</text:span> de cada zona.</text:p>
              <text:list>
                <text:list-item>
                  <text:list>
                    <text:list-item text:start-value="1">
                      <text:p text:style-name="P140">Si es así, <text:span text:style-name="T116">¿q</text:span>u<text:span text:style-name="T116">é</text:span> tipo de pastura hay en cada hectárea?</text:p>
                    </text:list-item>
                  </text:list>
                  <text:p text:style-name="P141"><text:tab/>Por lo g<text:span text:style-name="T116">ene</text:span>ral se siembra un tipo de pasto en m<text:span text:style-name="T116">á</text:span>s <text:tab/>de una <text:span text:style-name="T90">hectárea</text:span>, no se mezclan pastos si puede <text:tab/>designarse <text:span text:style-name="T90">por</text:span> <text:span text:style-name="T90">hectáreas</text:span> para cierto tipo de pasto <text:tab/><text:span text:style-name="T90">según</text:span> el ganado, vacas en ordeño <text:span text:style-name="T90">recién</text:span> paridas, <text:tab/>vacas en la mitad de la lactancia, vacas sobre el fin <text:tab/>de la lactancia, vacas secas, etc.</text:p>
                </text:list-item>
              </text:list>
            </text:list-item>
            <text:list-item>
              <text:p text:style-name="P127">¿Sabe que es un sistema de gestión?</text:p>
            </text:list-item>
          </text:list>
          <text:p text:style-name="P129"><text:span text:style-name="T116"><text:tab/>S</text:span>i.</text:p>
          <text:list text:continue-numbering="true">
            <text:list-item>
              <text:p text:style-name="P127">¿Le gustaría incorporar un sistema de gestión?</text:p>
            </text:list-item>
          </text:list>
          <text:p text:style-name="P129"><text:span text:style-name="T116"><text:tab/>Y</text:span>a usamos uno.</text:p>
          <text:list text:continue-numbering="true">
            <text:list-item>
              <text:p text:style-name="P127"><text:span text:style-name="T120">¿</text:span>Cu<text:span text:style-name="T120">á</text:span>ntas veces al día se ordeña?</text:p>
            </text:list-item>
          </text:list>
          <text:p text:style-name="P129"><text:tab/>2 veces al <text:span text:style-name="T90">día.</text:span></text:p>
          <text:list>
            <text:list-item>
              <text:list>
                <text:list-item text:start-value="1">
                  <text:p text:style-name="P134"><text:soft-page-break/>¿Le serviría que su sistema le mostrara los alertas del pronostico del tiempo?</text:p>
                </text:list-item>
              </text:list>
              <text:p text:style-name="P136"><text:span text:style-name="T116"><text:tab/>S</text:span>i.</text:p>
            </text:list-item>
            <text:list-item>
              <text:p text:style-name="P127">¿De cu<text:span text:style-name="T116">á</text:span>nto es la productividad el tambo?</text:p>
            </text:list-item>
          </text:list>
          <text:p text:style-name="P131"><text:tab/>18 litros por vaca por <text:span text:style-name="T90">día.</text:span></text:p>
          <text:list text:continue-numbering="true">
            <text:list-item>
              <text:p text:style-name="P127">¿Cu<text:span text:style-name="T116">á</text:span>ndo tiene picos altos de producción? (Meses, temporadas, estaciones)</text:p>
            </text:list-item>
          </text:list>
          <text:p text:style-name="P129"><text:tab/><text:span text:style-name="T116">T</text:span>iempo de lactancia, las temporadas y las estaciones afectan la <text:tab/>cantidad de leche producida <text:span text:style-name="T116">(</text:span>en invierno mas, en verano menos<text:span text:style-name="T116">)</text:span>, <text:tab/>pero no inciden en el pico en si, este es por lo g<text:span text:style-name="T116">ene</text:span>ral entre 60 y <text:tab/>90 <text:span text:style-name="T90">días</text:span> <text:span text:style-name="T90">después</text:span> del parto.</text:p>
          <text:list text:continue-numbering="true">
            <text:list-item>
              <text:p text:style-name="P132"><text:bookmark text:name="id.gjdgxs"/><text:span text:style-name="T9">¿Cu</text:span><text:span text:style-name="T10">á</text:span><text:span text:style-name="T9">ndo son los picos bajos de producción?</text:span></text:p>
            </text:list-item>
          </text:list>
          <text:p text:style-name="P129"><text:span text:style-name="T116"><text:tab/>U</text:span>na vez la vaca queda preñada los picos pueden bajar hasta la <text:tab/>etapa en la que se seca a la vaca cosa que sucede unos 45 a 60 <text:tab/><text:span text:style-name="T90">días</text:span> antes del parto. <text:span text:style-name="T116">H</text:span>ay vacas que llegan a esta etapa con <text:tab/>producciones relativamente altas y esto se puede dar por motivos <text:tab/><text:span text:style-name="T90">genéticos</text:span> y/o alimenticios.</text:p>
          <text:list text:continue-numbering="true">
            <text:list-item>
              <text:p text:style-name="P132"><text:span text:style-name="T9">¿Cuantos litros de leche vende?</text:span></text:p>
            </text:list-item>
          </text:list>
          <text:p text:style-name="P129"><text:span text:style-name="T116"><text:tab/>U</text:span>nos 3600litros diarios.</text:p>
          <text:list>
            <text:list-item>
              <text:list>
                <text:list-item text:start-value="1">
                  <text:p text:style-name="P134">Si le sobra, ¿qu<text:span text:style-name="T116">é</text:span> hace con esa leche?</text:p>
                </text:list-item>
              </text:list>
              <text:p text:style-name="P135"><text:span text:style-name="T116"><text:tab/>S</text:span>i la leche esta en buen estado la utilizamos para alimentar <text:tab/>a las terneras/os.</text:p>
              <text:list text:continue-numbering="true">
                <text:list-item>
                  <text:p text:style-name="P134">¿Cada cu<text:span text:style-name="T116">á</text:span>nto se llevan la producción?</text:p>
                </text:list-item>
              </text:list>
              <text:p text:style-name="P135"><text:tab/><text:span text:style-name="T116">C</text:span>ada dos <text:span text:style-name="T90">días.</text:span></text:p>
              <text:list text:continue-numbering="true">
                <text:list-item>
                  <text:p text:style-name="P134">Si hay un inconveniente con los compradores, ¿qu<text:span text:style-name="T116">é</text:span> se hace con dicha producción?</text:p>
                </text:list-item>
              </text:list>
              <text:p text:style-name="P135"><text:tab/><text:span text:style-name="T116">S</text:span>e aumenta la cantidad de leche que se les da a las <text:tab/>terneras/os <text:span text:style-name="T116">y/o </text:span>se la vendemos a productores de quesos <text:tab/>artesanales. </text:p>
              <text:list>
                <text:list-item>
                  <text:list>
                    <text:list-item text:start-value="1">
                      <text:p text:style-name="P140">¿Se mantiene la producción, cómo?</text:p>
                    </text:list-item>
                  </text:list>
                  <text:p text:style-name="P141"><text:tab/><text:span text:style-name="T116">L</text:span>a <text:span text:style-name="T90">producción</text:span> de leche esta directamente <text:tab/>relacionada a la <text:span text:style-name="T90">alimentación</text:span> y a la <text:span text:style-name="T90">genética</text:span> de <text:tab/>cada animal, por otra parte es importante mantener <text:tab/>un estado sanitario bueno, buenas instalaciones y <text:tab/>limpieza.</text:p>
                </text:list-item>
              </text:list>
            </text:list-item>
            <text:list-item>
              <text:p text:style-name="P125"><text:span text:style-name="T78">¿Cuál es el índice de preñez?</text:span></text:p>
            </text:list-item>
          </text:list>
          <text:p text:style-name="P129"><text:tab/>30%</text:p>
          <text:list>
            <text:list-item>
              <text:list>
                <text:list-item text:start-value="1">
                  <text:p text:style-name="P134">Si la vaca no queda preñada, ¿<text:span text:style-name="T116">q</text:span>u<text:span text:style-name="T116">é</text:span> se hace con ella?</text:p>
                </text:list-item>
              </text:list>
              <text:p text:style-name="P135"><text:tab/><text:span text:style-name="T116">S</text:span>i su <text:span text:style-name="T90">producción</text:span> justifica se la sigue ordeñando, si no se la <text:tab/>vende a un matadero.</text:p>
              <text:list text:continue-numbering="true">
                <text:list-item>
                  <text:p text:style-name="P134">Y si la vaca pierde a la cría, ¿qu<text:span text:style-name="T118">é</text:span> se hace?¿Qu<text:span text:style-name="T118">é</text:span> le pasa?</text:p>
                </text:list-item>
              </text:list>
              <text:p text:style-name="P138"><text:soft-page-break/><text:span text:style-name="T96"><text:tab/>V</text:span><text:span text:style-name="T92">acas que pierden su </text:span><text:span text:style-name="T93">criá</text:span><text:span text:style-name="T92"> antes al poco tiempo de quedar <text:tab/>preñadas <text:s/>se les da una nueva oportunidad de quedar <text:tab/>preñadas, esto varia </text:span><text:span text:style-name="T93">según</text:span><text:span text:style-name="T92"> los valores </text:span><text:span text:style-name="T93">genéticos</text:span><text:span text:style-name="T92"> de la <text:tab/>vaca, o/y su historial de </text:span><text:span text:style-name="T93">producción</text:span><text:span text:style-name="T92"> de la lactancia anterior <text:tab/>si los tiene,si tiene valores </text:span><text:span text:style-name="T93">genéticos</text:span><text:span text:style-name="T92"> altos podemos llegar <text:tab/>a probar hasta tres veces, esto </text:span><text:span text:style-name="T93">después</text:span><text:span text:style-name="T92"> de haber pasado <text:tab/>una </text:span><text:span text:style-name="T93">revisión</text:span><text:span text:style-name="T92"> medica que confirme que</text:span> <text:span text:style-name="T92">su aparato <text:tab/>reproductivo esta en buenas condiciones ( sin infecciones, <text:tab/>quistes, etc).</text:span></text:p>
              <text:list text:continue-numbering="true">
                <text:list-item>
                  <text:p text:style-name="P134">¿Lleva un registro de las vacas que están preñadas, las que están alimentando a su cría y las que ya no producen leche?<text:span text:style-name="T117">¿</text:span>C<text:span text:style-name="T117">ó</text:span>mo?</text:p>
                </text:list-item>
              </text:list>
              <text:p text:style-name="P138"><text:span text:style-name="T92"><text:tab/></text:span><text:span text:style-name="T97">T</text:span><text:span text:style-name="T92">odos los registros se llevan a </text:span><text:span text:style-name="T93">través</text:span><text:span text:style-name="T92"> del programa de<text:tab/>manejo de</text:span> <text:span text:style-name="T92">rodeo. </text:span></text:p>
            </text:list-item>
          </text:list>
        </text:list-item>
      </text:list>
      <text:p text:style-name="P41"/>
      <text:p text:style-name="P40">Gracias por su atención, en caso de mas interrogantes podríamos volver o comunicarnos a través de un correo electrónico o teléfono.</text:p>
      <text:p text:style-name="P4">Correo: <text:a xlink:type="simple" xlink:href="mailto:isu.srl.uy@gmail.com" text:style-name="Internet_20_link" text:visited-style-name="Visited_20_Internet_20_Link">isu.srl.uy@gmail.com</text:a></text:p>
      <text:p text:style-name="P4">Teléfono: 29026646</text:p>
      <text:p text:style-name="P18"/>
      <text:p text:style-name="P37"/>
      <text:p text:style-name="P18"/>
      <text:p text:style-name="P18"/>
      <text:p text:style-name="P18"/>
      <text:p text:style-name="P18"/>
      <text:p text:style-name="P18"/>
      <text:p text:style-name="P18"/>
      <text:p text:style-name="P78">Entrevista para todos los empleados y/o dueño que trabajen y lleven a cabo el desarrollo del tambo: “<text:span text:style-name="T90">La Concordia”</text:span></text:p>
      <text:p text:style-name="P5"/>
      <text:list xml:id="list151908925259729" text:continue-list="list8869599792974044351" text:style-name="WWNum1">
        <text:list-item>
          <text:p text:style-name="P113"><text:span text:style-name="T78">Nombre completo:</text:span> -</text:p>
        </text:list-item>
        <text:list-item>
          <text:p text:style-name="P113"><text:span text:style-name="T78">Sexo:</text:span> -</text:p>
        </text:list-item>
        <text:list-item>
          <text:p text:style-name="P113"><text:span text:style-name="T78">Años trabajados: </text:span>-</text:p>
        </text:list-item>
        <text:list-item>
          <text:p text:style-name="P114">¿En que área trabaja?</text:p>
          <text:list>
            <text:list-header>
              <text:p text:style-name="P119">-</text:p>
            </text:list-header>
          </text:list>
        </text:list-item>
        <text:list-item>
          <text:p text:style-name="P121"><text:span text:style-name="T9">¿Guarda la información/datos del tambo en algún lugar?¿C</text:span><text:span text:style-name="T11">ó</text:span><text:span text:style-name="T9">mo la guarda?</text:span><text:span text:style-name="T105"> </text:span></text:p>
          <text:p text:style-name="P116"><text:span text:style-name="T106"><text:tab/>Actualmente la información se </text:span><text:span text:style-name="T107">g</text:span><text:span text:style-name="T106">uarda en planillas </text:span><text:span text:style-name="T108">y luego se lleva <text:tab/>a administración para que lo pase a excel. La información es por<text:tab/>vaca.</text:span></text:p>
          <text:list>
            <text:list-item>
              <text:p text:style-name="P114">¿Qu<text:span text:style-name="T119">é</text:span> tipo de datos guarda o son importantes para llevar un control de dicho tambo?</text:p>
              <text:p text:style-name="P73"><text:tab/>Es <text:span text:style-name="T109">importante</text:span> guardar datos de la vaca cuando se seca, si <text:tab/>está se piensa engordar y comer o <text:span text:style-name="T109">incluso</text:span> venderse, en <text:tab/>otro caso no es relevante.</text:p>
            </text:list-item>
            <text:list-item>
              <text:p text:style-name="P74">¿Cada cu<text:span text:style-name="T119">á</text:span>nto hace un control diariamente, semanalmente o mensualmente?</text:p>
              <text:p text:style-name="P73"><text:tab/>En control lechero (control por vaca) e hace una vez al <text:tab/>mes. </text:p>
            </text:list-item>
          </text:list>
        </text:list-item>
        <text:list-item>
          <text:p text:style-name="P114">¿C<text:span text:style-name="T119">ó</text:span>mo llevan el conteo del ganado?</text:p>
          <text:list>
            <text:list-header>
              <text:p text:style-name="P119">-</text:p>
            </text:list-header>
            <text:list-item>
              <text:p text:style-name="P114">¿C<text:span text:style-name="T119">uá</text:span>nto ganado tiene cada hectárea?</text:p>
              <text:list>
                <text:list-header>
                  <text:p text:style-name="P116">-</text:p>
                </text:list-header>
              </text:list>
            </text:list-item>
            <text:list-item>
              <text:p text:style-name="P114">¿En las maquinas de ordeñe como llevan el conteo?</text:p>
              <text:p text:style-name="P118"><text:tab/>Por manuscrito</text:p>
            </text:list-item>
          </text:list>
        </text:list-item>
        <text:list-item>
          <text:p text:style-name="P114">¿C<text:span text:style-name="T119">ó</text:span>mo llevan el control de la pasturas, raciones y reservas de ellas? ¿D<text:span text:style-name="T119">ó</text:span>nde los guarda?</text:p>
          <text:list>
            <text:list-header>
              <text:p text:style-name="P116">-</text:p>
            </text:list-header>
            <text:list-item>
              <text:p text:style-name="P114">¿Es importante saber d<text:span text:style-name="T119">ó</text:span>nde esta la mejor pastura?</text:p>
              <text:p text:style-name="P118"><text:tab/><text:span text:style-name="T119">S</text:span>i</text:p>
            </text:list-item>
            <text:list-item>
              <text:p text:style-name="P114">¿Es importante saber cu<text:span text:style-name="T119">á</text:span>nta pastura o ración se le da cada vaca?</text:p>
              <text:p text:style-name="P118"><text:tab/><text:span text:style-name="T119">S</text:span>i</text:p>
              <text:list>
                <text:list-item>
                  <text:p text:style-name="P114">¿C<text:span text:style-name="T119">ó</text:span>mo es la gestión? </text:p>
                  <text:list>
                    <text:list-header>
                      <text:p text:style-name="P116"><text:soft-page-break/>-</text:p>
                    </text:list-header>
                  </text:list>
                </text:list-item>
              </text:list>
            </text:list-item>
            <text:list-item>
              <text:p text:style-name="P114">¿Hay diferente tipo de pasturas? </text:p>
            </text:list-item>
          </text:list>
          <text:p text:style-name="P72"><text:tab/><text:tab/>Se les da ración mientras se las ordeña para que no se <text:tab/><text:tab/>estresen (el estrés afecta la producción). La raci<text:span text:style-name="T119">ó</text:span>n es un <text:tab/><text:tab/>kilo de maíz molido, y se estima que cada vaca come 60 <text:tab/><text:tab/>mts^2 de avena y 80 mts^2 pradera (alfalfa, lotus)</text:p>
          <text:list>
            <text:list-item>
              <text:list>
                <text:list-item text:start-value="1">
                  <text:p text:style-name="P114"><text:span text:style-name="T75">Si </text:span><text:span text:style-name="T69">es así,</text:span> ¿<text:span text:style-name="T119">q</text:span>u<text:span text:style-name="T119">é</text:span> tipo de pastura hay en cada hectárea?</text:p>
                  <text:p text:style-name="P75"><text:span text:style-name="T98"><text:tab/>Se calcula una hectárea por vaca, allí habían 40 <text:tab/>hectáreas</text:span> <text:span text:style-name="T98">y habían 16 vacas. En general se <text:tab/>reservan hectáreas para las reservas (5 en ese <text:tab/>caso)</text:span></text:p>
                </text:list-item>
              </text:list>
            </text:list-item>
          </text:list>
        </text:list-item>
        <text:list-item>
          <text:p text:style-name="P114">¿Sabe que es un sistema de gestión?</text:p>
          <text:p text:style-name="P118"><text:tab/><text:span text:style-name="T119">S</text:span>i</text:p>
        </text:list-item>
        <text:list-item>
          <text:p text:style-name="P114">¿Le gustaría incorporar un sistema de gestión?</text:p>
          <text:p text:style-name="P118"><text:tab/>Si</text:p>
          <text:list>
            <text:list-item>
              <text:p text:style-name="P114">¿Le serviría que su sistema le mostrara los alertas del pronostico del tiempo? </text:p>
              <text:p text:style-name="P118"><text:tab/><text:span text:style-name="T119">N</text:span>o</text:p>
            </text:list-item>
          </text:list>
        </text:list-item>
        <text:list-item>
          <text:p text:style-name="P114">¿De cu<text:span text:style-name="T119">á</text:span>nto es la productividad <text:span text:style-name="T119">en </text:span>el tambo?</text:p>
          <text:p text:style-name="P72"><text:tab/><text:span text:style-name="T119">E</text:span>ntran 1000 litros como máximo</text:p>
        </text:list-item>
        <text:list-item>
          <text:p text:style-name="P114">¿Cuando tiene picos altos de producción? (Meses, temporadas, estaciones)</text:p>
        </text:list-item>
        <text:list-item>
          <text:p text:style-name="P113"><text:tab/><text:span text:style-name="T91">-</text:span></text:p>
        </text:list-item>
        <text:list-item>
          <text:p text:style-name="P114">¿<text:bookmark-start text:name="_GoBack"/>Cu<text:span text:style-name="T119">á</text:span>ndo<text:bookmark-end text:name="_GoBack"/> son los picos bajos de producción?</text:p>
          <text:p text:style-name="P72"><text:tab/>En invierno se produce menos, por eso se le da mejor alimento, <text:tab/>para mejorar la producción. Es importante por ello saber donde <text:tab/>están las mejores pasturas. En invierno se le da avena y no <text:tab/>granilla por ejemplo. En clima afecta a los plantados, no tanto a la <text:tab/>producción.</text:p>
        </text:list-item>
        <text:list-item>
          <text:p text:style-name="P114"><text:span text:style-name="T87">¿</text:span>Cu<text:span text:style-name="T119">á</text:span>ntas veces al día se ordeña?</text:p>
          <text:p text:style-name="P120"><text:span text:style-name="T98"><text:tab/>Se suelen ordeñar dos veces por día (en tambos grandes se <text:tab/>puede llegar a tres veces, pero es bastante complicado) </text:span><text:s/></text:p>
          <text:list>
            <text:list-item>
              <text:p text:style-name="P115">¿Qu<text:span text:style-name="T119">é</text:span> horas son las mejores para el ordeñe?</text:p>
            </text:list-item>
          </text:list>
          <text:p text:style-name="P118"><text:tab/><text:tab/><text:span text:style-name="T119">S</text:span>e hace una de mañana y una de tarde, aproximadamente <text:tab/><text:tab/>cada 12 horas.</text:p>
        </text:list-item>
        <text:list-item>
          <text:p text:style-name="P114">¿Cu<text:span text:style-name="T119">á</text:span>ntos litros de leche vende?</text:p>
          <text:p text:style-name="P72"><text:s text:c="2"/><text:tab/><text:span text:style-name="T119">S</text:span>e venden 300-400 lts (en este caso).</text:p>
          <text:list>
            <text:list-item>
              <text:p text:style-name="P114"><text:soft-page-break/>Si le sobra, ¿qu<text:span text:style-name="T119">é</text:span> hace con esa leche?</text:p>
              <text:p text:style-name="P72"><text:tab/><text:span text:style-name="T119">S</text:span>e apartan 2lts de leche para el darle al ternero de forma <text:tab/>manual. Y de uso propio.</text:p>
            </text:list-item>
            <text:list-item>
              <text:p text:style-name="P114">¿Cada cu<text:span text:style-name="T119">á</text:span>nto se llevan la producción?</text:p>
              <text:p text:style-name="P118"><text:tab/>Cada dia y medio</text:p>
            </text:list-item>
            <text:list-item>
              <text:p text:style-name="P114">Si hay un inconveniente con los compradores, ¿qu<text:span text:style-name="T119">é</text:span> se hace con dicha producción?</text:p>
              <text:p text:style-name="P118"><text:tab/>No les ha pasado pero en ese caso se acumularía la <text:tab/><text:tab/>leche </text:p>
              <text:list>
                <text:list-item>
                  <text:p text:style-name="P113">¿Se mantiene la producción?<text:span text:style-name="T119">¿C</text:span>ómo? </text:p>
                  <text:p text:style-name="P72"><text:tab/><text:span text:style-name="T119">H</text:span>ay un tanque frió donde se conserva la leche, <text:tab/>entran 1000 litros como máximo.</text:p>
                </text:list-item>
              </text:list>
            </text:list-item>
          </text:list>
        </text:list-item>
        <text:list-item>
          <text:p text:style-name="P114">¿Cuál es el índice de preñez?</text:p>
          <text:p text:style-name="P72"><text:tab/>Si no se usa inseminación artificial se estima un 2-3% del ganado <text:tab/>sean toros</text:p>
          <text:list>
            <text:list-item>
              <text:p text:style-name="P114">Si la vaca no queda preñada ¿Que se hace con ella? </text:p>
              <text:p text:style-name="P72"><text:tab/>Se estila la inseminación artificial, y cuando la vaca no <text:tab/>queda preñada se le tira al toro.</text:p>
            </text:list-item>
            <text:list-item>
              <text:p text:style-name="P114">Y si la vaca pierde a la cría, ¿q<text:span text:style-name="T119">ué</text:span> se hace?¿Qu<text:span text:style-name="T119">é</text:span> le pasa?</text:p>
              <text:p text:style-name="P118"><text:tab/>Se tira al toro y si lo pierde de nuevo se engorda y se <text:tab/>come.</text:p>
            </text:list-item>
            <text:list-item>
              <text:p text:style-name="P114">¿Lleva un registro de las vacas que están preñadas, las que están alimentando a su cría y las que ya no producen leche? ¿C<text:span text:style-name="T119">ó</text:span>mo?</text:p>
              <text:p text:style-name="P118"><text:tab/>Por manuscrito y Microsoft Excel</text:p>
              <text:p text:style-name="P117"/>
            </text:list-item>
          </text:list>
        </text:list-item>
      </text:list>
      <text:p text:style-name="P5">Gracias por su atención, en caso de mas interrogantes podríamos volver o comunicarnos a través de un correo electrónico o teléfono, <text:span text:style-name="T88">desde ya muchas gracias.</text:span></text:p>
      <text:p text:style-name="P3">Correo: <text:a xlink:type="simple" xlink:href="mailto:isu.srl.uy@gmail.com" text:style-name="Internet_20_link" text:visited-style-name="Visited_20_Internet_20_Link">isu.srl.uy@gmail.com</text:a></text:p>
      <text:p text:style-name="P44">Teléfono: 29026646</text:p>
      <text:p text:style-name="P44"/>
      <text:p text:style-name="P44"/>
      <text:p text:style-name="P44"/>
      <text:p text:style-name="P51"><text:soft-page-break/>2.<text:span text:style-name="T13">3 </text:span>Diagnostico de la situación actual.</text:p>
      <text:p text:style-name="P51"/>
      <text:p text:style-name="P46"><text:tab/>Es el análisis de la información obtenida sobre la organización (estrategia, recursos, estructura organizacional, historia, etc), el entorno (competidores, clientes, proveedores, entidades reguladoras) y los SIT/IT de la organización utilizando el análisis <text:span text:style-name="T78">F.O.D.A.</text:span> (<text:span text:style-name="T78">F</text:span>ortalezas <text:span text:style-name="T78">O</text:span>portunidades <text:span text:style-name="T78">D</text:span>ebilidades y <text:span text:style-name="T78">A</text:span>menazas). </text:p>
      <text:p text:style-name="P46"/>
      <text:p text:style-name="P47"><text:tab/>La <text:span text:style-name="T121">situación</text:span> actual que fue encontrada en la escuela agraria “<text:span text:style-name="T122">La </text:span>Concordia” <text:span text:style-name="T123">que esta ubicada en</text:span><text:span text:style-name="T124"> </text:span><text:span text:style-name="T40">Ruta 21 Km 305.500 </text:span><text:span text:style-name="T41">en el departamento de</text:span><text:span text:style-name="T40"> Soriano, Uruguay,</text:span> es que no <text:span text:style-name="T121">poseían</text:span> un software especializado para la gestión de dicho tambo, usaban Microsoft Excel y manuscrito como forma de almacenamiento de datos, <text:span text:style-name="T121">también</text:span> los utilizaban para el respaldo y envió de dicha información, <text:span text:style-name="T121">esto se lleva a cabo en una computadora la cual enviá a través de Internet obtenido por el ceibal al Ministerio de Ganadería y Pesca.</text:span></text:p>
      <text:p text:style-name="P47"/>
      <text:p text:style-name="P48"><text:tab/>El servicio que provee la empresa <text:span text:style-name="T78">I.S.U.</text:span> tiene como fin, reducir los problemas relevados con el análisis realizado, el objetivo de est<text:span text:style-name="T125">é</text:span> sera facilitar y agilizar la administración y control de un tambo a través de un sistema hecho a medida <text:span text:style-name="T127">de</text:span> las necesidades planteadas por el cliente, la implementación de una red de computadoras para llevar a cabo dicho fin y brindando una garantía de 1 año <text:span text:style-name="T127">de duración</text:span>. </text:p>
      <text:p text:style-name="P48"/>
      <text:p text:style-name="P49"><text:tab/>Según la información relevada mediante la encuesta, se podría decir que la empresa brindara un sistema que les sacara <text:span text:style-name="T89">trabajo ya que los que usaran dicho programa guardaran datos y no tendrán que preocuparse por la perdida de estos. El sistema brindara alertas de estados del ganado vacuno, de vacunación de este por ejemplo. </text:span></text:p>
      <text:p text:style-name="P51"><text:soft-page-break/><text:span text:style-name="T16">2.4 </text:span>Análisis F.O.D.A.</text:p>
      <text:p text:style-name="P55"/>
      <text:p text:style-name="P62"><text:span text:style-name="T28"><text:tab/>Es </text:span><text:span text:style-name="T29">un cuadro de situación que resume las </text:span><text:span text:style-name="T36">F</text:span><text:span text:style-name="T29">ortalezas, </text:span><text:span text:style-name="T36">O</text:span><text:span text:style-name="T29">portunidades, </text:span><text:span text:style-name="T36">D</text:span><text:span text:style-name="T29">ebilidades y </text:span><text:span text:style-name="T36">A</text:span><text:span text:style-name="T29">menazas que enfrenta una empresa, y que permite</text:span><text:span text:style-name="T31"> ver </text:span><text:span text:style-name="T29">cursos de </text:span><text:span text:style-name="T28">acciones correctivas, generar proyectos de mejoras y orientar los </text:span><text:span text:style-name="T42">esfuerzos a emprendimientos que </text:span><text:span text:style-name="T43">otorguen valor a la organización</text:span><text:span text:style-name="T29"> sobre la base de un diagnóstico tanto interno como externo. </text:span><text:span text:style-name="T30">Se consideran factores económicos, políticos, </text:span><text:span text:style-name="T42">sociales, culturales y tecnológicos que pueden favorecer o poner en riesgo el cumplimiento de la misión de la organización.</text:span></text:p>
      <text:p text:style-name="P62"><text:span text:style-name="T42"/></text:p>
      <text:p text:style-name="P63"><text:span text:style-name="T29"><text:tab/>E</text:span><text:span text:style-name="T27">sta el </text:span><text:span text:style-name="T35">F.O.D.A</text:span><text:span text:style-name="T27">. interno que abarca las fortalezas y debilidades de la empresa y también se encuentra el </text:span><text:span text:style-name="T35">F.O.D.A</text:span><text:span text:style-name="T27">. externo que contiene las Amenazas y oportunidades de</text:span><text:span text:style-name="T32">l entorno</text:span><text:span text:style-name="T27">.</text:span></text:p>
      <text:p text:style-name="P63"><text:span text:style-name="T27"/></text:p>
      <text:p text:style-name="P59">F.O.D.A. interno: </text:p>
      <text:list xml:id="list7201840630748171083" text:style-name="L1">
        <text:list-item>
          <text:p text:style-name="P65"><text:span text:style-name="T34">Fortaleza:</text:span><text:span text:style-name="T24"> son los recursos y capacidades especiales de cada organización que la ponen en ventaja, es lo que “hace bien”, es decir, </text:span><text:span text:style-name="T25">los aspectos positivos</text:span><text:span text:style-name="T24">. </text:span></text:p>
        </text:list-item>
        <text:list-item>
          <text:p text:style-name="P65"><text:span text:style-name="T34">Debilidades:</text:span><text:span text:style-name="T37"> </text:span><text:span text:style-name="T25">son factores que ponen en una </text:span><text:span text:style-name="T26">posición</text:span><text:span text:style-name="T25"> desfavorable a la organización frente a la competencia, es decir, aspectos negativos.</text:span></text:p>
        </text:list-item>
      </text:list>
      <text:p text:style-name="P66"><text:span text:style-name="T25"/></text:p>
      <text:p text:style-name="P56"><text:span text:style-name="T78">F.O.D.A. externo:</text:span> </text:p>
      <text:list xml:id="list5318832715772587545" text:style-name="L4">
        <text:list-item>
          <text:p text:style-name="P64"><text:span text:style-name="T33">Oportunidades:</text:span><text:span text:style-name="T27"> son eventos del entorno que pueden afectar positivamente el desempeño de la organización y que pueden crear ventajas competitivas si se aprovechan.</text:span></text:p>
        </text:list-item>
        <text:list-item>
          <text:p text:style-name="P64"><text:span text:style-name="T33">Amenazas:</text:span><text:span text:style-name="T38"> </text:span><text:span text:style-name="T39"><text:s/></text:span><text:span text:style-name="T27">son eventos del entorno que pueden afectar negativamente el desempeño de la organización y que pueden incluso atentar contra su permanencia.</text:span></text:p>
        </text:list-item>
      </text:list>
      <text:p text:style-name="P58"><text:soft-page-break/><text:tab/>En el caso de la empresa <text:span text:style-name="T78">I.S.U. </text:span>el cuadro de <text:span text:style-name="T78">F</text:span>ortalezas <text:span text:style-name="T78">O</text:span>portunidades <text:span text:style-name="T78">D</text:span>ebilidades y <text:span text:style-name="T78">A</text:span>menazas es: </text:p>
      <text:p text:style-name="P57"/>
      <table:table table:name="Tabla4" table:style-name="Tabla4">
        <table:table-column table:style-name="Tabla4.A"/>
        <table:table-column table:style-name="Tabla4.B"/>
        <table:table-row>
          <table:table-cell table:style-name="Tabla4.A1" office:value-type="string">
            <text:p text:style-name="P142">Fortalezas </text:p>
          </table:table-cell>
          <table:table-cell table:style-name="Tabla4.B1" office:value-type="string">
            <text:p text:style-name="P142">Oportunidades</text:p>
          </table:table-cell>
        </table:table-row>
        <table:table-row>
          <table:table-cell table:style-name="Tabla4.A2" office:value-type="string">
            <text:list xml:id="list7286165219869260854" text:style-name="L5">
              <text:list-item>
                <text:p text:style-name="P143">Equipo unido</text:p>
              </text:list-item>
            </text:list>
          </table:table-cell>
          <table:table-cell table:style-name="Tabla4.B2" office:value-type="string">
            <text:list xml:id="list151908252351904" text:continue-numbering="true" text:style-name="L5">
              <text:list-item>
                <text:p text:style-name="P143">Poder crear proyectos futuros</text:p>
              </text:list-item>
            </text:list>
          </table:table-cell>
        </table:table-row>
        <table:table-row>
          <table:table-cell table:style-name="Tabla4.A2" office:value-type="string">
            <text:list xml:id="list151908773314386" text:continue-numbering="true" text:style-name="L5">
              <text:list-item>
                <text:p text:style-name="P143">Disposición de recursos (Tiempo, etc)</text:p>
              </text:list-item>
            </text:list>
          </table:table-cell>
          <table:table-cell table:style-name="Tabla4.B2" office:value-type="string">
            <text:list xml:id="list151908818850991" text:continue-numbering="true" text:style-name="L5">
              <text:list-item>
                <text:p text:style-name="P143">Reconocimiento por su primer proyecto</text:p>
              </text:list-item>
            </text:list>
          </table:table-cell>
        </table:table-row>
        <table:table-row>
          <table:table-cell table:style-name="Tabla4.A2" office:value-type="string">
            <text:list xml:id="list151908769590699" text:continue-numbering="true" text:style-name="L5">
              <text:list-item>
                <text:p text:style-name="P143">Responsabilidad del personal</text:p>
              </text:list-item>
            </text:list>
          </table:table-cell>
          <table:table-cell table:style-name="Tabla4.B2" office:value-type="string">
            <text:list xml:id="list151909315137117" text:continue-numbering="true" text:style-name="L5">
              <text:list-item>
                <text:p text:style-name="P143">Mejora de personal</text:p>
              </text:list-item>
            </text:list>
          </table:table-cell>
        </table:table-row>
        <table:table-row>
          <table:table-cell table:style-name="Tabla4.A2" office:value-type="string">
            <text:list xml:id="list151907557634147" text:continue-numbering="true" text:style-name="L5">
              <text:list-item>
                <text:p text:style-name="P69"><text:span text:style-name="T126">P</text:span>ersonal capacitado</text:p>
              </text:list-item>
            </text:list>
          </table:table-cell>
          <table:table-cell table:style-name="Tabla4.B2" office:value-type="string">
            <text:list xml:id="list151908098109169" text:continue-numbering="true" text:style-name="L5">
              <text:list-item>
                <text:p text:style-name="P143">Aprendizaje, Experiencia</text:p>
              </text:list-item>
            </text:list>
          </table:table-cell>
        </table:table-row>
        <table:table-row>
          <table:table-cell table:style-name="Tabla4.A2" office:value-type="string">
            <text:list xml:id="list151908644224043" text:continue-numbering="true" text:style-name="L5">
              <text:list-item>
                <text:p text:style-name="P143">Confianza moderada</text:p>
              </text:list-item>
            </text:list>
          </table:table-cell>
          <table:table-cell table:style-name="Tabla4.B2" office:value-type="string">
            <text:list xml:id="list151908941698842" text:continue-numbering="true" text:style-name="L5">
              <text:list-item>
                <text:p text:style-name="P144">Necesidad de este tipo de software en el mercado</text:p>
              </text:list-item>
            </text:list>
          </table:table-cell>
        </table:table-row>
        <table:table-row>
          <table:table-cell table:style-name="Tabla4.A7" office:value-type="string">
            <text:p text:style-name="P142">Debilidades</text:p>
          </table:table-cell>
          <table:table-cell table:style-name="Tabla4.B7" office:value-type="string">
            <text:p text:style-name="P142">Amenazas</text:p>
          </table:table-cell>
        </table:table-row>
      </table:table>
      <table:table table:name="Tabla5" table:style-name="Tabla5">
        <table:table-column table:style-name="Tabla5.A"/>
        <table:table-column table:style-name="Tabla5.B"/>
        <table:table-row>
          <table:table-cell table:style-name="Tabla5.A1" office:value-type="string">
            <text:list xml:id="list151907448125955" text:continue-numbering="true" text:style-name="L5">
              <text:list-item>
                <text:p text:style-name="P143">Poca comunicación</text:p>
              </text:list-item>
            </text:list>
          </table:table-cell>
          <table:table-cell table:style-name="Tabla5.B1" office:value-type="string">
            <text:list xml:id="list151908322617297" text:continue-numbering="true" text:style-name="L5">
              <text:list-item>
                <text:p text:style-name="P145">Competencia avanzada</text:p>
              </text:list-item>
            </text:list>
          </table:table-cell>
        </table:table-row>
        <table:table-row>
          <table:table-cell table:style-name="Tabla5.A2" office:value-type="string">
            <text:list xml:id="list151908738304326" text:continue-numbering="true" text:style-name="L5">
              <text:list-item>
                <text:p text:style-name="P146">Poca motivación</text:p>
              </text:list-item>
            </text:list>
          </table:table-cell>
          <table:table-cell table:style-name="Tabla5.B2" office:value-type="string">
            <text:list xml:id="list151907856343738" text:continue-numbering="true" text:style-name="L5">
              <text:list-item>
                <text:p text:style-name="P145">Posibles problemas técnicos.</text:p>
              </text:list-item>
            </text:list>
          </table:table-cell>
        </table:table-row>
        <table:table-row>
          <table:table-cell table:style-name="Tabla5.A2" office:value-type="string">
            <text:list xml:id="list151908152966955" text:continue-numbering="true" text:style-name="L5">
              <text:list-item>
                <text:p text:style-name="P70">Personal distraído </text:p>
              </text:list-item>
            </text:list>
          </table:table-cell>
          <table:table-cell table:style-name="Tabla5.B2" office:value-type="string">
            <text:list xml:id="list151908478398392" text:continue-numbering="true" text:style-name="L5">
              <text:list-item>
                <text:p text:style-name="P145">Plazo de entrega corto</text:p>
              </text:list-item>
            </text:list>
          </table:table-cell>
        </table:table-row>
        <table:table-row>
          <table:table-cell table:style-name="Tabla5.A2" office:value-type="string">
            <text:list xml:id="list151908105095148" text:continue-numbering="true" text:style-name="L5">
              <text:list-item>
                <text:p text:style-name="P147">Falta de conocimientos básicos de informática.</text:p>
              </text:list-item>
            </text:list>
          </table:table-cell>
          <table:table-cell table:style-name="Tabla5.B2" office:value-type="string">
            <text:list xml:id="list151908452290724" text:continue-numbering="true" text:style-name="L5">
              <text:list-item>
                <text:p text:style-name="P145">Hurto, falsificación</text:p>
              </text:list-item>
            </text:list>
          </table:table-cell>
        </table:table-row>
        <table:table-row table:style-name="Tabla5.5">
          <table:table-cell table:style-name="Tabla5.A2" office:value-type="string">
            <text:list xml:id="list151907624428754" text:continue-numbering="true" text:style-name="L5">
              <text:list-item>
                <text:p text:style-name="P146">Conflictos entre el personal</text:p>
              </text:list-item>
            </text:list>
          </table:table-cell>
          <table:table-cell table:style-name="Tabla5.B2" office:value-type="string">
            <text:list xml:id="list151907546165039" text:continue-numbering="true" text:style-name="L5">
              <text:list-header>
                <text:p text:style-name="P145"/>
              </text:list-header>
            </text:list>
          </table:table-cell>
        </table:table-row>
      </table:table>
      <text:p text:style-name="P43"/>
      <text:p text:style-name="P43"/>
      <text:p text:style-name="P43"/>
      <text:p text:style-name="P43"/>
      <text:p text:style-name="P43"/>
      <text:p text:style-name="P43"/>
      <text:p text:style-name="P43"/>
      <text:p text:style-name="P43"/>
      <text:p text:style-name="P52"><text:soft-page-break/>2<text:span text:style-name="T16">.4.1</text:span> Alternativas de solución.</text:p>
      <text:p text:style-name="P53"/>
      <text:p text:style-name="P61"><text:span text:style-name="T134"><text:tab/>Sie</text:span><text:span text:style-name="T73">mpre hay más de una solución para </text:span><text:span text:style-name="T74">los </text:span><text:span text:style-name="T69">problema</text:span><text:span text:style-name="T76">s</text:span><text:span text:style-name="T69">. </text:span><text:span text:style-name="T77">Las soluciones se diferencia en términos de objetivos, alcance y limitaciones, descripción general (funcionalidades, metodologías, cambios, procesos, etc), TI utilizadas, recursos (humanos, materiales, etc), costos y beneficios, estudio de la factibilidad (Legal, Económica, Operativa, Técnica) , impacto en la organización y su viabilidad.</text:span></text:p>
      <text:p text:style-name="P61"><text:span text:style-name="T77"/></text:p>
      <text:p text:style-name="P60"><text:tab/>La empresa I.S.U. plantea la solución al crear un software a medida de las necesidades de los clientes, en este caso es para la <text:span text:style-name="T135">gestión</text:span> administrativa y control de tambo, <text:span text:style-name="T136">se busca que mediante el cumplimiento de las reglas de la empresa no se distraiga el personal, como el uso de Github, WhatsApp, Skype para mejorar la comunicación. La obtención de un seguro para prevenir el hurto, y la adquisición de derechos de autor para evitar la falsificación, las reuniones. Para motivar la comunicación del equipo se dialogaran fechas de entrega para que se puedan manejar de mejor forma, el testeo tanto del sistema en software como en hardware previene los problemas técnicos y el promover el trabajo continuo en equipo para lograr prevenir que la competencia avanzada pueda generar un sistema que suplante el generado. En el caso de los conflictos se podrá proponer que al surgir estos se haga una reunión para dialogar el problema y mejorar el ambiente. La falta de conocimientos se podría contratar alguna empresa externa o personal especializado que brinde la obtención de dicha información. Para la motivación del personal sera el pasaje de grado ya que es el ultimo año, ademas de posibilidad de trabajo con el diploma otorgado al aprobar este bachillerato.</text:span></text:p>
      <text:p text:style-name="P60"/>
      <text:p text:style-name="P60"/>
      <text:p text:style-name="P60"/>
      <text:p text:style-name="P88"><text:soft-page-break/><text:span text:style-name="T171">2.</text:span><text:span text:style-name="T172">5</text:span><text:span text:style-name="T171"> Limitaciones:</text:span></text:p>
      <text:p text:style-name="P79"/>
      <text:p text:style-name="P79"><text:span text:style-name="T137"><text:tab/>Son las restricciones que todos los requerimientos deben respetar por ejemplo: software, hardware, tiempo, costo y estandartes.</text:span></text:p>
      <text:p text:style-name="P80">En base de datos y programación (RNE)</text:p>
      <text:p text:style-name="P80">En taller es tener el <text:span text:style-name="T16">paquete</text:span> <text:span text:style-name="T16">mínimo</text:span> para <text:span text:style-name="T16">que funcione el programa.</text:span></text:p>
      <text:p text:style-name="P95"/>
      <text:p text:style-name="P85"><text:span text:style-name="T139">2.</text:span><text:span text:style-name="T140">6</text:span><text:span text:style-name="T139">.</text:span><text:span text:style-name="T138">Recomendación.</text:span></text:p>
      <text:p text:style-name="P89"/>
      <text:p text:style-name="P90"><text:tab/>Cada solución debe estudiarse en forma independiente, luego debe realizarse un comparativo de todas las soluciones procurando encontrar ventajas y desventajas, también se debe recomendar una solución en forma justificada. Puede haberse llegado también a la conclusión de que el proyecto no es viable.</text:p>
      <text:p text:style-name="P90"/>
      <text:p text:style-name="P90"><text:tab/><text:span text:style-name="T78">La solución recomendada será la base para el resto del proyecto y el cliente deberá aprobarla para seguir adelante</text:span>.</text:p>
      <text:p text:style-name="P90"/>
      <text:p text:style-name="P91"><text:tab/>En la parte de taller de mantenimiento la empresa propuso ofrecer varios paquetes de equipos para que se pueda utilizar el programa con el propósito de que el cliente pueda elegir a su criterio. Dicha empresa ofrecerá el <text:span text:style-name="T78">paquete mínimo:</text:span> <text:span text:style-name="T144">E</text:span><text:span text:style-name="T145">s un equipo económico que cuenta con lo suficiente para ejecutar el programa lo cual costar</text:span><text:span text:style-name="T146">a</text:span><text:span text:style-name="T145"> </text:span><text:span text:style-name="T150">U$S 5</text:span><text:span text:style-name="T151">84</text:span><text:span text:style-name="T150">. </text:span></text:p>
      <text:p text:style-name="P91"><text:span text:style-name="T150"/></text:p>
      <text:p text:style-name="P92"><text:span text:style-name="T145"><text:tab/>Luego esta el </text:span><text:span text:style-name="T150">paquete recomendado</text:span><text:span text:style-name="T145"> que mejora en ciertas partes respecto al mínimo. Por mas que el equipo mínimo puede correr bien el programa, el equipo recomendado aumentaría la productividad y reduciría los tiempos de espera y carga, </text:span><text:span text:style-name="T146">esto costara </text:span><text:span text:style-name="T151">U$S 726.</text:span></text:p>
      <text:p text:style-name="P93"><text:soft-page-break/><text:span text:style-name="T150"><text:tab/></text:span><text:span text:style-name="T145">Los dos paquetes mencionados anteriormente cuentan con que </text:span><text:span text:style-name="T147">en </text:span><text:span text:style-name="T145">la </text:span><text:span text:style-name="T148">sala de ordeño </text:span><text:span text:style-name="T145">tiene </text:span><text:span text:style-name="T148">un puesto que se comunica de forma inalámbrica, por lo tanto la terminal de trabajo debe contar con un adaptador de red inalámbrico, </text:span><text:span text:style-name="T145">esto tendría un valor de </text:span><text:span text:style-name="T150">U$S 11</text:span><text:span text:style-name="T145"> mas el valor del paquete </text:span><text:span text:style-name="T147">elegido</text:span><text:span text:style-name="T145">.</text:span></text:p>
      <text:p text:style-name="P93"><text:span text:style-name="T145"/></text:p>
      <text:p text:style-name="P92"><text:span text:style-name="T146"><text:tab/>También</text:span><text:span text:style-name="T151"> </text:span><text:span text:style-name="T146">se puede cambiar el monitor por un monitor con capacidad touch </text:span><text:span text:style-name="T147">en el paquete recomendado</text:span><text:span text:style-name="T146">, esto se ofrece teniendo en cuenta la poca experiencia con computadoras que los usuarios del tambo pueden llegar a tener -respecto a los trabajadores de campo, no a los técnicos-, </text:span><text:span text:style-name="T149">al total se le resta el precio del monitor actual y se agrega el precio del monitor con capacidad touch</text:span><text:span text:style-name="T146">. El precio del equipo recomendado con el precio del adaptador de red inalámbrico y el monitor touch sumado serian </text:span><text:span text:style-name="T151">U$S 1011.</text:span></text:p>
      <text:p text:style-name="P96"/>
      <text:p text:style-name="P60"/>
      <text:p text:style-name="P60"/>
      <text:p text:style-name="P60"/>
      <text:p text:style-name="P60"/>
      <text:p text:style-name="P60"/>
      <text:p text:style-name="P98"><text:span text:style-name="T141"/></text:p>
      <text:p text:style-name="P98"><text:span text:style-name="T141"/></text:p>
      <text:p text:style-name="P98"><text:span text:style-name="T141"/></text:p>
      <text:p text:style-name="P98"><text:span text:style-name="T141"/></text:p>
      <text:p text:style-name="P98"><text:span text:style-name="T141"/></text:p>
      <text:p text:style-name="P98"><text:span text:style-name="T141"/></text:p>
      <text:p text:style-name="P98"><text:span text:style-name="T141"/></text:p>
      <text:p text:style-name="P98"><text:span text:style-name="T141"/></text:p>
      <text:p text:style-name="P97"><text:soft-page-break/><text:span text:style-name="T141">3</text:span><text:span text:style-name="T142">. </text:span><text:span text:style-name="T143">Estudio de la factibilidad.</text:span></text:p>
      <text:p text:style-name="P99"/>
      <text:p text:style-name="P100"><text:span text:style-name="T153"><text:tab/>S</text:span><text:span text:style-name="T152">e refiere a la disponibilidad de los recursos necesarios para llevar a cabo los objetivos o metas señaladas. </text:span><text:span text:style-name="T153">Existe la factibilidad Económica, Operativa, Técnica y la Legal.</text:span></text:p>
      <text:p text:style-name="P100"><text:span text:style-name="T153"/></text:p>
      <text:list xml:id="list2333585270636930085" text:style-name="L6">
        <text:list-item>
          <text:p text:style-name="P101"><text:span text:style-name="T155">Económica:</text:span><text:span text:style-name="T152"> Se estudia si va a ser una buena inversión, para ello se hace el análisis costo/beneficio, lo que cuenta con saber que los beneficios son iguales o superiores a la inversión, que se tenga que rehacer y el costo de no hacer nada.</text:span></text:p>
        </text:list-item>
        <text:list-item>
          <text:p text:style-name="P102"><text:span text:style-name="T160">Operativa:</text:span><text:span text:style-name="T156"> Estudia la posibilidad de que funcione o no el sistema una vez puesto en marcha, es decir, </text:span><text:span text:style-name="T157">la aprobación o no del usuario, participación temprana o no de esté, perjuicios del sistema y apoyo de la alta gerencia.</text:span></text:p>
        </text:list-item>
        <text:list-item>
          <text:p text:style-name="P103"><text:span text:style-name="T160">Técnica:</text:span><text:span text:style-name="T159"> </text:span><text:span text:style-name="T156">Estudia las posibilidades de adquirir la tecnología necesaria para hacer lo que se pide, esto abarca la capacidad del Hardware actual y propuesta, garantías técnicas de confiabilidad y disposición de información, análisis del entorno actual y futuro.</text:span></text:p>
        </text:list-item>
        <text:list-item>
          <text:p text:style-name="P103"><text:span text:style-name="T160">Legal:</text:span><text:span text:style-name="T156"> Estudia si la solución contradice o incumple alguna reglamentación. Es por ello que la organización deberá estar al tanto de las leyes, decretos y regulaciones a nivel nacional y departamental.</text:span></text:p>
        </text:list-item>
      </text:list>
      <text:p text:style-name="P104"><text:span text:style-name="T158"/></text:p>
      <text:p text:style-name="P104"><text:span text:style-name="T158"><text:tab/>El estudio de la factibilidad de l</text:span><text:span text:style-name="T156">a empresa I.S.</text:span><text:span text:style-name="T158">U. es que en la parte legal cumpla los requisitos mínimos que se piden para un tambo, para una empresa, la “ley del derecho de autor”, que el software que ofrecemos esta habilitado para los tambos.</text:span></text:p>
      <text:p text:style-name="P105"><text:span text:style-name="T162">H</text:span><text:span text:style-name="T161">e aquí la factibilidad legal: </text:span></text:p>
      <text:p text:style-name="P105"><text:soft-page-break/><text:span text:style-name="T161"/></text:p>
      <text:p text:style-name="P87"><text:span text:style-name="T163">4.</text:span> Especificación de Requerimiento.</text:p>
      <text:p text:style-name="P86"/>
      <text:p text:style-name="P79"><text:tab/>Los requerimientos son las necesidades y deseos pedidos por el cliente y las personas involucradas en el software, <text:span text:style-name="T164">también se les puede confundir con los requisitos solo que estos son todas la funcionalidades, características y restricciones que deberá tener el software.</text:span></text:p>
      <text:p text:style-name="P79"/>
      <text:p text:style-name="P81"><text:tab/>Los requerimientos deben ser realizados antes de poner en marcha el producto, el propósito es su razón de ser, los principales objetivos y que es lo que debe hacer dicho <text:span text:style-name="T137">software.</text:span></text:p>
      <text:p text:style-name="P81"/>
      <text:p text:style-name="P81"><text:tab/>Existen los <text:span text:style-name="T78">requerimientos funcionales</text:span> y los <text:span text:style-name="T78">no funcionales.</text:span></text:p>
      <text:p text:style-name="P81"/>
      <text:p text:style-name="P83"><text:span text:style-name="T78">Funcionales:</text:span><text:span text:style-name="T128"> </text:span><text:span text:style-name="T129">S</text:span><text:span text:style-name="T128">on las acciones del sistema que debe tener para proveer funcionalidades útiles para el usuario, cosas que debe hacer para lograr su propósito y funciones provistas por el sistema.</text:span></text:p>
      <text:p text:style-name="P84"/>
      <text:p text:style-name="P83"><text:span text:style-name="T78">No funcionales:</text:span><text:span text:style-name="T165"> <text:s/>Son cualidades que debe tener el sistema como por ejemplo seguridad y control del acceso; integración con otros sistemas; interfaz con el usuario; ayuda on-line y requerimientos internacionales, legales y otros.</text:span></text:p>
      <text:p text:style-name="P94"/>
      <text:p text:style-name="P79"><text:tab/>La empresa <text:span text:style-name="T78">I.S.U. </text:span>abarcara los requerimientos a pedido del cliente, como referencia se tomara de los de la Escuela Agraria “La Concordia” <text:span text:style-name="T164">y obviamente los requisitos que se piden en el proyecto puesto por el S.I.G.A.T.</text:span></text:p>
      <text:p text:style-name="P81"><text:span text:style-name="T137">Según</text:span> S.I.G.A.T. el programa <text:span text:style-name="T137">deberá</text:span> tener alta baja y <text:span text:style-name="T137">modificación</text:span> de datos <text:span text:style-name="T166">del ganado vacuno y su producción de leche.</text:span></text:p>
      <text:p text:style-name="P81"/>
      <text:p text:style-name="P82"><text:soft-page-break/><text:tab/>Los requerimientos de la Escuela funcionales:</text:p>
      <text:p text:style-name="P82"><text:tab/>Los requerimientos de la Escuela no funcionales: Alertas en el programa (estados de la vaca, vacunación), calendario para dichas alertas. </text:p>
      <text:p text:style-name="P82"><text:tab/>Los requisitos <text:span text:style-name="T167">y requerimientos</text:span> del programa <text:span text:style-name="T168">serán</text:span>: </text:p>
      <text:list xml:id="list1117437957564597776" text:style-name="L8">
        <text:list-item>
          <text:p text:style-name="P71"><text:span text:style-name="T132">Requerimiento no funcional </text:span><text:span text:style-name="T133">programación</text:span><text:span text:style-name="T132">:</text:span> <text:span text:style-name="T44">En la ventana principal se verificará el usuario al conectarse a la base de datos, y así luego se separaran las sub-ventanas que puedan verse de acuerdo a su posición o cargo establecido, actualmente entra de modo administrador para habilitar todas las sub-ventanas.</text:span></text:p>
          <text:p text:style-name="P71"/>
        </text:list-item>
        <text:list-item>
          <text:p text:style-name="P71"><text:span text:style-name="T132">Requerimientos funcionales de </text:span><text:span text:style-name="T133">programación</text:span><text:span text:style-name="T132">:</text:span><text:span text:style-name="T57"> </text:span><text:span text:style-name="T44">El ingreso no se puede efectuar sin primero haber verificado que el numero del vacuno no se repita, luego de verificar el numero del vacuno se podrá ingresar sin ningún problema. (se recomienda verificar el numero antes de rellenar el resto del formulario), </text:span><text:span text:style-name="T45">por ahora solo verifica que tenga la cantidad de dígitos necesarios y positivos ya que aun no se ha conectado a la base de </text:span><text:span text:style-name="T46">datos. La</text:span><text:span text:style-name="T44"> eliminación y la consulta exigen un numero de un vacuno antes de acceder a sus futuras funciones, actualmente se muestran los datos básicos que podrían devolver las funciones en caso de que exista el numero del vacuno (la información que devolvería en caso de ser toro, novillo o macho anestro). </text:span></text:p>
          <text:p text:style-name="P71"/>
        </text:list-item>
        <text:list-item>
          <text:p text:style-name="P71"><text:span text:style-name="T132">Requisitos de </text:span><text:span text:style-name="T133">programación</text:span><text:span text:style-name="T132">:</text:span><text:span text:style-name="T78"> </text:span><text:span text:style-name="T44">El programa constara de una ventana principal, y </text:span><text:span text:style-name="T45">once </text:span><text:span text:style-name="T44">sub-ventana</text:span><text:span text:style-name="T47">s, ya que es mas cómodo a la navegación para el cliente. </text:span><text:span text:style-name="T44">La modificación necesita de un numero vacuno para efectuar la </text:span><text:span text:style-name="T48">búsqueda</text:span><text:span text:style-name="T44">, mostrará los datos encontrados y al efectuar la modificación de los mismos guardará la nueva información. </text:span><text:span text:style-name="T48">En todas las sub-ventanas se chequea que en los campos de datos numerales, no se </text:span><text:soft-page-break/><text:span text:style-name="T48">acepten caracteres, actualmente si se ingresan los datos en el formato correcto se abre una ventana de error que informa que falta la conexión a la base de datos, en caso contrario el error dirá que los datos no son válidos, de igual forma lo hace con los campos de numero de vacuno en cuanto al largo y al campo de año de nacimiento, y en campos donde se espera porcentajes se chequea que sea menor o igual a 100, al igual que el día de nacimiento menor a 31 y mese de nacimiento menor a 12.</text:span></text:p>
          <text:p text:style-name="P106">La opción salir cierra la sesión iniciada, lo que permite iniciar de nuevo sesión con otros datos.</text:p>
          <text:p text:style-name="P107"/>
        </text:list-item>
        <text:list-item>
          <text:p text:style-name="P110"><text:span text:style-name="T53">En bases de datos</text:span><text:span text:style-name="T58">: </text:span><text:span text:style-name="T59">RNE, Diccionario de datos</text:span></text:p>
          <text:p text:style-name="P108"/>
        </text:list-item>
        <text:list-item>
          <text:p text:style-name="P110"><text:span text:style-name="T53">En taller de mantenimiento </text:span><text:span text:style-name="T54">requerimientos </text:span><text:span text:style-name="T55">funcionales</text:span><text:span text:style-name="T58">:</text:span><text:span text:style-name="T56"> </text:span><text:span text:style-name="T60">los clientes (computadoras comunes con sistema operativo Windows 7), van a solicitar al servidor el acceso a la base de datos (el servidor cuenta con sistema operativo Linux -Debian 8 Jessie- y cuentan también con el sistema de gestión de bases de datos relacionales Informix) que posee información sobre el tambo.</text:span></text:p>
          <text:p text:style-name="P109">Para Debian 8 Jessie <text:span text:style-name="T127">los requerimientos son:</text:span></text:p>
        </text:list-item>
      </text:list>
      <table:table table:name="Tabla6" table:style-name="Tabla6">
        <table:table-column table:style-name="Tabla6.A"/>
        <table:table-column table:style-name="Tabla6.B"/>
        <table:table-row table:style-name="Tabla6.1">
          <table:table-cell table:style-name="Tabla6.A1" table:number-columns-spanned="2" office:value-type="string">
            <text:list xml:id="list151907491677029" text:continue-numbering="true" text:style-name="L8">
              <text:list-item>
                <text:p text:style-name="P148">Requerimientos Debian 'Jessie' 8 64 bits con entorno de escritorio</text:p>
              </text:list-item>
            </text:list>
          </table:table-cell>
          <table:covered-table-cell/>
        </table:table-row>
        <table:table-row table:style-name="Tabla6.1">
          <table:table-cell table:style-name="Tabla6.A1" table:number-columns-spanned="2" office:value-type="string">
            <text:list xml:id="list151908168778666" text:continue-numbering="true" text:style-name="L8">
              <text:list-item>
                <text:p text:style-name="P149">Mínimo:</text:p>
              </text:list-item>
            </text:list>
          </table:table-cell>
          <table:covered-table-cell/>
        </table:table-row>
        <table:table-row table:style-name="Tabla6.1">
          <table:table-cell table:style-name="Tabla6.A1" office:value-type="string">
            <text:list xml:id="list151909267033471" text:continue-numbering="true" text:style-name="L8">
              <text:list-item>
                <text:p text:style-name="P149">Procesador</text:p>
              </text:list-item>
            </text:list>
          </table:table-cell>
          <table:table-cell table:style-name="Tabla6.A1" office:value-type="string">
            <text:list xml:id="list151908213469318" text:continue-numbering="true" text:style-name="L8">
              <text:list-item>
                <text:p text:style-name="P149">Pentium 4 1GHz</text:p>
              </text:list-item>
            </text:list>
          </table:table-cell>
        </table:table-row>
        <table:table-row table:style-name="Tabla6.1">
          <table:table-cell table:style-name="Tabla6.A1" office:value-type="string">
            <text:list xml:id="list151907585508350" text:continue-numbering="true" text:style-name="L8">
              <text:list-item>
                <text:p text:style-name="P149">Memoria</text:p>
              </text:list-item>
            </text:list>
          </table:table-cell>
          <table:table-cell table:style-name="Tabla6.A1" office:value-type="string">
            <text:list xml:id="list151907937000565" text:continue-numbering="true" text:style-name="L8">
              <text:list-item>
                <text:p text:style-name="P149">256 MB</text:p>
              </text:list-item>
            </text:list>
          </table:table-cell>
        </table:table-row>
        <table:table-row table:style-name="Tabla6.1">
          <table:table-cell table:style-name="Tabla6.A1" office:value-type="string">
            <text:list xml:id="list151908655749873" text:continue-numbering="true" text:style-name="L8">
              <text:list-item>
                <text:p text:style-name="P149">Espacio disco duro</text:p>
              </text:list-item>
            </text:list>
          </table:table-cell>
          <table:table-cell table:style-name="Tabla6.A1" office:value-type="string">
            <text:list xml:id="list151908396053405" text:continue-numbering="true" text:style-name="L8">
              <text:list-item>
                <text:p text:style-name="P149">10 GB</text:p>
              </text:list-item>
            </text:list>
          </table:table-cell>
        </table:table-row>
        <table:table-row table:style-name="Tabla6.1">
          <table:table-cell table:style-name="Tabla6.A1" table:number-columns-spanned="2" office:value-type="string">
            <text:list xml:id="list151907480154635" text:continue-numbering="true" text:style-name="L8">
              <text:list-item>
                <text:p text:style-name="P149">Recomendado</text:p>
              </text:list-item>
            </text:list>
          </table:table-cell>
          <table:covered-table-cell/>
        </table:table-row>
        <table:table-row table:style-name="Tabla6.1">
          <table:table-cell table:style-name="Tabla6.A1" office:value-type="string">
            <text:list xml:id="list151907963023388" text:continue-numbering="true" text:style-name="L8">
              <text:list-item>
                <text:p text:style-name="P149">Procesador</text:p>
              </text:list-item>
            </text:list>
          </table:table-cell>
          <table:table-cell table:style-name="Tabla6.A1" office:value-type="string">
            <text:list xml:id="list151907702361592" text:continue-numbering="true" text:style-name="L8">
              <text:list-item>
                <text:p text:style-name="P149">Pentium 4 1GHz</text:p>
              </text:list-item>
            </text:list>
          </table:table-cell>
        </table:table-row>
        <table:table-row table:style-name="Tabla6.1">
          <table:table-cell table:style-name="Tabla6.A1" office:value-type="string">
            <text:list xml:id="list151907663798006" text:continue-numbering="true" text:style-name="L8">
              <text:list-item>
                <text:p text:style-name="P149">Memoria</text:p>
              </text:list-item>
            </text:list>
          </table:table-cell>
          <table:table-cell table:style-name="Tabla6.A1" office:value-type="string">
            <text:list xml:id="list151907907740135" text:continue-numbering="true" text:style-name="L8">
              <text:list-item>
                <text:p text:style-name="P149">1 GB</text:p>
              </text:list-item>
            </text:list>
          </table:table-cell>
        </table:table-row>
        <table:table-row table:style-name="Tabla6.1">
          <table:table-cell table:style-name="Tabla6.A1" office:value-type="string">
            <text:list xml:id="list151908283040787" text:continue-numbering="true" text:style-name="L8">
              <text:list-item>
                <text:p text:style-name="P149">Espacio disco duro</text:p>
              </text:list-item>
            </text:list>
          </table:table-cell>
          <table:table-cell table:style-name="Tabla6.A1" office:value-type="string">
            <text:list xml:id="list151907670699305" text:continue-numbering="true" text:style-name="L8">
              <text:list-item>
                <text:p text:style-name="P149">10 GB</text:p>
              </text:list-item>
            </text:list>
          </table:table-cell>
        </table:table-row>
      </table:table>
      <text:p text:style-name="P54"><text:soft-page-break/><text:span text:style-name="T169">5. </text:span>Anexos :</text:p>
      <text:p text:style-name="P50"><text:tab/>En la parte de la encuesta a la escuela agraria se anoto información no preguntada pero que en un futuro podrá servir para el programa. A continuación se colocara dicha información:</text:p>
      <text:list xml:id="list151908883445027" text:continue-list="list151908925259729" text:style-name="WWNum1">
        <text:list-item>
          <text:list>
            <text:list-item>
              <text:p text:style-name="P76">La enfermedad más común es matitis, cuando se les da antibiótico estás vacas son separadas, la leche que generan se le da al ternero o al chancho pero no va al tanque con el resto de la leche. Hay algunos antibióticos que no dejan residuos.</text:p>
            </text:list-item>
            <text:list-item>
              <text:p text:style-name="P76">El ternero se puede destetar a las 4hras (pero cada esta establecimiento decide a cuantas horas separarlo) aquí era 24hras, luego se apartan 2lts de leche para el darle al ternero de forma manual. En esas 24hras la vaca no le da leche le da calastro (es la forma de pasarle buenas defensas al ternero). Luego de que se desteta al ternero dos o tres días después se embaraza de nuevo a la vaca. Cuando la vaca se seca (ya no puede dar más leche) se la engorda y se come.</text:p>
            </text:list-item>
            <text:list-item>
              <text:p text:style-name="P76">Una vaca es productiva 6-9 años.</text:p>
            </text:list-item>
            <text:list-item>
              <text:p text:style-name="P76">Es un tambo estacional, se para en otoño, dan leche de mayo-diciembre. se calcula una hectárea por vaca, allí habían 40 hectáreas y habían 16 vacas, faltaban animales. En general se reservan hectáreas para las reservas (5 en ese caso).</text:p>
            </text:list-item>
            <text:list-item>
              <text:p text:style-name="P76">Holando y Jersey son las mejores vacas para dar leche, dan entre 16-19 litros aproximados por día (depende de el clima(pasturas) y de la etapa de lactancia).</text:p>
            </text:list-item>
            <text:list-item>
              <text:p text:style-name="P76">En el pre-parto (una semana antes) se le da más minerales y <text:soft-page-break/>coida para evitar problemas en el parto y la <text:span text:style-name="T170">lactancia.</text:span> La primera lactancia siempre es pobre, y en la segunda ya se puede ver "lo que es"</text:p>
            </text:list-item>
            <text:list-item>
              <text:p text:style-name="P76">Cuanto gana el tambo depende de %proteína, %grasa %laurea (neurea o algo así). Se recuentan las células somáticas y se hace un recuento bacteriano, eso nos muestra la higiene. Si la leche es buena le premian hasta un 30% del precio estándar. Cuando una vaca pare las células somáticas tienden a dar más altas, mientras que el recuento bacteriano alto no es normal y puede significar una infección. El primer filtro para evitar que se pasen de los valores considerados buenos es el operario, el es el que debería separar a la vaca que este posiblemente infectada de las otras al momento de ordeñar, pero existe la matitis cubllinica que no es tan fácil de ver y pueden saltar valores un poco altos en el recuento bacteriano. Un cuarto (una de las cuatro ubres) puede estar infectada, mientras que los otros cuartos no.</text:p>
            </text:list-item>
            <text:list-item>
              <text:p text:style-name="P76">Se secaban a las vacas 90 días antes del parto, ese tratamiento duraba alrededor de unas semana (se usan pomos y algo más) para darle "fuerzas"</text:p>
            </text:list-item>
            <text:list-item>
              <text:p text:style-name="P76">En tambos grandes a los 18 meses se manda a un campo de recría, allí e envían a los 23-36 meses. Las vacas deben pesar 240 kilos al momento de inseminar, y se estima que pesa 380 kilos cuando pare, y 60 kilos el ternero. se estima un promedio de 5 o 6 partos pro vaca.</text:p>
            </text:list-item>
            <text:list-item>
              <text:p text:style-name="P76">Hay vacunas de lactosa y reproductivas (las ultimas son opcionales). De lactosa se vacunan tres veces al año, en <text:soft-page-break/>noviembre se suelen vacunar las menores de dos años, en febrero a todas, y en mayo a los qu<text:span text:style-name="T90">e</text:span> tienen de dos meses a dos años.</text:p>
            </text:list-item>
            <text:list-item>
              <text:p text:style-name="P77">El bastón guarda los datos en un usb, en .txt. La información es dividida por | en el primer campo tenemos la vaca, luego el día, luego la hora y luego la guia. La guia es el ultimo movimiento que se hizo con la misma (si quiero ver todos los movimientos de ésta, están en el sistema, los movimientos son un numero serial)</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ourier New2" svg:font-family="'Courier New'" style:font-adornments="Normal"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Verdana" svg:font-family="Verdana" style:font-family-generic="swiss"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rmal" style:family="paragraph">
      <style:paragraph-properties fo:margin-top="0in" fo:margin-bottom="0.111in" loext:contextual-spacing="true" fo:line-height="107%" fo:orphans="2" fo:widows="2"/>
      <style:text-properties fo:color="#000000" style:font-name="Calibri" fo:font-family="Calibri" style:font-family-generic="swiss" style:font-pitch="variable" fo:font-size="11pt" fo:language="es" fo:country="UY"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he" style:country-complex="IL"/>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complex="Courier New3"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z0" style:family="text">
      <style:text-properties fo:font-variant="normal" fo:text-transform="none" fo:color="#000000" style:text-line-through-style="none" style:text-line-through-type="none" style:text-position="0% 100%" style:font-name="Verdana" fo:font-family="Verdana" style:font-family-generic="swiss" style:font-pitch="variable" fo:font-size="10pt" fo:font-style="normal" style:text-underline-style="none" fo:font-weight="normal" style:font-name-asian="Verdana" style:font-family-asian="Verdana" style:font-family-generic-asian="swiss" style:font-pitch-asian="variable" style:font-size-asian="10pt" style:font-style-asian="normal" style:font-weight-asian="normal" style:font-name-complex="Verdana" style:font-family-complex="Verdana" style:font-family-generic-complex="swiss" style:font-pitch-complex="variable" style:font-size-complex="10pt"/>
    </style:style>
    <style:style style:name="WW8Num1z1" style:family="text">
      <style:text-properties fo:font-variant="normal" fo:text-transform="none" fo:color="#000000" style:text-line-through-style="none" style:text-line-through-type="none" style:text-position="0% 100%" style:font-name="Courier New" fo:font-family="'Courier New'" style:font-family-generic="modern" fo:font-size="10pt" fo:font-style="normal" style:text-underline-style="none" fo:font-weight="normal" style:font-name-asian="Courier New" style:font-family-asian="'Courier New'" style:font-family-generic-asian="modern" style:font-size-asian="10pt" style:font-style-asian="normal" style:font-weight-asian="normal" style:font-name-complex="Courier New" style:font-family-complex="'Courier New'" style:font-family-generic-complex="modern"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bullet text:level="1" text:bullet-char="•">
        <style:list-level-properties text:list-level-position-and-space-mode="label-alignment">
          <style:list-level-label-alignment text:label-followed-by="listtab" text:list-tab-stop-position="0.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5in" fo:margin-left="1in"/>
        </style:list-level-properties>
        <style:text-properties style:font-name="StarSymbol"/>
      </text:list-level-style-bullet>
      <text:list-level-style-bullet text:level="3" text:style-name="WW8Num1z0" style:num-suffix="." text:bullet-char="▪">
        <style:list-level-properties text:list-level-position-and-space-mode="label-alignment">
          <style:list-level-label-alignment text:label-followed-by="listtab" text:list-tab-stop-position="0.5in" fo:margin-left="1.5in"/>
        </style:list-level-properties>
        <style:text-properties style:font-name="Verdana"/>
      </text:list-level-style-bullet>
      <text:list-level-style-bullet text:level="4" text:style-name="WW8Num1z0" style:num-suffix="." text:bullet-char="∙">
        <style:list-level-properties text:list-level-position-and-space-mode="label-alignment">
          <style:list-level-label-alignment text:label-followed-by="listtab" fo:margin-left="2in"/>
        </style:list-level-properties>
        <style:text-properties style:font-name="Verdana"/>
      </text:list-level-style-bullet>
      <text:list-level-style-bullet text:level="5" text:style-name="WW8Num1z1" style:num-suffix="." text:bullet-char="○">
        <style:list-level-properties text:list-level-position-and-space-mode="label-alignment">
          <style:list-level-label-alignment text:label-followed-by="listtab" fo:margin-left="2.5in"/>
        </style:list-level-properties>
        <style:text-properties style:font-name="Courier New1"/>
      </text:list-level-style-bullet>
      <text:list-level-style-bullet text:level="6" text:style-name="WW8Num1z0" style:num-suffix="." text:bullet-char="▪">
        <style:list-level-properties text:list-level-position-and-space-mode="label-alignment">
          <style:list-level-label-alignment text:label-followed-by="listtab" fo:margin-left="3in"/>
        </style:list-level-properties>
        <style:text-properties style:font-name="Verdana"/>
      </text:list-level-style-bullet>
      <text:list-level-style-bullet text:level="7" text:style-name="WW8Num1z0" style:num-suffix="." text:bullet-char="∙">
        <style:list-level-properties text:list-level-position-and-space-mode="label-alignment">
          <style:list-level-label-alignment text:label-followed-by="listtab" fo:margin-left="3.5in"/>
        </style:list-level-properties>
        <style:text-properties style:font-name="Verdana"/>
      </text:list-level-style-bullet>
      <text:list-level-style-bullet text:level="8" text:style-name="WW8Num1z1" style:num-suffix="." text:bullet-char="○">
        <style:list-level-properties text:list-level-position-and-space-mode="label-alignment">
          <style:list-level-label-alignment text:label-followed-by="listtab" fo:margin-left="4in"/>
        </style:list-level-properties>
        <style:text-properties style:font-name="Courier New1"/>
      </text:list-level-style-bullet>
      <text:list-level-style-bullet text:level="9" text:style-name="WW8Num1z0" style:num-suffix="." text:bullet-char="▪">
        <style:list-level-properties text:list-level-position-and-space-mode="label-alignment">
          <style:list-level-label-alignment text:label-followed-by="listtab" fo:margin-left="4.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loext:graphic-properties draw:fill="none" draw:fill-color="#ffffff"/>
      <style:text-properties style:font-name="Arial1"/>
    </style:style>
    <style:style style:name="MP2" style:family="paragraph">
      <style:paragraph-properties fo:text-align="end"/>
    </style:style>
    <style:style style:name="MP3" style:family="paragraph">
      <loext:graphic-properties draw:fill="none" draw:fill-color="#ffffff"/>
      <style:paragraph-properties fo:text-align="end"/>
      <style:text-properties style:font-name="Arial1"/>
    </style:style>
    <style:style style:name="MP4" style:family="paragraph" style:parent-style-name="Footer">
      <style:paragraph-properties fo:text-align="end" style:justify-single-word="false"/>
      <style:text-properties officeooo:rsid="00000f0c" officeooo:paragraph-rsid="00000f0c"/>
    </style:style>
    <style:style style:name="MP5" style:family="paragraph" style:parent-style-name="Footer">
      <style:paragraph-properties fo:text-align="end" style:justify-single-word="false"/>
      <style:text-properties style:font-name="Arial1" officeooo:rsid="0000e59a" officeooo:paragraph-rsid="0000e59a"/>
    </style:style>
    <style:style style:name="MT1" style:family="text">
      <style:text-properties style:font-name="Arial1"/>
    </style:style>
    <style:style style:name="M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1.1811in" fo:margin-bottom="0.9839in" fo:margin-left="1.1811in" fo:margin-right="1.1811in" style:shadow="none"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6201in" fo:margin-left="0in" fo:margin-right="0in" fo:margin-bottom="0.15in" fo:background-color="transparent" style:dynamic-spacing="false" draw:fill="none" draw:fill-color="#729fcf"/>
      </style:header-style>
      <style:footer-style>
        <style:header-footer-properties fo:min-height="0.75in" fo:margin-left="0in" fo:margin-right="0in" fo:margin-top="0.15in" fo:background-color="transparent" style:dynamic-spacing="false" draw:fill="none" draw:fill-color="#729fcf"/>
      </style:footer-style>
    </style:page-layout>
  </office:automatic-styles>
  <office:master-styles>
    <style:master-page style:name="Standard" style:page-layout-name="Mpm1">
      <style:header>
        <text:p text:style-name="Header"><draw:frame draw:style-name="Mfr1" draw:name="Imagen2" text:anchor-type="paragraph" svg:y="-0.2602in" svg:width="1.3665in" svg:height="0.7575in" draw:z-index="161"><draw:image xlink:href="Pictures/10000000000001E00000010A4F38A8CC1626D2FB.jpg" xlink:type="simple" xlink:show="embed" xlink:actuate="onLoad"/></draw:frame><draw:frame text:anchor-type="paragraph" draw:z-index="26" draw:style-name="Mgr1" draw:text-style-name="MP1" svg:width="1.4587in" svg:height="0.4689in" svg:x="-0.0055in" svg:y="-0.0035in"><draw:text-box><text:p><text:span text:style-name="MT1">Insumos y Soporte al Usuario</text:span></text:p></draw:text-box></draw:frame><draw:frame text:anchor-type="paragraph" draw:z-index="53" draw:style-name="Mgr2" draw:text-style-name="MP3" svg:width="0.9898in" svg:height="0.2606in" svg:x="4.911in" svg:y="0.111in"><draw:text-box><text:p text:style-name="MP2"><text:span text:style-name="MT1">Julio 2016</text:span></text:p></draw:text-box></draw:frame></text:p>
      </style:header>
      <style:footer>
        <text:p text:style-name="Footer"><draw:frame text:anchor-type="paragraph" draw:z-index="80" draw:style-name="Mgr3" draw:text-style-name="MP1" svg:width="0.813in" svg:height="0.2189in" svg:x="0.0256in" svg:y="0.0339in"><draw:text-box><text:p><text:span text:style-name="MT1">S.I.G.A.T.</text:span></text:p></draw:text-box></draw:frame><draw:frame text:anchor-type="paragraph" draw:z-index="107" draw:style-name="Mgr4" draw:text-style-name="MP1" svg:width="0.813in" svg:height="0.1925in" svg:x="2.5673in" svg:y="0.0445in"><draw:text-box><text:p><text:span text:style-name="MT1">ITI-CETP</text:span></text:p></draw:text-box></draw:frame><draw:frame text:anchor-type="paragraph" draw:z-index="134" draw:style-name="Mgr4" draw:text-style-name="MP3" svg:width="0.5421in" svg:height="0.1925in" svg:x="5.3591in" svg:y="0.0339in"><draw:text-box><text:p text:style-name="MP2"><text:span text:style-name="MT1">3º BB</text:span></text:p></draw:text-box></draw:frame></text:p>
        <text:p text:style-name="MP4"/>
        <text:p text:style-name="MP5">Pagina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5T22:07:33.705202535</meta:creation-date>
    <dc:title>proyecto7_jul</dc:title>
    <meta:editing-duration>PT1H8M16S</meta:editing-duration>
    <meta:editing-cycles>11</meta:editing-cycles>
    <meta:generator>LibreOffice/5.0.6.3$Linux_X86_64 LibreOffice_project/00m0$Build-3</meta:generator>
    <dc:date>2016-07-06T15:19:06.872050704</dc:date>
    <meta:document-statistic meta:table-count="3" meta:image-count="1" meta:object-count="0" meta:page-count="27" meta:paragraph-count="332" meta:word-count="5652" meta:character-count="32961" meta:non-whitespace-character-count="27602"/>
    <meta:template xlink:type="simple" xlink:actuate="onRequest" xlink:title="proyecto7_jul" xlink:href="../../../../.config/libreoffice/4/user/template/proyecto7_jul.ott" meta:date="2016-07-05T22:07:33.496064922"/>
  </office:meta>
</office:document-meta>
</file>